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25000004D4000005C437E6F021F.svm"/>
  <manifest:file-entry manifest:media-type="" manifest:full-path="Pictures/2000014900004D40000039D6DEBAFE16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statu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03/Configurations2/statu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statu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y Kelman</text:p>
      <text:p text:style-name="Standard">ME 233 – Homework 2</text:p>
      <text:p text:style-name="Standard"/>
      <text:p text:style-name="Standard">1.(a)</text:p>
      <text:p text:style-name="Standard"><draw:frame draw:style-name="fr6" draw:name="Object14" text:anchor-type="as-char" svg:width="3.9925in" svg:height="0.2327in" draw:z-index="26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draw:frame draw:style-name="fr6" draw:name="Object99" text:anchor-type="as-char" svg:width="4.9508in" svg:height="0.4484in" draw:z-index="27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6" draw:name="Object1" text:anchor-type="as-char" svg:width="5.9701in" svg:height="0.657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6" draw:name="Object2" text:anchor-type="as-char" svg:width="5.7299in" svg:height="0.213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6" draw:name="Object3" text:anchor-type="as-char" svg:width="3.2563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6" draw:name="Object4" text:anchor-type="as-char" svg:width="3.3516in" svg:height="0.657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6" draw:name="Object5" text:anchor-type="as-char" svg:width="5.0457in" svg:height="0.7043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6" draw:name="Object6" text:anchor-type="as-char" svg:width="5.5311in" svg:height="0.7043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6" draw:name="Object7" text:anchor-type="as-char" svg:width="6.1898in" svg:height="0.1898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6" draw:name="Object9" text:anchor-type="as-char" svg:width="3.7492in" svg:height="0.8752in" draw:z-index="3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6" draw:name="Object8" text:anchor-type="as-char" svg:width="4.5047in" svg:height="0.92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draw:frame draw:style-name="fr6" draw:name="Object10" text:anchor-type="as-char" svg:width="4.9902in" svg:height="0.922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6" draw:name="Object11" text:anchor-type="as-char" svg:width="5.7252in" svg:height="0.1898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6" draw:name="Object12" text:anchor-type="as-char" svg:width="6.4346in" svg:height="0.2138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draw:frame draw:style-name="fr6" draw:name="Object100" text:anchor-type="as-char" svg:width="3.6701in" svg:height="0.4071in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text:span text:style-name="T1"><text:s/>dare(A,B,Q,R)=</text:span><draw:frame draw:style-name="fr6" draw:name="Object15" text:anchor-type="as-char" svg:width="1.8244in" svg:height="0.6571in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/>
      <text:p text:style-name="Standard"/>
      <text:p text:style-name="Standard"><draw:frame draw:style-name="fr1" draw:name="graphics1" text:anchor-type="paragraph" svg:width="6.9252in" svg:height="8.2701in" draw:z-index="8"><draw:image xlink:href="Pictures/2000025000004D4000005C437E6F021F.svm" xlink:type="simple" xlink:show="embed" xlink:actuate="onLoad"/></draw:frame><text:soft-page-break/><draw:frame draw:style-name="fr6" draw:name="Object16" text:anchor-type="as-char" svg:width="5.4272in" svg:height="0.6571in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text:soft-page-break/><draw:frame draw:style-name="fr6" draw:name="Object18" text:anchor-type="as-char" svg:width="5.2909in" svg:height="0.6571in" draw:z-index="25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<draw:frame draw:style-name="fr6" draw:name="Object19" text:anchor-type="as-char" svg:width="5.6917in" svg:height="0.6571in" draw:z-index="39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<draw:frame draw:style-name="fr6" draw:name="Object20" text:anchor-type="as-char" svg:width="5.7744in" svg:height="0.6571in" draw:z-index="68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<draw:frame draw:style-name="fr6" draw:name="Object17" text:anchor-type="as-char" svg:width="6.5138in" svg:height="0.1898in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6" draw:name="Object21" text:anchor-type="as-char" svg:width="6.8535in" svg:height="0.1839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draw:frame draw:style-name="fr6" draw:name="Object22" text:anchor-type="as-char" svg:width="2.1728in" svg:height="0.1902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1.(b)</text:p>
      <text:p text:style-name="Standard"><draw:frame draw:style-name="fr6" draw:name="Object26" text:anchor-type="as-char" svg:width="5.9701in" svg:height="0.6571in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draw:frame draw:style-name="fr6" draw:name="Object27" text:anchor-type="as-char" svg:width="5.8201in" svg:height="0.2138in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><draw:frame draw:style-name="fr6" draw:name="Object29" text:anchor-type="as-char" svg:width="4.1799in" svg:height="0.6571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><draw:frame draw:style-name="fr6" draw:name="Object30" text:anchor-type="as-char" svg:width="5.0457in" svg:height="0.7043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<draw:frame draw:style-name="fr6" draw:name="Object31" text:anchor-type="as-char" svg:width="5.5311in" svg:height="0.704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><draw:frame draw:style-name="fr6" draw:name="Object32" text:anchor-type="as-char" svg:width="6.5925in" svg:height="0.1898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><draw:frame draw:style-name="fr6" draw:name="Object33" text:anchor-type="as-char" svg:width="3.7492in" svg:height="0.8752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<draw:frame draw:style-name="fr6" draw:name="Object34" text:anchor-type="as-char" svg:width="4.5075in" svg:height="0.922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><draw:frame draw:style-name="fr6" draw:name="Object35" text:anchor-type="as-char" svg:width="4.9925in" svg:height="0.922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><draw:frame draw:style-name="fr6" draw:name="Object24" text:anchor-type="as-char" svg:width="6.3217in" svg:height="0.1898in" draw:z-index="37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><text:span text:style-name="T1"><text:s/>dare(A,B,Q,R)=</text:span><draw:frame draw:style-name="fr6" draw:name="Object23" text:anchor-type="as-char" svg:width="2.5811in" svg:height="0.657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<draw:frame draw:style-name="fr2" draw:name="graphics2" text:anchor-type="paragraph" svg:width="6.9252in" svg:height="5.1839in" draw:z-index="12"><draw:image xlink:href="Pictures/2000014900004D40000039D6DEBAFE16.svm" xlink:type="simple" xlink:show="embed" xlink:actuate="onLoad"/></draw:frame><text:soft-page-break/><draw:frame draw:style-name="fr6" draw:name="Object13" text:anchor-type="as-char" svg:width="6.3201in" svg:height="0.6571in" draw:z-index="40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6" draw:name="Object25" text:anchor-type="as-char" svg:width="6.111in" svg:height="0.6571in" draw:z-index="41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><draw:frame draw:style-name="fr6" draw:name="Object28" text:anchor-type="as-char" svg:width="6.1626in" svg:height="0.1898in" draw:z-index="44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<draw:frame draw:style-name="fr6" draw:name="Object39" text:anchor-type="as-char" svg:width="6.4437in" svg:height="0.1902in" draw:z-index="45"><draw:object xlink:href="./Object 41" xlink:type="simple" xlink:show="embed" xlink:actuate="onLoad"/><draw:image xlink:href="./ObjectReplacements/Object 41" xlink:type="simple" xlink:show="embed" xlink:actuate="onLoad"/></draw:frame></text:p>
      <text:p text:style-name="Standard">1.(c)</text:p>
      <text:p text:style-name="Standard"><draw:frame draw:style-name="fr6" draw:name="Object36" text:anchor-type="as-char" svg:width="5.1839in" svg:height="0.6571in" draw:z-index="46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><draw:frame draw:style-name="fr6" draw:name="Object37" text:anchor-type="as-char" svg:width="6.7161in" svg:height="0.1839in" draw:z-index="47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<draw:frame draw:style-name="fr6" draw:name="Object50" text:anchor-type="as-char" svg:width="6.4374in" svg:height="0.1839in" draw:z-index="48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6" draw:name="Object51" text:anchor-type="as-char" svg:width="4.7575in" svg:height="0.1839in" draw:z-index="49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6" draw:name="Object38" text:anchor-type="as-char" svg:width="4.1689in" svg:height="0.6571in" draw:z-index="50"><draw:object xlink:href="./Object 40" xlink:type="simple" xlink:show="embed" xlink:actuate="onLoad"/><draw:image xlink:href="./ObjectReplacements/Object 40" xlink:type="simple" xlink:show="embed" xlink:actuate="onLoad"/></draw:frame></text:p>
      <text:p text:style-name="Standard"><draw:frame draw:style-name="fr6" draw:name="Object41" text:anchor-type="as-char" svg:width="5.5839in" svg:height="0.1898in" draw:z-index="51"><draw:object xlink:href="./Object 43" xlink:type="simple" xlink:show="embed" xlink:actuate="onLoad"/><draw:image xlink:href="./ObjectReplacements/Object 43" xlink:type="simple" xlink:show="embed" xlink:actuate="onLoad"/></draw:frame></text:p>
      <text:p text:style-name="Standard"><text:soft-page-break/><draw:frame draw:style-name="fr6" draw:name="Object42" text:anchor-type="as-char" svg:width="3.8937in" svg:height="0.8752in" draw:z-index="52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><draw:frame draw:style-name="fr6" draw:name="Object45" text:anchor-type="as-char" svg:width="5.4335in" svg:height="0.1898in" draw:z-index="42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<text:span text:style-name="T1"><text:s/>dare(A,B,Q,R)=</text:span><text:span text:style-name="T1"><draw:frame draw:style-name="fr6" draw:name="Object46" text:anchor-type="as-char" svg:width="2.1091in" svg:height="0.6571in" draw:z-index="43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Standard"><draw:frame draw:style-name="fr3" draw:name="graphics3" text:anchor-type="paragraph" svg:width="6.9252in" svg:height="5.1839in" draw:z-index="14"><draw:image/></draw:frame><draw:frame draw:style-name="fr6" draw:name="Object47" text:anchor-type="as-char" svg:width="5.848in" svg:height="0.6571in" draw:z-index="53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6" draw:name="Object48" text:anchor-type="as-char" svg:width="6.6256in" svg:height="0.6571in" draw:z-index="54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draw:frame draw:style-name="fr6" draw:name="Object49" text:anchor-type="as-char" svg:width="6.4264in" svg:height="0.1839in" draw:z-index="55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6" draw:name="Object40" text:anchor-type="as-char" svg:width="6.6071in" svg:height="0.1839in" draw:z-index="56"><draw:object xlink:href="./Object 42" xlink:type="simple" xlink:show="embed" xlink:actuate="onLoad"/><draw:image xlink:href="./ObjectReplacements/Object 4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2.</text:p>
      <text:p text:style-name="Standard"><draw:frame draw:style-name="fr6" draw:name="Object43" text:anchor-type="as-char" svg:width="2.4728in" svg:height="0.1902in" draw:z-index="57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<draw:frame draw:style-name="fr6" draw:name="Object44" text:anchor-type="as-char" svg:width="3.7965in" svg:height="0.4126in" draw:z-index="58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><draw:frame draw:style-name="fr6" draw:name="Object52" text:anchor-type="as-char" svg:width="3.7055in" svg:height="0.4638in" draw:z-index="59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draw:frame draw:style-name="fr6" draw:name="Object53" text:anchor-type="as-char" svg:width="1.7035in" svg:height="0.2091in" draw:z-index="60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6" draw:name="Object54" text:anchor-type="as-char" svg:width="6.7043in" svg:height="0.4126in" draw:z-index="61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draw:frame draw:style-name="fr6" draw:name="Object55" text:anchor-type="as-char" svg:width="6.8472in" svg:height="0.4126in" draw:z-index="62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6" draw:name="Object56" text:anchor-type="as-char" svg:width="2.698in" svg:height="0.2327in" draw:z-index="63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6" draw:name="Object57" text:anchor-type="as-char" svg:width="6.0071in" svg:height="0.2327in" draw:z-index="64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6" draw:name="Object58" text:anchor-type="as-char" svg:width="5.9693in" svg:height="0.4126in" draw:z-index="65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6" draw:name="Object59" text:anchor-type="as-char" svg:width="4.6866in" svg:height="0.2327in" draw:z-index="66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6" draw:name="Object60" text:anchor-type="as-char" svg:width="3.5437in" svg:height="0.2327in" draw:z-index="67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6" draw:name="Object61" text:anchor-type="as-char" svg:width="6.0165in" svg:height="0.2327in" draw:z-index="69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6" draw:name="Object62" text:anchor-type="as-char" svg:width="4.5528in" svg:height="0.2327in" draw:z-index="70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/>
      <text:p text:style-name="Standard">3.(a)</text:p>
      <text:p text:style-name="Standard"><draw:frame draw:style-name="fr6" draw:name="Object63" text:anchor-type="as-char" svg:width="1.7165in" svg:height="0.389in" draw:z-index="74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><draw:frame draw:style-name="fr6" draw:name="Object64" text:anchor-type="as-char" svg:width="3.1398in" svg:height="0.4063in" draw:z-index="75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><draw:frame draw:style-name="fr6" draw:name="Object65" text:anchor-type="as-char" svg:width="4.1339in" svg:height="0.4535in" draw:z-index="76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><draw:frame draw:style-name="fr6" draw:name="Object66" text:anchor-type="as-char" svg:width="3.6575in" svg:height="0.4535in" draw:z-index="78"><draw:object xlink:href="./Object 68" xlink:type="simple" xlink:show="embed" xlink:actuate="onLoad"/><draw:image xlink:href="./ObjectReplacements/Object 68" xlink:type="simple" xlink:show="embed" xlink:actuate="onLoad"/></draw:frame></text:p>
      <text:p text:style-name="Standard"><draw:frame draw:style-name="fr6" draw:name="Object71" text:anchor-type="as-char" svg:width="2.9957in" svg:height="0.3929in" draw:z-index="88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draw:frame draw:style-name="fr6" draw:name="Object73" text:anchor-type="as-char" svg:width="4.2417in" svg:height="0.2138in" draw:z-index="96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><draw:frame draw:style-name="fr6" draw:name="Object74" text:anchor-type="as-char" svg:width="5.1728in" svg:height="0.1839in" draw:z-index="97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><draw:frame draw:style-name="fr6" draw:name="Object75" text:anchor-type="as-char" svg:width="2.2098in" svg:height="0.2138in" draw:z-index="100"><draw:object xlink:href="./Object 77" xlink:type="simple" xlink:show="embed" xlink:actuate="onLoad"/><draw:image xlink:href="./ObjectReplacements/Object 77" xlink:type="simple" xlink:show="embed" xlink:actuate="onLoad"/></draw:frame></text:p>
      <text:p text:style-name="Standard"/>
      <text:p text:style-name="P1">3.(b)</text:p>
      <text:p text:style-name="Standard"><draw:frame draw:style-name="fr6" draw:name="Object67" text:anchor-type="as-char" svg:width="6.4992in" svg:height="0.2091in" draw:z-index="71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draw:frame draw:style-name="fr6" draw:name="Object68" text:anchor-type="as-char" svg:width="1.7953in" svg:height="0.1839in" draw:z-index="72"><draw:object xlink:href="./Object 70" xlink:type="simple" xlink:show="embed" xlink:actuate="onLoad"/><draw:image xlink:href="./ObjectReplacements/Object 70" xlink:type="simple" xlink:show="embed" xlink:actuate="onLoad"/></draw:frame></text:p>
      <text:p text:style-name="Standard">3.(c)</text:p>
      <text:p text:style-name="Standard"><draw:frame draw:style-name="fr6" draw:name="Object70" text:anchor-type="as-char" svg:width="6.5382in" svg:height="0.2091in" draw:z-index="77"><draw:object xlink:href="./Object 72" xlink:type="simple" xlink:show="embed" xlink:actuate="onLoad"/><draw:image xlink:href="./ObjectReplacements/Object 72" xlink:type="simple" xlink:show="embed" xlink:actuate="onLoad"/></draw:frame></text:p>
      <text:p text:style-name="Standard"><draw:frame draw:style-name="fr6" draw:name="Object69" text:anchor-type="as-char" svg:width="2.1283in" svg:height="0.1839in" draw:z-index="73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>3.(d)</text:p>
      <text:p text:style-name="Standard"><draw:frame draw:style-name="fr4" draw:name="graphics4" text:anchor-type="paragraph" svg:width="6.9252in" svg:height="5.1839in" draw:z-index="18"><draw:image/></draw:frame>3.(e)</text:p>
      <text:p text:style-name="Standard"><draw:frame draw:style-name="fr6" draw:name="Object85" text:anchor-type="as-char" svg:width="2.2098in" svg:height="0.2138in" draw:z-index="114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draw:frame draw:style-name="fr6" draw:name="Object72" text:anchor-type="as-char" svg:width="2.5319in" svg:height="0.2138in" draw:z-index="79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6" draw:name="Object77" text:anchor-type="as-char" svg:width="2.4819in" svg:height="0.2075in" draw:z-index="80"><draw:object xlink:href="./Object 79" xlink:type="simple" xlink:show="embed" xlink:actuate="onLoad"/><draw:image xlink:href="./ObjectReplacements/Object 79" xlink:type="simple" xlink:show="embed" xlink:actuate="onLoad"/></draw:frame></text:p>
      <text:p text:style-name="Standard"><draw:frame draw:style-name="fr6" draw:name="Object78" text:anchor-type="as-char" svg:width="5.4102in" svg:height="0.2327in" draw:z-index="81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><draw:frame draw:style-name="fr6" draw:name="Object79" text:anchor-type="as-char" svg:width="2.6071in" svg:height="0.2327in" draw:z-index="82"><draw:object xlink:href="./Object 81" xlink:type="simple" xlink:show="embed" xlink:actuate="onLoad"/><draw:image xlink:href="./ObjectReplacements/Object 81" xlink:type="simple" xlink:show="embed" xlink:actuate="onLoad"/></draw:frame></text:p>
      <text:p text:style-name="Standard"><draw:frame draw:style-name="fr6" draw:name="Object80" text:anchor-type="as-char" svg:width="4.0516in" svg:height="0.2327in" draw:z-index="83"><draw:object xlink:href="./Object 82" xlink:type="simple" xlink:show="embed" xlink:actuate="onLoad"/><draw:image xlink:href="./ObjectReplacements/Object 82" xlink:type="simple" xlink:show="embed" xlink:actuate="onLoad"/></draw:frame></text:p>
      <text:p text:style-name="Standard"><draw:frame draw:style-name="fr6" draw:name="Object81" text:anchor-type="as-char" svg:width="1.4925in" svg:height="0.2091in" draw:z-index="84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><draw:frame draw:style-name="fr6" draw:name="Object82" text:anchor-type="as-char" svg:width="4.2866in" svg:height="0.4075in" draw:z-index="85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<draw:frame draw:style-name="fr6" draw:name="Object83" text:anchor-type="as-char" svg:width="3.2161in" svg:height="0.2327in" draw:z-index="86"><draw:object xlink:href="./Object 85" xlink:type="simple" xlink:show="embed" xlink:actuate="onLoad"/><draw:image xlink:href="./ObjectReplacements/Object 85" xlink:type="simple" xlink:show="embed" xlink:actuate="onLoad"/></draw:frame></text:p>
      <text:p text:style-name="Standard"><draw:frame draw:style-name="fr6" draw:name="Object84" text:anchor-type="as-char" svg:width="1.7839in" svg:height="0.2327in" draw:z-index="87"><draw:object xlink:href="./Object 86" xlink:type="simple" xlink:show="embed" xlink:actuate="onLoad"/><draw:image xlink:href="./ObjectReplacements/Object 86" xlink:type="simple" xlink:show="embed" xlink:actuate="onLoad"/></draw:frame></text:p>
      <text:p text:style-name="Standard"/>
      <text:p text:style-name="Standard"><text:soft-page-break/>3.(f)</text:p>
      <text:p text:style-name="Standard"><draw:frame draw:style-name="fr6" draw:name="Object76" text:anchor-type="as-char" svg:width="3.5307in" svg:height="0.4402in" draw:z-index="89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><draw:frame draw:style-name="fr6" draw:name="Object86" text:anchor-type="as-char" svg:width="2.0063in" svg:height="0.1839in" draw:z-index="90"><draw:object xlink:href="./Object 88" xlink:type="simple" xlink:show="embed" xlink:actuate="onLoad"/><draw:image xlink:href="./ObjectReplacements/Object 88" xlink:type="simple" xlink:show="embed" xlink:actuate="onLoad"/></draw:frame></text:p>
      <text:p text:style-name="Standard"><draw:frame draw:style-name="fr6" draw:name="Object87" text:anchor-type="as-char" svg:width="4.578in" svg:height="0.6571in" draw:z-index="91"><draw:object xlink:href="./Object 89" xlink:type="simple" xlink:show="embed" xlink:actuate="onLoad"/><draw:image xlink:href="./ObjectReplacements/Object 89" xlink:type="simple" xlink:show="embed" xlink:actuate="onLoad"/></draw:frame></text:p>
      <text:p text:style-name="Standard">3.(g)</text:p>
      <text:p text:style-name="Standard"><draw:frame draw:style-name="fr6" draw:name="Object88" text:anchor-type="as-char" svg:width="2.8374in" svg:height="0.6571in" draw:z-index="92"><draw:object xlink:href="./Object 90" xlink:type="simple" xlink:show="embed" xlink:actuate="onLoad"/><draw:image xlink:href="./ObjectReplacements/Object 90" xlink:type="simple" xlink:show="embed" xlink:actuate="onLoad"/></draw:frame></text:p>
      <text:p text:style-name="Standard"><draw:frame draw:style-name="fr6" draw:name="Object89" text:anchor-type="as-char" svg:width="2.3661in" svg:height="0.2244in" draw:z-index="93"><draw:object xlink:href="./Object 91" xlink:type="simple" xlink:show="embed" xlink:actuate="onLoad"/><draw:image xlink:href="./ObjectReplacements/Object 91" xlink:type="simple" xlink:show="embed" xlink:actuate="onLoad"/></draw:frame></text:p>
      <text:p text:style-name="Standard"><draw:frame draw:style-name="fr6" draw:name="Object90" text:anchor-type="as-char" svg:width="2.0882in" svg:height="0.1839in" draw:z-index="94"><draw:object xlink:href="./Object 92" xlink:type="simple" xlink:show="embed" xlink:actuate="onLoad"/><draw:image xlink:href="./ObjectReplacements/Object 92" xlink:type="simple" xlink:show="embed" xlink:actuate="onLoad"/></draw:frame></text:p>
      <text:p text:style-name="Standard">3.(h)</text:p>
      <text:p text:style-name="Standard"><draw:frame draw:style-name="fr6" draw:name="Object91" text:anchor-type="as-char" svg:width="3.5772in" svg:height="0.4402in" draw:z-index="95"><draw:object xlink:href="./Object 93" xlink:type="simple" xlink:show="embed" xlink:actuate="onLoad"/><draw:image xlink:href="./ObjectReplacements/Object 93" xlink:type="simple" xlink:show="embed" xlink:actuate="onLoad"/></draw:frame></text:p>
      <text:p text:style-name="Standard"><draw:frame draw:style-name="fr1" draw:name="graphics5" text:anchor-type="paragraph" svg:width="6.9252in" svg:height="5.1839in" draw:z-index="19"><draw:image/></draw:frame></text:p>
      <text:p text:style-name="Standard"/>
      <text:p text:style-name="Standard"/>
      <text:p text:style-name="Standard"/>
      <text:p text:style-name="Standard"><draw:frame draw:style-name="fr5" draw:name="graphics7" text:anchor-type="paragraph" svg:x="0in" svg:y="-0.3937in" svg:width="6.9252in" svg:height="5.1839in" draw:z-index="21"><draw:image/></draw:frame><text:soft-page-break/></text:p>
      <text:p text:style-name="Standard"><draw:frame draw:style-name="fr5" draw:name="graphics6" text:anchor-type="paragraph" svg:x="0in" svg:y="0.1783in" svg:width="6.9252in" svg:height="5.1839in" draw:z-index="20"><draw:image/></draw:frame></text:p>
      <text:p text:style-name="Standard"><text:soft-page-break/>3.(i)</text:p>
      <text:p text:style-name="Standard"><draw:frame draw:style-name="fr6" draw:name="Object92" text:anchor-type="as-char" svg:width="1.861in" svg:height="0.5071in" draw:z-index="98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><draw:frame draw:style-name="fr6" draw:name="Object93" text:anchor-type="as-char" svg:width="2.7035in" svg:height="0.2138in" draw:z-index="99"><draw:object xlink:href="./Object 95" xlink:type="simple" xlink:show="embed" xlink:actuate="onLoad"/><draw:image xlink:href="./ObjectReplacements/Object 95" xlink:type="simple" xlink:show="embed" xlink:actuate="onLoad"/></draw:frame></text:p>
      <text:p text:style-name="Standard"><draw:frame draw:style-name="fr6" draw:name="Object94" text:anchor-type="as-char" svg:width="1.8484in" svg:height="0.3929in" draw:z-index="101"><draw:object xlink:href="./Object 96" xlink:type="simple" xlink:show="embed" xlink:actuate="onLoad"/><draw:image xlink:href="./ObjectReplacements/Object 96" xlink:type="simple" xlink:show="embed" xlink:actuate="onLoad"/></draw:frame></text:p>
      <text:p text:style-name="Standard"><draw:frame draw:style-name="fr6" draw:name="Object95" text:anchor-type="as-char" svg:width="2.0945in" svg:height="0.1839in" draw:z-index="102"><draw:object xlink:href="./Object 97" xlink:type="simple" xlink:show="embed" xlink:actuate="onLoad"/><draw:image xlink:href="./ObjectReplacements/Object 97" xlink:type="simple" xlink:show="embed" xlink:actuate="onLoad"/></draw:frame></text:p>
      <text:p text:style-name="Standard"><draw:frame draw:style-name="fr6" draw:name="Object96" text:anchor-type="as-char" svg:width="3.9417in" svg:height="0.4319in" draw:z-index="103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3.(j)</text:p>
      <text:p text:style-name="Standard"><draw:frame draw:style-name="fr6" draw:name="Object97" text:anchor-type="as-char" svg:width="4.5362in" svg:height="0.2138in" draw:z-index="104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<draw:frame draw:style-name="fr6" draw:name="Object98" text:anchor-type="as-char" svg:width="3.6953in" svg:height="0.2075in" draw:z-index="105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6" draw:name="Object101" text:anchor-type="as-char" svg:width="5.5091in" svg:height="0.2138in" draw:z-index="106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><draw:frame draw:style-name="fr6" draw:name="Object102" text:anchor-type="as-char" svg:width="6.7618in" svg:height="0.2138in" draw:z-index="107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><draw:frame draw:style-name="fr6" draw:name="Object104" text:anchor-type="as-char" svg:width="5.489in" svg:height="0.2138in" draw:z-index="108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6" draw:name="Object103" text:anchor-type="as-char" svg:width="5.0161in" svg:height="0.2138in" draw:z-index="109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6" draw:name="Object105" text:anchor-type="as-char" svg:width="6.6244in" svg:height="0.2075in" draw:z-index="110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<draw:frame draw:style-name="fr6" draw:name="Object106" text:anchor-type="as-char" svg:width="5.2063in" svg:height="0.2075in" draw:z-index="111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6" draw:name="Object107" text:anchor-type="as-char" svg:width="5.0252in" svg:height="0.4535in" draw:z-index="112"><draw:object xlink:href="./Object 107" xlink:type="simple" xlink:show="embed" xlink:actuate="onLoad"/><draw:image xlink:href="./ObjectReplacements/Object 107" xlink:type="simple" xlink:show="embed" xlink:actuate="onLoad"/></draw:frame></text:p>
      <text:p text:style-name="Standard"><draw:frame draw:style-name="fr6" draw:name="Object108" text:anchor-type="as-char" svg:width="5.328in" svg:height="0.1839in" draw:z-index="113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79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ny Kelman</meta:initial-creator>
    <meta:creation-date>2010-02-02T13:28:01.46</meta:creation-date>
    <dc:date>2010-02-17T15:29:57.81</dc:date>
    <dc:creator>Tony Kelman</dc:creator>
    <meta:editing-duration>PT57H23M54S</meta:editing-duration>
    <meta:editing-cycles>49</meta:editing-cycles>
    <meta:generator>OpenOffice.org/3.1$Win32 OpenOffice.org_project/310m19$Build-9420</meta:generator>
    <meta:document-statistic meta:table-count="0" meta:image-count="7" meta:object-count="108" meta:page-count="10" meta:paragraph-count="124" meta:word-count="24" meta:character-count="25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fenced math:open="[" math:close="]">
          <math:mtable>
            <math:mtr>
              <math:mtd>
                <math:mn>1.2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1</math:mn>
              </math:mtd>
            </math:mtr>
            <math:mtr>
              <math:mtd>
                <math:mn>0</math:mn>
              </math:mtd>
              <math:mtd>
                <math:mrow>
                  <math:mo math:stretchy="false">−</math:mo>
                  <math:mn>2</math:mn>
                </math:mrow>
              </math:mtd>
              <math:mtd>
                <math:mn>0</math:mn>
              </math:mtd>
            </math:mtr>
          </math:mtable>
        </math:mfenced>
      </math:mrow>
      <math:mi>,</math:mi>
      <math:mi/>
      <math:mrow>
        <math:mi>B</math:mi>
        <math:mo math:stretchy="false">=</math:mo>
        <math:mfenced math:open="[" math:close="]">
          <math:mtable>
            <math:mtr>
              <math:mtd>
                <math:mn>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1</math:mn>
              </math:mtd>
            </math:mtr>
          </math:mtable>
        </math:mfenced>
      </math:mrow>
      <math:mi>,</math:mi>
      <math:mi/>
      <math:mrow>
        <math:mi>C</math:mi>
        <math:mo math:stretchy="false">=</math:mo>
        <math:mrow>
          <math:mo math:stretchy="false">[</math:mo>
          <math:mtable>
            <math:mtr>
              <math:mtd>
                <math:mn>10</math:mn>
              </math:mtd>
              <math:mtd>
                <math:mn>0</math:mn>
              </math:mtd>
              <math:mtd>
                <math:mn>0</math:mn>
              </math:mtd>
            </math:mtr>
          </math:mtable>
          <math:mo math:stretchy="false">]</math:mo>
        </math:mrow>
      </math:mrow>
      <math:mi>,</math:mi>
      <math:mi/>
      <math:mrow>
        <math:mi>R</math:mi>
        <math:mo math:stretchy="false">=</math:mo>
        <math:mfenced math:open="[" math:close="]">
          <math:mtable>
            <math:mtr>
              <math:mtd>
                <math:mn>1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10</math:mn>
              </math:mtd>
            </math:mtr>
          </math:mtable>
        </math:mfenced>
      </math:mrow>
      <math:mi>,</math:mi>
      <math:mi/>
      <math:mrow>
        <math:mi>Q</math:mi>
        <math:mo math:stretchy="false">=</math:mo>
        <math:msup>
          <math:mi>C</math:mi>
          <math:mi>T</math:mi>
        </math:msup>
      </math:mrow>
      <math:mrow>
        <math:mi>C</math:mi>
        <math:mo math:stretchy="false">=</math:mo>
        <math:mfenced math:open="[" math:close="]">
          <math:mtable>
            <math:mtr>
              <math:mtd>
                <math:mn>10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</math:mtable>
        </math:mfenced>
      </math:mrow>
    </math:mrow>
    <math:annotation math:encoding="StarMath 5.0">A = left [ matrix{ 1.2 # 0 # 0 ## 0 # 0 # 1 ## 0 # -2 # 0} right ] ,` B = left [ matrix{ 1 # 0 ## 0 # 0 ## 0 # 1} right ] ,` C = [ matrix{10 # 0 # 0}] ,` R = left [ matrix{ 10 # 0 ## 0 # 10} right ] ,` Q = C^T C = left [ matrix{ 100 # 0 # 0 ## 0 # 0 # 0 ## 0 # 0 # 0} right ]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o math:stretchy="false">λ</math:mo>
        <math:mo math:stretchy="false">=</math:mo>
        <math:mrow>
          <math:mo math:stretchy="false">−</math:mo>
          <math:mi>j</math:mi>
        </math:mrow>
      </math:mrow>
      <math:msqrt>
        <math:mn>2</math:mn>
      </math:msqrt>
      <math:mi>,</math:mi>
      <math:mi/>
      <math:mi>null</math:mi>
      <math:mrow>
        <math:mfenced math:open="[" math:close="]"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</math:mtr>
            <math:mtr>
              <math:mtd>
                <math:mi>C</math:mi>
              </math:mtd>
            </math:mtr>
          </math:mtable>
        </math:mfenced>
        <math:mo math:stretchy="false">=</math:mo>
        <math:mrow>
          <math:mn>3</math:mn>
          <math:mo math:stretchy="false">−</math:mo>
          <math:mi>rank</math:mi>
        </math:mrow>
      </math:mrow>
      <math:mrow>
        <math:mfenced math:open="[" math:close="]">
          <math:mtable>
            <math:mtr>
              <math:mtd>
                <math:mrow>
                  <math:mrow>
                    <math:mo math:stretchy="false">−</math:mo>
                    <math:mi>j</math:mi>
                  </math:mrow>
                  <math:mrow>
                    <math:msqrt>
                      <math:mn>2</math:mn>
                    </math:msqrt>
                    <math:mo math:stretchy="false">−</math:mo>
                    <math:mn>1.2</math:mn>
                  </math:mrow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row>
                    <math:mo math:stretchy="false">−</math:mo>
                    <math:mi>j</math:mi>
                  </math:mrow>
                  <math:msqrt>
                    <math:mn>2</math:mn>
                  </math:msqrt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n>2</math:mn>
              </math:mtd>
              <math:mtd>
                <math:mrow>
                  <math:mrow>
                    <math:mo math:stretchy="false">−</math:mo>
                    <math:mi>j</math:mi>
                  </math:mrow>
                  <math:msqrt>
                    <math:mn>2</math:mn>
                  </math:msqrt>
                </math:mrow>
              </math:mtd>
            </math:mtr>
            <math:mtr>
              <math:mtd>
                <math:mn>10</math:mn>
              </math:mtd>
              <math:mtd>
                <math:mn>0</math:mn>
              </math:mtd>
              <math:mtd>
                <math:mn>0</math:mn>
              </math:mtd>
            </math:mtr>
          </math:mtable>
        </math:mfenced>
        <math:mo math:stretchy="false">=</math:mo>
        <math:mn>1</math:mn>
      </math:mrow>
    </math:mrow>
    <math:annotation math:encoding="StarMath 5.0">"For " %lambda = -j sqrt{2} ,` func null left [ matrix{%lambda I - A ## C} right ] = 3 - func rank left [ matrix{ -j sqrt{2} - 1.2 # 0 # 0 ## 0 # -j sqrt{2} # -1 ## 0 # 2 # -j sqrt{2} ## 10 # 0 # 0} right ] = 1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text>Similarity transform: </math:mtext>
      <math:mrow>
        <math:mover math:accent="true">
          <math:mi>A</math:mi>
          <math:mo math:stretchy="false">ˉ</math:mo>
        </math:mover>
        <math:mo math:stretchy="false">=</math:mo>
        <math:mi>T</math:mi>
      </math:mrow>
      <math:mi>A</math:mi>
      <math:msup>
        <math:mi>T</math:mi>
        <math:mrow>
          <math:mo math:stretchy="false">−</math:mo>
          <math:mn>1</math:mn>
        </math:mrow>
      </math:msup>
      <math:mi>,</math:mi>
      <math:mi/>
      <math:mrow>
        <math:mover math:accent="true">
          <math:mi>B</math:mi>
          <math:mo math:stretchy="false">ˉ</math:mo>
        </math:mover>
        <math:mo math:stretchy="false">=</math:mo>
        <math:mi>T</math:mi>
      </math:mrow>
      <math:mi>B</math:mi>
      <math:mi>,</math:mi>
      <math:mi/>
      <math:mrow>
        <math:mover math:accent="true">
          <math:mi>C</math:mi>
          <math:mo math:stretchy="false">ˉ</math:mo>
        </math:mover>
        <math:mo math:stretchy="false">=</math:mo>
        <math:mi>C</math:mi>
      </math:mrow>
      <math:msup>
        <math:mi>T</math:mi>
        <math:mrow>
          <math:mo math:stretchy="false">−</math:mo>
          <math:mn>1</math:mn>
        </math:mrow>
      </math:msup>
    </math:mrow>
    <math:annotation math:encoding="StarMath 5.0">"Similarity transform: " bar A = T A T^-1 ,` bar B = T B ,` bar C = C T^-1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text>Riccati for transformed system: </math:mtext>
      <math:mrow>
        <math:mover math:accent="true">
          <math:mi>P</math:mi>
          <math:mo math:stretchy="false">ˉ</math:mo>
        </math:mover>
        <math:mo math:stretchy="false">=</math:mo>
        <math:msup>
          <math:mover math:accent="true">
            <math:mi>C</math:mi>
            <math:mo math:stretchy="false">ˉ</math:mo>
          </math:mover>
          <math:mi>T</math:mi>
        </math:msup>
      </math:mrow>
      <math:mrow>
        <math:mover math:accent="true">
          <math:mi>C</math:mi>
          <math:mo math:stretchy="false">ˉ</math:mo>
        </math:mover>
        <math:mo math:stretchy="false">+</math:mo>
        <math:msup>
          <math:mover math:accent="true">
            <math:mi>A</math:mi>
            <math:mo math:stretchy="false">ˉ</math:mo>
          </math:mover>
          <math:mi>T</math:mi>
        </math:msup>
      </math:mrow>
      <math:mover math:accent="true">
        <math:mi>P</math:mi>
        <math:mo math:stretchy="false">ˉ</math:mo>
      </math:mover>
      <math:mrow>
        <math:mover math:accent="true">
          <math:mi>A</math:mi>
          <math:mo math:stretchy="false">ˉ</math:mo>
        </math:mover>
        <math:mo math:stretchy="false">−</math:mo>
        <math:msup>
          <math:mover math:accent="true">
            <math:mi>A</math:mi>
            <math:mo math:stretchy="false">ˉ</math:mo>
          </math:mover>
          <math:mi>T</math:mi>
        </math:msup>
      </math:mrow>
      <math:mover math:accent="true">
        <math:mi>P</math:mi>
        <math:mo math:stretchy="false">ˉ</math:mo>
      </math:mover>
      <math:mover math:accent="true">
        <math:mi>B</math:mi>
        <math:mo math:stretchy="false">ˉ</math:mo>
      </math:mover>
      <math:msup>
        <math:mrow>
          <math:mo math:stretchy="false">(</math:mo>
          <math:mrow>
            <math:mrow>
              <math:mi>R</math:mi>
              <math:mo math:stretchy="false">+</math:mo>
              <math:msup>
                <math:mover math:accent="true">
                  <math:mi>B</math:mi>
                  <math:mo math:stretchy="false">ˉ</math:mo>
                </math:mover>
                <math:mi>T</math:mi>
              </math:msup>
            </math:mrow>
            <math:mover math:accent="true">
              <math:mi>P</math:mi>
              <math:mo math:stretchy="false">ˉ</math:mo>
            </math:mover>
            <math:mover math:accent="true">
              <math:mi>B</math:mi>
              <math:mo math:stretchy="false">ˉ</math:mo>
            </math:mover>
          </math:mrow>
          <math:mo math:stretchy="false">)</math:mo>
        </math:mrow>
        <math:mrow>
          <math:mo math:stretchy="false">−</math:mo>
          <math:mn>1</math:mn>
        </math:mrow>
      </math:msup>
      <math:msup>
        <math:mover math:accent="true">
          <math:mi>B</math:mi>
          <math:mo math:stretchy="false">ˉ</math:mo>
        </math:mover>
        <math:mi>T</math:mi>
      </math:msup>
      <math:mover math:accent="true">
        <math:mi>P</math:mi>
        <math:mo math:stretchy="false">ˉ</math:mo>
      </math:mover>
      <math:mover math:accent="true">
        <math:mi>A</math:mi>
        <math:mo math:stretchy="false">ˉ</math:mo>
      </math:mover>
    </math:mrow>
    <math:annotation math:encoding="StarMath 5.0">"Riccati for transformed system: " bar P = {bar C}^T bar C + {bar A}^T bar P bar A - {bar A}^T bar P bar B (R + {bar B}^T bar P bar B)^-1 {bar B}^T bar P bar A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P</math:mi>
          <math:mo math:stretchy="false">ˉ</math:mo>
        </math:mover>
        <math:mo math:stretchy="false">=</math:mo>
        <math:msup>
          <math:mrow>
            <math:mo math:stretchy="false">(</math:mo>
            <math:msup>
              <math:mi>T</math:mi>
              <math:mrow>
                <math:mo math:stretchy="false">−</math:mo>
                <math:mn>1</math:mn>
              </math:mrow>
            </math:msup>
            <math:mo math:stretchy="false">)</math:mo>
          </math:mrow>
          <math:mi>T</math:mi>
        </math:msup>
      </math:mrow>
      <math:msup>
        <math:mi>C</math:mi>
        <math:mi>T</math:mi>
      </math:msup>
      <math:mi>C</math:mi>
      <math:mrow>
        <math:msup>
          <math:mi>T</math:mi>
          <math:mrow>
            <math:mo math:stretchy="false">−</math:mo>
            <math:mn>1</math:mn>
          </math:mrow>
        </math:msup>
        <math:mo math:stretchy="false">+</math:mo>
        <math:msup>
          <math:mrow>
            <math:mo math:stretchy="false">(</math:mo>
            <math:msup>
              <math:mi>T</math:mi>
              <math:mrow>
                <math:mo math:stretchy="false">−</math:mo>
                <math:mn>1</math:mn>
              </math:mrow>
            </math:msup>
            <math:mo math:stretchy="false">)</math:mo>
          </math:mrow>
          <math:mi>T</math:mi>
        </math:msup>
      </math:mrow>
      <math:msup>
        <math:mi>A</math:mi>
        <math:mi>T</math:mi>
      </math:msup>
      <math:msup>
        <math:mi>T</math:mi>
        <math:mi>T</math:mi>
      </math:msup>
      <math:mover math:accent="true">
        <math:mi>P</math:mi>
        <math:mo math:stretchy="false">ˉ</math:mo>
      </math:mover>
      <math:mi>T</math:mi>
      <math:mi>A</math:mi>
      <math:mrow>
        <math:msup>
          <math:mi>T</math:mi>
          <math:mrow>
            <math:mo math:stretchy="false">−</math:mo>
            <math:mn>1</math:mn>
          </math:mrow>
        </math:msup>
        <math:mo math:stretchy="false">−</math:mo>
        <math:msup>
          <math:mrow>
            <math:mo math:stretchy="false">(</math:mo>
            <math:msup>
              <math:mi>T</math:mi>
              <math:mrow>
                <math:mo math:stretchy="false">−</math:mo>
                <math:mn>1</math:mn>
              </math:mrow>
            </math:msup>
            <math:mo math:stretchy="false">)</math:mo>
          </math:mrow>
          <math:mi>T</math:mi>
        </math:msup>
      </math:mrow>
      <math:msup>
        <math:mi>A</math:mi>
        <math:mi>T</math:mi>
      </math:msup>
      <math:msup>
        <math:mi>T</math:mi>
        <math:mi>T</math:mi>
      </math:msup>
      <math:mover math:accent="true">
        <math:mi>P</math:mi>
        <math:mo math:stretchy="false">ˉ</math:mo>
      </math:mover>
      <math:mi>T</math:mi>
      <math:mi>B</math:mi>
      <math:msup>
        <math:mrow>
          <math:mo math:stretchy="false">(</math:mo>
          <math:mrow>
            <math:mrow>
              <math:mi>R</math:mi>
              <math:mo math:stretchy="false">+</math:mo>
              <math:msup>
                <math:mi>B</math:mi>
                <math:mi>T</math:mi>
              </math:msup>
            </math:mrow>
            <math:msup>
              <math:mi>T</math:mi>
              <math:mi>T</math:mi>
            </math:msup>
            <math:mover math:accent="true">
              <math:mi>P</math:mi>
              <math:mo math:stretchy="false">ˉ</math:mo>
            </math:mover>
            <math:mi>T</math:mi>
            <math:mi>B</math:mi>
          </math:mrow>
          <math:mo math:stretchy="false">)</math:mo>
        </math:mrow>
        <math:mrow>
          <math:mo math:stretchy="false">−</math:mo>
          <math:mn>1</math:mn>
        </math:mrow>
      </math:msup>
      <math:msup>
        <math:mi>B</math:mi>
        <math:mi>T</math:mi>
      </math:msup>
      <math:msup>
        <math:mi>T</math:mi>
        <math:mi>T</math:mi>
      </math:msup>
      <math:mover math:accent="true">
        <math:mi>P</math:mi>
        <math:mo math:stretchy="false">ˉ</math:mo>
      </math:mover>
      <math:mi>T</math:mi>
      <math:mi>A</math:mi>
      <math:msup>
        <math:mi>T</math:mi>
        <math:mrow>
          <math:mo math:stretchy="false">−</math:mo>
          <math:mn>1</math:mn>
        </math:mrow>
      </math:msup>
    </math:mrow>
    <math:annotation math:encoding="StarMath 5.0">bar P = (T^-1)^T C^T C T^-1 + (T^-1)^T A^T T^T bar P T A T^-1 - (T^-1)^T A^T T^T bar P T B (R + B^T T^T bar P T B)^-1 B^T T^T bar P T A T^-1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sup>
        <math:mi>T</math:mi>
        <math:mi>T</math:mi>
      </math:msup>
      <math:mover math:accent="true">
        <math:mi>P</math:mi>
        <math:mo math:stretchy="false">ˉ</math:mo>
      </math:mover>
      <math:mrow>
        <math:mi>T</math:mi>
        <math:mo math:stretchy="false">=</math:mo>
        <math:msup>
          <math:mi>C</math:mi>
          <math:mi>T</math:mi>
        </math:msup>
      </math:mrow>
      <math:mrow>
        <math:mi>C</math:mi>
        <math:mo math:stretchy="false">+</math:mo>
        <math:msup>
          <math:mi>A</math:mi>
          <math:mi>T</math:mi>
        </math:msup>
      </math:mrow>
      <math:msup>
        <math:mi>T</math:mi>
        <math:mi>T</math:mi>
      </math:msup>
      <math:mover math:accent="true">
        <math:mi>P</math:mi>
        <math:mo math:stretchy="false">ˉ</math:mo>
      </math:mover>
      <math:mi>T</math:mi>
      <math:mrow>
        <math:mi>A</math:mi>
        <math:mo math:stretchy="false">−</math:mo>
        <math:msup>
          <math:mi>A</math:mi>
          <math:mi>T</math:mi>
        </math:msup>
      </math:mrow>
      <math:msup>
        <math:mi>T</math:mi>
        <math:mi>T</math:mi>
      </math:msup>
      <math:mover math:accent="true">
        <math:mi>P</math:mi>
        <math:mo math:stretchy="false">ˉ</math:mo>
      </math:mover>
      <math:mi>T</math:mi>
      <math:mi>B</math:mi>
      <math:msup>
        <math:mrow>
          <math:mo math:stretchy="false">(</math:mo>
          <math:mrow>
            <math:mrow>
              <math:mi>R</math:mi>
              <math:mo math:stretchy="false">+</math:mo>
              <math:msup>
                <math:mi>B</math:mi>
                <math:mi>T</math:mi>
              </math:msup>
            </math:mrow>
            <math:msup>
              <math:mi>T</math:mi>
              <math:mi>T</math:mi>
            </math:msup>
            <math:mover math:accent="true">
              <math:mi>P</math:mi>
              <math:mo math:stretchy="false">ˉ</math:mo>
            </math:mover>
            <math:mi>T</math:mi>
            <math:mi>B</math:mi>
          </math:mrow>
          <math:mo math:stretchy="false">)</math:mo>
        </math:mrow>
        <math:mrow>
          <math:mo math:stretchy="false">−</math:mo>
          <math:mn>1</math:mn>
        </math:mrow>
      </math:msup>
      <math:msup>
        <math:mi>B</math:mi>
        <math:mi>T</math:mi>
      </math:msup>
      <math:msup>
        <math:mi>T</math:mi>
        <math:mi>T</math:mi>
      </math:msup>
      <math:mover math:accent="true">
        <math:mi>P</math:mi>
        <math:mo math:stretchy="false">ˉ</math:mo>
      </math:mover>
      <math:mi>T</math:mi>
      <math:mi>A</math:mi>
    </math:mrow>
    <math:annotation math:encoding="StarMath 5.0">T^T bar P T = C^T C + A^T T^T bar P T A - A^T T^T bar P T B (R + B^T T^T bar P T B)^-1 B^T T^T bar P T A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P</math:mi>
          <math:mo math:stretchy="false">ˉ</math:mo>
        </math:mover>
        <math:mo math:stretchy="false">=</math:mo>
        <math:msup>
          <math:mrow>
            <math:mo math:stretchy="false">(</math:mo>
            <math:msup>
              <math:mi>T</math:mi>
              <math:mi>T</math:mi>
            </math:msup>
            <math:mo math:stretchy="false">)</math:mo>
          </math:mrow>
          <math:mrow>
            <math:mo math:stretchy="false">−</math:mo>
            <math:mn>1</math:mn>
          </math:mrow>
        </math:msup>
      </math:mrow>
      <math:mrow>
        <math:mo math:stretchy="false">(</math:mo>
        <math:mrow>
          <math:msup>
            <math:mi>C</math:mi>
            <math:mi>T</math:mi>
          </math:msup>
          <math:mrow>
            <math:mi>C</math:mi>
            <math:mo math:stretchy="false">+</math:mo>
            <math:msup>
              <math:mi>A</math:mi>
              <math:mi>T</math:mi>
            </math:msup>
          </math:mrow>
          <math:msup>
            <math:mi>T</math:mi>
            <math:mi>T</math:mi>
          </math:msup>
          <math:mover math:accent="true">
            <math:mi>P</math:mi>
            <math:mo math:stretchy="false">ˉ</math:mo>
          </math:mover>
          <math:mi>T</math:mi>
          <math:mrow>
            <math:mi>A</math:mi>
            <math:mo math:stretchy="false">−</math:mo>
            <math:msup>
              <math:mi>A</math:mi>
              <math:mi>T</math:mi>
            </math:msup>
          </math:mrow>
          <math:msup>
            <math:mi>T</math:mi>
            <math:mi>T</math:mi>
          </math:msup>
          <math:mover math:accent="true">
            <math:mi>P</math:mi>
            <math:mo math:stretchy="false">ˉ</math:mo>
          </math:mover>
          <math:mi>T</math:mi>
          <math:mi>B</math:mi>
          <math:msup>
            <math:mrow>
              <math:mo math:stretchy="false">(</math:mo>
              <math:mrow>
                <math:mrow>
                  <math:mi>R</math:mi>
                  <math:mo math:stretchy="false">+</math:mo>
                  <math:msup>
                    <math:mi>B</math:mi>
                    <math:mi>T</math:mi>
                  </math:msup>
                </math:mrow>
                <math:msup>
                  <math:mi>T</math:mi>
                  <math:mi>T</math:mi>
                </math:msup>
                <math:mover math:accent="true">
                  <math:mi>P</math:mi>
                  <math:mo math:stretchy="false">ˉ</math:mo>
                </math:mover>
                <math:mi>T</math:mi>
                <math:mi>B</math:mi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up>
            <math:mi>B</math:mi>
            <math:mi>T</math:mi>
          </math:msup>
          <math:msup>
            <math:mi>T</math:mi>
            <math:mi>T</math:mi>
          </math:msup>
          <math:mover math:accent="true">
            <math:mi>P</math:mi>
            <math:mo math:stretchy="false">ˉ</math:mo>
          </math:mover>
          <math:mi>T</math:mi>
          <math:mi>A</math:mi>
        </math:mrow>
        <math:mo math:stretchy="false">)</math:mo>
      </math:mrow>
      <math:msup>
        <math:mi>T</math:mi>
        <math:mrow>
          <math:mo math:stretchy="false">−</math:mo>
          <math:mn>1</math:mn>
        </math:mrow>
      </math:msup>
    </math:mrow>
    <math:annotation math:encoding="StarMath 5.0">bar P = (T^T)^-1 (C^T C + A^T T^T bar P T A - A^T T^T bar P T B (R + B^T T^T bar P T B)^-1 B^T T^T bar P T A) T^-1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text>So </math:mtext>
      <math:msup>
        <math:mi>T</math:mi>
        <math:mi>T</math:mi>
      </math:msup>
      <math:mover math:accent="true">
        <math:mi>P</math:mi>
        <math:mo math:stretchy="false">ˉ</math:mo>
      </math:mover>
      <math:mi>T</math:mi>
      <math:mtext> satisfies the same Riccati equation as </math:mtext>
      <math:mi>P</math:mi>
      <math:mtext>, and since we know the solution to the Riccati</math:mtext>
    </math:mrow>
    <math:annotation math:encoding="StarMath 5.0">"So " T^T bar P T " satisfies the same Riccati equation as " P ", and since we know the solution to the Riccati"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text>equation is unique (controllable and observable system), we have </math:mtext>
      <math:msup>
        <math:mi>T</math:mi>
        <math:mi>T</math:mi>
      </math:msup>
      <math:mover math:accent="true">
        <math:mi>P</math:mi>
        <math:mo math:stretchy="false">ˉ</math:mo>
      </math:mover>
      <math:mrow>
        <math:mi>T</math:mi>
        <math:mo math:stretchy="false">=</math:mo>
        <math:mi>P</math:mi>
      </math:mrow>
    </math:mrow>
    <math:annotation math:encoding="StarMath 5.0">"equation is unique (controllable and observable system), we have " T^T bar P T = P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text>Therefore </math:mtext>
      <math:msup>
        <math:mi>B</math:mi>
        <math:mi>T</math:mi>
      </math:msup>
      <math:mi>P</math:mi>
      <math:mrow>
        <math:mi>B</math:mi>
        <math:mo math:stretchy="false">=</math:mo>
        <math:msup>
          <math:mi>B</math:mi>
          <math:mi>T</math:mi>
        </math:msup>
      </math:mrow>
      <math:msup>
        <math:mi>T</math:mi>
        <math:mi>T</math:mi>
      </math:msup>
      <math:mover math:accent="true">
        <math:mi>P</math:mi>
        <math:mo math:stretchy="false">ˉ</math:mo>
      </math:mover>
      <math:mi>T</math:mi>
      <math:mrow>
        <math:mi>B</math:mi>
        <math:mo math:stretchy="false">=</math:mo>
        <math:msup>
          <math:mover math:accent="true">
            <math:mi>B</math:mi>
            <math:mo math:stretchy="false">ˉ</math:mo>
          </math:mover>
          <math:mi>T</math:mi>
        </math:msup>
      </math:mrow>
      <math:mover math:accent="true">
        <math:mi>P</math:mi>
        <math:mo math:stretchy="false">ˉ</math:mo>
      </math:mover>
      <math:mover math:accent="true">
        <math:mi>B</math:mi>
        <math:mo math:stretchy="false">ˉ</math:mo>
      </math:mover>
      <math:mtext> and </math:mtext>
      <math:mrow>
        <math:msqrt>
          <math:mfrac>
            <math:mi>R</math:mi>
            <math:mrow>
              <math:mrow>
                <math:mi>R</math:mi>
                <math:mo math:stretchy="false">+</math:mo>
                <math:msup>
                  <math:mi>B</math:mi>
                  <math:mi>T</math:mi>
                </math:msup>
              </math:mrow>
              <math:mi>P</math:mi>
              <math:mi>B</math:mi>
            </math:mrow>
          </math:mfrac>
        </math:msqrt>
        <math:mo math:stretchy="false">=</math:mo>
        <math:msqrt>
          <math:mfrac>
            <math:mi>R</math:mi>
            <math:mrow>
              <math:mrow>
                <math:mi>R</math:mi>
                <math:mo math:stretchy="false">+</math:mo>
                <math:msup>
                  <math:mover math:accent="true">
                    <math:mi>B</math:mi>
                    <math:mo math:stretchy="false">ˉ</math:mo>
                  </math:mover>
                  <math:mi>T</math:mi>
                </math:msup>
              </math:mrow>
              <math:mover math:accent="true">
                <math:mi>P</math:mi>
                <math:mo math:stretchy="false">ˉ</math:mo>
              </math:mover>
              <math:mover math:accent="true">
                <math:mi>B</math:mi>
                <math:mo math:stretchy="false">ˉ</math:mo>
              </math:mover>
            </math:mrow>
          </math:mfrac>
        </math:msqrt>
      </math:mrow>
    </math:mrow>
    <math:annotation math:encoding="StarMath 5.0">"Therefore " B^T P B = B^T T^T bar P T B = {bar B}^T bar P bar B " and " sqrt{R over {R + B^T P B}} = sqrt{R over {R + {bar B}^T bar P bar B}}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text>Guaranteed LQR margins are therefore preserved under a similarity transform.</math:mtext>
    <math:annotation math:encoding="StarMath 5.0">"Guaranteed LQR margins are therefore preserved under a similarity transform."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text>The two complex unstable eigenvalues are unobservable so </math:mtext>
      <math:mrow>
        <math:mo math:stretchy="false">[</math:mo>
        <math:mrow>
          <math:mi>A</math:mi>
          <math:mi>,</math:mi>
          <math:mi>C</math:mi>
        </math:mrow>
        <math:mo math:stretchy="false">]</math:mo>
      </math:mrow>
      <math:mtext> is not detectable.</math:mtext>
    </math:mrow>
    <math:annotation math:encoding="StarMath 5.0">"The two complex unstable eigenvalues are unobservable so " [A, C] " is not detectable."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text>Riccati equation: </math:mtext>
      <math:mi>P</math:mi>
      <math:mrow>
        <math:mrow>
          <math:mo math:stretchy="false">(</math:mo>
          <math:mrow>
            <math:mi>k</math:mi>
            <math:mo math:stretchy="false">−</math:mo>
            <math:mn>1</math:mn>
          </math:mrow>
          <math:mo math:stretchy="false">)</math:mo>
        </math:mrow>
        <math:mo math:stretchy="false">=</math:mo>
        <math:mrow>
          <math:mi>Q</math:mi>
          <math:mo math:stretchy="false">+</math:mo>
          <math:msup>
            <math:mi>A</math:mi>
            <math:mi>T</math:mi>
          </math:msup>
        </math:mrow>
      </math:mrow>
      <math:mi>P</math:mi>
      <math:mrow>
        <math:mo math:stretchy="false">(</math:mo>
        <math:mi>k</math:mi>
        <math:mo math:stretchy="false">)</math:mo>
      </math:mrow>
      <math:mrow>
        <math:mi>A</math:mi>
        <math:mo math:stretchy="false">−</math:mo>
        <math:msup>
          <math:mi>A</math:mi>
          <math:mi>T</math:mi>
        </math:msup>
      </math:mrow>
      <math:mi>P</math:mi>
      <math:mrow>
        <math:mo math:stretchy="false">(</math:mo>
        <math:mi>k</math:mi>
        <math:mo math:stretchy="false">)</math:mo>
      </math:mrow>
      <math:mi>B</math:mi>
      <math:msup>
        <math:mrow>
          <math:mo math:stretchy="false">(</math:mo>
          <math:mrow>
            <math:mrow>
              <math:mi>R</math:mi>
              <math:mo math:stretchy="false">+</math:mo>
              <math:msup>
                <math:mi>B</math:mi>
                <math:mi>T</math:mi>
              </math:msup>
            </math:mrow>
            <math:mi>P</math:mi>
            <math:mrow>
              <math:mo math:stretchy="false">(</math:mo>
              <math:mi>k</math:mi>
              <math:mo math:stretchy="false">)</math:mo>
            </math:mrow>
            <math:mi>B</math:mi>
          </math:mrow>
          <math:mo math:stretchy="false">)</math:mo>
        </math:mrow>
        <math:mrow>
          <math:mo math:stretchy="false">−</math:mo>
          <math:mn>1</math:mn>
        </math:mrow>
      </math:msup>
      <math:msup>
        <math:mi>B</math:mi>
        <math:mi>T</math:mi>
      </math:msup>
      <math:mi>P</math:mi>
      <math:mrow>
        <math:mo math:stretchy="false">(</math:mo>
        <math:mi>k</math:mi>
        <math:mo math:stretchy="false">)</math:mo>
      </math:mrow>
      <math:mi>A</math:mi>
      <math:mi>,</math:mi>
      <math:mi/>
      <math:mi>P</math:mi>
      <math:mrow>
        <math:mrow>
          <math:mo math:stretchy="false">(</math:mo>
          <math:mi>N</math:mi>
          <math:mo math:stretchy="false">)</math:mo>
        </math:mrow>
        <math:mo math:stretchy="false">=</math:mo>
        <math:mi>S</math:mi>
      </math:mrow>
    </math:mrow>
    <math:annotation math:encoding="StarMath 5.0">"Riccati equation: " P(k - 1) = Q + A^T P(k) A - A^T P(k) B (R + B^T P(k) B)^-1 B^T P(k) A ,` P(N) = S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i>S</math:mi>
        <math:mo math:stretchy="false">=</math:mo>
        <math:mn>0,</math:mn>
      </math:mrow>
      <math:mi/>
      <math:mi>P</math:mi>
      <math:mrow>
        <math:mrow>
          <math:mo math:stretchy="false">(</math:mo>
          <math:mn>0</math:mn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n>1</math:mn>
          <math:mo math:stretchy="false">)</math:mo>
        </math:mrow>
        <math:mo math:stretchy="false">=</math:mo>
        <math:mfenced math:open="[" math:close="]">
          <math:mtable>
            <math:mtr>
              <math:mtd>
                <math:mn>113.2312</math:mn>
              </math:mtd>
              <math:mtd>
                <math:mn>10.9845</math:mn>
              </math:mtd>
              <math:mtd>
                <math:mn>1.0685</math:mn>
              </math:mtd>
            </math:mtr>
            <math:mtr>
              <math:mtd>
                <math:mn>10.9845</math:mn>
              </math:mtd>
              <math:mtd>
                <math:mn>41.1428</math:mn>
              </math:mtd>
              <math:mtd>
                <math:mn>0.6637</math:mn>
              </math:mtd>
            </math:mtr>
            <math:mtr>
              <math:mtd>
                <math:mn>1.0685</math:mn>
              </math:mtd>
              <math:mtd>
                <math:mn>0.6637</math:mn>
              </math:mtd>
              <math:mtd>
                <math:mn>40.1572</math:mn>
              </math:mtd>
            </math:mtr>
          </math:mtable>
        </math:mfenced>
      </math:mrow>
      <math:mtext>, (converged to round-off precision)</math:mtext>
    </math:mrow>
    <math:annotation math:encoding="StarMath 5.0">"For " S = 0,` P(0) = P(1) = left [ matrix{ 113.2312 # 10.9845 # 1.0685 ## 10.9845 # 41.1428 # 0.6637 ## 1.0685 # 0.6637 # 40.1572} right ] ", (converged to round-off precision)"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J</math:mi>
      <math:mrow>
        <math:mrow>
          <math:mo math:stretchy="false">[</math:mo>
          <math:mrow>
            <math:mi>x</math:mi>
            <math:mrow>
              <math:mo math:stretchy="false">(</math:mo>
              <math:mi>m</math:mi>
              <math:mo math:stretchy="false">)</math:mo>
            </math:mrow>
            <math:mi>,</math:mi>
            <math:mi>m</math:mi>
            <math:mi>,</math:mi>
            <math:mi>S</math:mi>
            <math:mi>,</math:mi>
            <math:mi>N</math:mi>
          </math:mrow>
          <math:mo math:stretchy="false">]</math:mo>
        </math:mrow>
        <math:mo math:stretchy="false">=</math:mo>
        <math:mfrac>
          <math:mn>1</math:mn>
          <math:mn>2</math:mn>
        </math:mfrac>
      </math:mrow>
      <math:msup>
        <math:mi>x</math:mi>
        <math:mi>T</math:mi>
      </math:msup>
      <math:mrow>
        <math:mo math:stretchy="false">(</math:mo>
        <math:mi>N</math:mi>
        <math:mo math:stretchy="false">)</math:mo>
      </math:mrow>
      <math:mi>S</math:mi>
      <math:mi>x</math:mi>
      <math:mrow>
        <math:mrow>
          <math:mo math:stretchy="false">(</math:mo>
          <math:mi>N</math:mi>
          <math:mo math:stretchy="false">)</math:mo>
        </math:mrow>
        <math:mo math:stretchy="false">+</math:mo>
        <math:mfrac>
          <math:mn>1</math:mn>
          <math:mn>2</math:mn>
        </math:mfrac>
      </math:mrow>
      <math:mrow>
        <math:munderover>
          <math:mo math:stretchy="false">∑</math:mo>
          <math:mrow>
            <math:mi>k</math:mi>
            <math:mo math:stretchy="false">=</math:mo>
            <math:mi>m</math:mi>
          </math:mrow>
          <math:mrow>
            <math:mi>N</math:mi>
            <math:mo math:stretchy="false">−</math:mo>
            <math:mn>1</math:mn>
          </math:mrow>
        </math:munderover>
        <math:mrow>
          <math:mo math:stretchy="false">{</math:mo>
          <math:mrow>
            <math:msup>
              <math:mi>y</math:mi>
              <math:mi>T</math:mi>
            </math:msup>
            <math:mrow>
              <math:mo math:stretchy="false">(</math:mo>
              <math:mi>k</math:mi>
              <math:mo math:stretchy="false">)</math:mo>
            </math:mrow>
            <math:mi>y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sup>
                <math:mi>u</math:mi>
                <math:mi>T</math:mi>
              </math:msup>
            </math:mrow>
            <math:mrow>
              <math:mo math:stretchy="false">(</math:mo>
              <math:mi>k</math:mi>
              <math:mo math:stretchy="false">)</math:mo>
            </math:mrow>
            <math:mi>R</math:mi>
            <math:mi>u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</math:mrow>
    </math:mrow>
    <math:annotation math:encoding="StarMath 5.0">J[x(m) , m , S , N] = 1 over 2 x^T(N) S x(N) + 1 over 2 sum from k=m to N-1 lbrace y^T(k) y(k) + u^T(k) R u(k) rbrace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sub>
              <math:mi>x</math:mi>
              <math:mn>0</math:mn>
            </math:msub>
            <math:mi>,</math:mi>
            <math:mi>m</math:mi>
            <math:mi>,</math:mi>
            <math:mi>S</math:mi>
            <math:mi>,</math:mi>
            <math:mi>N</math:mi>
          </math:mrow>
          <math:mo math:stretchy="false">]</math:mo>
        </math:mrow>
        <math:mo math:stretchy="false">=</math:mo>
        <math:munder>
          <math:mi>min</math:mi>
          <math:msub>
            <math:mi>U</math:mi>
            <math:mrow>
              <math:mo math:stretchy="false">[</math:mo>
              <math:mrow>
                <math:mi>m</math:mi>
                <math:mi>,</math:mi>
                <math:mrow>
                  <math:mi>N</math:mi>
                  <math:mo math:stretchy="false">−</math:mo>
                  <math:mn>1</math:mn>
                </math:mrow>
              </math:mrow>
              <math:mo math:stretchy="false">]</math:mo>
            </math:mrow>
          </math:msub>
        </math:munder>
      </math:mrow>
      <math:mi>J</math:mi>
      <math:mrow>
        <math:mrow>
          <math:mo math:stretchy="false">[</math:mo>
          <math:mrow>
            <math:msub>
              <math:mi>x</math:mi>
              <math:mn>0</math:mn>
            </math:msub>
            <math:mi>,</math:mi>
            <math:mi>m</math:mi>
            <math:mi>,</math:mi>
            <math:mi>S</math:mi>
            <math:mi>,</math:mi>
            <math:mi>N</math:mi>
          </math:mrow>
          <math:mo math:stretchy="false">]</math:mo>
        </math:mrow>
        <math:mo math:stretchy="false">=</math:mo>
        <math:mfrac>
          <math:mn>1</math:mn>
          <math:mn>2</math:mn>
        </math:mfrac>
      </math:mrow>
      <math:msubsup>
        <math:mi>x</math:mi>
        <math:mn>0</math:mn>
        <math:mi>T</math:mi>
      </math:msubsup>
      <math:mi>P</math:mi>
      <math:mrow>
        <math:mo math:stretchy="false">(</math:mo>
        <math:mi>m</math:mi>
        <math:mo math:stretchy="false">)</math:mo>
      </math:mrow>
      <math:msub>
        <math:mi>x</math:mi>
        <math:mn>0</math:mn>
      </math:msub>
    </math:mrow>
    <math:annotation math:encoding="StarMath 5.0">J^o[x_0 , m , S , N] = func min csub{U_[m, N-1]} J[x_0 , m , S , N] = 1 over 2 x_0^T P(m) x_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=</math:mo>
        <math:mi>A</math:mi>
      </math:mrow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i>B</math:mi>
      </math:mrow>
      <math:mi>u</math:mi>
      <math:mrow>
        <math:mo math:stretchy="false">(</math:mo>
        <math:mi>k</math:mi>
        <math:mo math:stretchy="false">)</math:mo>
      </math:mrow>
      <math:mi>,</math:mi>
      <math:mi/>
      <math:mi>y</math:mi>
      <math:mrow>
        <math:mrow>
          <math:mo math:stretchy="false">(</math:mo>
          <math:mi>k</math:mi>
          <math:mo math:stretchy="false">)</math:mo>
        </math:mrow>
        <math:mo math:stretchy="false">=</math:mo>
        <math:mi>C</math:mi>
      </math:mrow>
      <math:mi>x</math:mi>
      <math:mrow>
        <math:mo math:stretchy="false">(</math:mo>
        <math:mi>k</math:mi>
        <math:mo math:stretchy="false">)</math:mo>
      </math:mrow>
      <math:mi>,</math:mi>
      <math:mi/>
      <math:mrow>
        <math:msub>
          <math:mi>x</math:mi>
          <math:mn>0</math:mn>
        </math:msub>
        <math:mo math:stretchy="false">=</math:mo>
        <math:msup>
          <math:mrow>
            <math:mo math:stretchy="false">[</math:mo>
            <math:mtable>
              <math:mtr>
                <math:mtd>
                  <math:mn>1</math:mn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  <math:mo math:stretchy="false">]</math:mo>
          </math:mrow>
          <math:mi>T</math:mi>
        </math:msup>
      </math:mrow>
    </math:mrow>
    <math:annotation math:encoding="StarMath 5.0">x(k+1) = A x(k) + B u(k) ,` y(k) = C x(k) ,` x_0 = [matrix{1 # 0 # 1}]^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o math:stretchy="false">∞</math:mo>
      </math:msub>
      <math:mo math:stretchy="false">=</math:mo>
      <math:mfenced math:open="[" math:close="]">
        <math:mtable>
          <math:mtr>
            <math:mtd>
              <math:mn>113.2315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3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30</math:mn>
            </math:mtd>
          </math:mtr>
        </math:mtable>
      </math:mfenced>
    </math:mrow>
    <math:annotation math:encoding="StarMath 5.0">P_infinity = left [ matrix{ 113.2315 # 0 # 0 ## 0 # 30 # 0 ## 0 # 0 # 30} right ]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i>S</math:mi>
        <math:mo math:stretchy="false">=</math:mo>
        <math:mn>0</math:mn>
      </math:mrow>
      <math:mi>,</math:mi>
      <math:mi/>
      <math:mi>P</math:mi>
      <math:mrow>
        <math:mrow>
          <math:mo math:stretchy="false">(</math:mo>
          <math:mn>0</math:mn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n>1</math:mn>
          <math:mo math:stretchy="false">)</math:mo>
        </math:mrow>
        <math:mo math:stretchy="false">=</math:mo>
        <math:mfenced math:open="[" math:close="]">
          <math:mtable>
            <math:mtr>
              <math:mtd>
                <math:mn>113.2315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</math:mtable>
        </math:mfenced>
      </math:mrow>
      <math:mtext>, (converged to round-off precision)</math:mtext>
    </math:mrow>
    <math:annotation math:encoding="StarMath 5.0">"For " S = 0 ,` P(0) = P(1) = left [ matrix{ 113.2315 # 0 # 0 ## 0 # 0 # 0 ## 0 # 0 # 0} right ] ", (converged to round-off precision)"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[</math:mo>
        <math:mrow>
          <math:mi>A</math:mi>
          <math:mi>,</math:mi>
          <math:mi>C</math:mi>
        </math:mrow>
        <math:mo math:stretchy="false">]</math:mo>
      </math:mrow>
      <math:mtext> is not detectable so the Riccati difference equation did not converge to a unique solution.</math:mtext>
    </math:mrow>
    <math:annotation math:encoding="StarMath 5.0">[A, C] " is not detectable so the Riccati difference equation did not converge to a unique solution."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text>Characteristic equation of </math:mtext>
      <math:mi>A</math:mi>
      <math:mi math:fontstyle="normal">:</math:mi>
      <math:mi/>
      <math:mrow>
        <math:mo math:stretchy="false">(</math:mo>
        <math:mrow>
          <math:mi>s</math:mi>
          <math:mo math:stretchy="false">−</math:mo>
          <math:mn>1.2</math:mn>
        </math:mrow>
        <math:mo math:stretchy="false">)</math:mo>
      </math:mrow>
      <math:mrow>
        <math:mrow>
          <math:mo math:stretchy="false">(</math:mo>
          <math:mrow>
            <math:msup>
              <math:mi>s</math:mi>
              <math:mn>2</math:mn>
            </math:msup>
            <math:mo math:stretchy="false">+</math:mo>
            <math:mn>2</math:mn>
          </math:mrow>
          <math:mo math:stretchy="false">)</math:mo>
        </math:mrow>
        <math:mo math:stretchy="false">=</math:mo>
        <math:mn>0</math:mn>
      </math:mrow>
      <math:mtext>, so eigenvalues are </math:mtext>
      <math:mn>1.2</math:mn>
      <math:mrow>
        <math:mtext> and </math:mtext>
        <math:mo math:stretchy="false">±</math:mo>
        <math:mi>j</math:mi>
      </math:mrow>
      <math:msqrt>
        <math:mn>2</math:mn>
      </math:msqrt>
    </math:mrow>
    <math:annotation math:encoding="StarMath 5.0">"Characteristic equation of " A:` (s - 1.2) (s^2 + 2) = 0 ", so eigenvalues are " 1.2 " and " +- j sqrt{2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i>S</math:mi>
        <math:mo math:stretchy="false">=</math:mo>
        <math:mi>Diag</math:mi>
      </math:mrow>
      <math:mrow>
        <math:mo math:stretchy="false">(</math:mo>
        <math:mrow>
          <math:mn>0,</math:mn>
          <math:mn>0,</math:mn>
          <math:mn>1</math:mn>
        </math:mrow>
        <math:mo math:stretchy="false">)</math:mo>
      </math:mrow>
      <math:mi>,</math:mi>
      <math:mi/>
      <math:mi>P</math:mi>
      <math:mrow>
        <math:mrow>
          <math:mo math:stretchy="false">(</math:mo>
          <math:mn>0</math:mn>
          <math:mo math:stretchy="false">)</math:mo>
        </math:mrow>
        <math:mo math:stretchy="false">=</math:mo>
        <math:mfenced math:open="[" math:close="]">
          <math:mtable>
            <math:mtr>
              <math:mtd>
                <math:mn>113.2315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30</math:mn>
              </math:mtd>
            </math:mtr>
          </math:mtable>
        </math:mfenced>
      </math:mrow>
      <math:mi>,</math:mi>
      <math:mi/>
      <math:mi>P</math:mi>
      <math:mrow>
        <math:mrow>
          <math:mo math:stretchy="false">(</math:mo>
          <math:mn>1</math:mn>
          <math:mo math:stretchy="false">)</math:mo>
        </math:mrow>
        <math:mo math:stretchy="false">=</math:mo>
        <math:mfenced math:open="[" math:close="]">
          <math:mtable>
            <math:mtr>
              <math:mtd>
                <math:mn>113.2315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3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</math:mtable>
        </math:mfenced>
      </math:mrow>
    </math:mrow>
    <math:annotation math:encoding="StarMath 5.0">"For " S = func Diag(0, 0, 1) ,` P(0) = left [ matrix{ 113.2315 # 0 # 0 ## 0 # 0 # 0 ## 0 # 0 # 30} right ] ,` P(1) = left [ matrix{ 113.2315 # 0 # 0 ## 0 # 30 # 0 ## 0 # 0 # 0} right 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i>S</math:mi>
        <math:mo math:stretchy="false">=</math:mo>
        <math:mi>Diag</math:mi>
      </math:mrow>
      <math:mrow>
        <math:mo math:stretchy="false">(</math:mo>
        <math:mrow>
          <math:mn>1,</math:mn>
          <math:mn>1,</math:mn>
          <math:mn>1</math:mn>
        </math:mrow>
        <math:mo math:stretchy="false">)</math:mo>
      </math:mrow>
      <math:mi>,</math:mi>
      <math:mi/>
      <math:mi>P</math:mi>
      <math:mrow>
        <math:mrow>
          <math:mo math:stretchy="false">(</math:mo>
          <math:mn>0</math:mn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n>1</math:mn>
          <math:mo math:stretchy="false">)</math:mo>
        </math:mrow>
        <math:mo math:stretchy="false">=</math:mo>
        <math:mfenced math:open="[" math:close="]">
          <math:mtable>
            <math:mtr>
              <math:mtd>
                <math:mn>113.2315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3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30</math:mn>
              </math:mtd>
            </math:mtr>
          </math:mtable>
        </math:mfenced>
      </math:mrow>
      <math:mtext>, (converged to </math:mtext>
      <math:mrow>
        <math:mn>2.3</math:mn>
        <math:mo math:stretchy="false">⋅</math:mo>
        <math:msup>
          <math:mn>10</math:mn>
          <math:mrow>
            <math:mo math:stretchy="false">−</math:mo>
            <math:mn>12</math:mn>
          </math:mrow>
        </math:msup>
      </math:mrow>
      <math:mtext>)</math:mtext>
    </math:mrow>
    <math:annotation math:encoding="StarMath 5.0">"For " S = func Diag(1, 1, 1) ,` P(0) = P(1) = left [ matrix{ 113.2315 # 0 # 0 ## 0 # 30 # 0 ## 0 # 0 # 30} right ] ", (converged to " 2.3 cdot 10^-12 ")"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i>S</math:mi>
        <math:mo math:stretchy="false">=</math:mo>
        <math:mi>Diag</math:mi>
      </math:mrow>
      <math:mrow>
        <math:mo math:stretchy="false">(</math:mo>
        <math:mrow>
          <math:mn>10,</math:mn>
          <math:mn>1,</math:mn>
          <math:mn>1</math:mn>
        </math:mrow>
        <math:mo math:stretchy="false">)</math:mo>
      </math:mrow>
      <math:mi>,</math:mi>
      <math:mi/>
      <math:mi>P</math:mi>
      <math:mrow>
        <math:mrow>
          <math:mo math:stretchy="false">(</math:mo>
          <math:mn>0</math:mn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n>1</math:mn>
          <math:mo math:stretchy="false">)</math:mo>
        </math:mrow>
        <math:mo math:stretchy="false">=</math:mo>
        <math:mfenced math:open="[" math:close="]">
          <math:mtable>
            <math:mtr>
              <math:mtd>
                <math:mn>113.2315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3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30</math:mn>
              </math:mtd>
            </math:mtr>
          </math:mtable>
        </math:mfenced>
      </math:mrow>
      <math:mtext>, (converged to </math:mtext>
      <math:mrow>
        <math:mn>2.3</math:mn>
        <math:mo math:stretchy="false">⋅</math:mo>
        <math:msup>
          <math:mn>10</math:mn>
          <math:mrow>
            <math:mo math:stretchy="false">−</math:mo>
            <math:mn>12</math:mn>
          </math:mrow>
        </math:msup>
      </math:mrow>
      <math:mtext>)</math:mtext>
    </math:mrow>
    <math:annotation math:encoding="StarMath 5.0">"For " S = func Diag(10, 1, 1) ,` P(0) = P(1) = left [ matrix{ 113.2315 # 0 # 0 ## 0 # 30 # 0 ## 0 # 0 # 30} right ] ", (converged to " 2.3 cdot 10^-12 ")"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text>The RDE solutions were bounded above, but depended on initial conditions - solution was oscillatory</math:mtext>
    <math:annotation math:encoding="StarMath 5.0">"The RDE solutions were bounded above, but depended on initial conditions - solution was oscillatory"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text>for the case of </math:mtext>
      <math:mrow>
        <math:mi>S</math:mi>
        <math:mo math:stretchy="false">=</math:mo>
        <math:mi>Diag</math:mi>
      </math:mrow>
      <math:mrow>
        <math:mo math:stretchy="false">(</math:mo>
        <math:mrow>
          <math:mn>0,</math:mn>
          <math:mn>0,</math:mn>
          <math:mn>1</math:mn>
        </math:mrow>
        <math:mo math:stretchy="false">)</math:mo>
      </math:mrow>
    </math:mrow>
    <math:annotation math:encoding="StarMath 5.0">"for the case of " S = func Diag(0, 0, 1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o math:stretchy="false">∞</math:mo>
      </math:msub>
      <math:mo math:stretchy="false">=</math:mo>
      <math:mfenced math:open="[" math:close="]">
        <math:mtable>
          <math:mtr>
            <math:mtd>
              <math:mn>113.2312</math:mn>
            </math:mtd>
            <math:mtd>
              <math:mn>10.9845</math:mn>
            </math:mtd>
            <math:mtd>
              <math:mn>1.0685</math:mn>
            </math:mtd>
          </math:mtr>
          <math:mtr>
            <math:mtd>
              <math:mn>10.9845</math:mn>
            </math:mtd>
            <math:mtd>
              <math:mn>41.1428</math:mn>
            </math:mtd>
            <math:mtd>
              <math:mn>0.6637</math:mn>
            </math:mtd>
          </math:mtr>
          <math:mtr>
            <math:mtd>
              <math:mn>1.0685</math:mn>
            </math:mtd>
            <math:mtd>
              <math:mn>0.6637</math:mn>
            </math:mtd>
            <math:mtd>
              <math:mn>40.1572</math:mn>
            </math:mtd>
          </math:mtr>
        </math:mtable>
      </math:mfenced>
    </math:mrow>
    <math:annotation math:encoding="StarMath 5.0">P_infinity = left [ matrix{ 113.2312 # 10.9845 # 1.0685 ## 10.9845 # 41.1428 # 0.6637 ## 1.0685 # 0.6637 # 40.1572} right ]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text>All (unstable) eigenvalues are observable by the above PBH test, so this </math:mtext>
      <math:mrow>
        <math:mo math:stretchy="false">[</math:mo>
        <math:mrow>
          <math:mi>A</math:mi>
          <math:mi>,</math:mi>
          <math:mi>C</math:mi>
        </math:mrow>
        <math:mo math:stretchy="false">]</math:mo>
      </math:mrow>
      <math:mtext> is detectable.</math:mtext>
    </math:mrow>
    <math:annotation math:encoding="StarMath 5.0">"All (unstable) eigenvalues are observable by the above PBH test, so this " [A , C] " is detectable."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i>S</math:mi>
        <math:mo math:stretchy="false">=</math:mo>
        <math:mi>Diag</math:mi>
      </math:mrow>
      <math:mrow>
        <math:mo math:stretchy="false">(</math:mo>
        <math:mrow>
          <math:mn>0,</math:mn>
          <math:mn>0,</math:mn>
          <math:mn>1</math:mn>
        </math:mrow>
        <math:mo math:stretchy="false">)</math:mo>
      </math:mrow>
      <math:mi>,</math:mi>
      <math:mi/>
      <math:mi>P</math:mi>
      <math:mrow>
        <math:mrow>
          <math:mo math:stretchy="false">(</math:mo>
          <math:mn>0</math:mn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n>1</math:mn>
          <math:mo math:stretchy="false">)</math:mo>
        </math:mrow>
        <math:mo math:stretchy="false">=</math:mo>
        <math:mfenced math:open="[" math:close="]">
          <math:mtable>
            <math:mtr>
              <math:mtd>
                <math:mn>113.2312</math:mn>
              </math:mtd>
              <math:mtd>
                <math:mn>10.9845</math:mn>
              </math:mtd>
              <math:mtd>
                <math:mn>1.0685</math:mn>
              </math:mtd>
            </math:mtr>
            <math:mtr>
              <math:mtd>
                <math:mn>10.9845</math:mn>
              </math:mtd>
              <math:mtd>
                <math:mn>41.1428</math:mn>
              </math:mtd>
              <math:mtd>
                <math:mn>0.6637</math:mn>
              </math:mtd>
            </math:mtr>
            <math:mtr>
              <math:mtd>
                <math:mn>1.0685</math:mn>
              </math:mtd>
              <math:mtd>
                <math:mn>0.6637</math:mn>
              </math:mtd>
              <math:mtd>
                <math:mn>40.1572</math:mn>
              </math:mtd>
            </math:mtr>
          </math:mtable>
        </math:mfenced>
      </math:mrow>
      <math:mtext>, (converged to </math:mtext>
      <math:msup>
        <math:mn>2</math:mn>
        <math:mrow>
          <math:mo math:stretchy="false">−</math:mo>
          <math:mn>44</math:mn>
        </math:mrow>
      </math:msup>
      <math:mtext>)</math:mtext>
    </math:mrow>
    <math:annotation math:encoding="StarMath 5.0">"For " S = func Diag(0, 0, 1),` P(0) = P(1) = left [ matrix{ 113.2312 # 10.9845 # 1.0685 ## 10.9845 # 41.1428 # 0.6637 ## 1.0685 # 0.6637 # 40.1572} right ] ", (converged to " 2^-44 ")"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fenced math:open="[" math:close="]">
          <math:mtable>
            <math:mtr>
              <math:mtd>
                <math:mn>1.2</math:mn>
              </math:mtd>
              <math:mtd>
                <math:mn>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1</math:mn>
              </math:mtd>
            </math:mtr>
            <math:mtr>
              <math:mtd>
                <math:mn>0</math:mn>
              </math:mtd>
              <math:mtd>
                <math:mrow>
                  <math:mo math:stretchy="false">−</math:mo>
                  <math:mn>2</math:mn>
                </math:mrow>
              </math:mtd>
              <math:mtd>
                <math:mn>0</math:mn>
              </math:mtd>
            </math:mtr>
          </math:mtable>
        </math:mfenced>
      </math:mrow>
      <math:mi>,</math:mi>
      <math:mi/>
      <math:mrow>
        <math:mi>B</math:mi>
        <math:mo math:stretchy="false">=</math:mo>
        <math:mfenced math:open="[" math:close="]">
          <math:mtable>
            <math:mtr>
              <math:mtd>
                <math:mn>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1</math:mn>
              </math:mtd>
            </math:mtr>
          </math:mtable>
        </math:mfenced>
      </math:mrow>
      <math:mi>,</math:mi>
      <math:mi/>
      <math:mrow>
        <math:mi>C</math:mi>
        <math:mo math:stretchy="false">=</math:mo>
        <math:mrow>
          <math:mo math:stretchy="false">[</math:mo>
          <math:mtable>
            <math:mtr>
              <math:mtd>
                <math:mn>10</math:mn>
              </math:mtd>
              <math:mtd>
                <math:mn>0</math:mn>
              </math:mtd>
              <math:mtd>
                <math:mn>0</math:mn>
              </math:mtd>
            </math:mtr>
          </math:mtable>
          <math:mo math:stretchy="false">]</math:mo>
        </math:mrow>
      </math:mrow>
      <math:mi>,</math:mi>
      <math:mi/>
      <math:mrow>
        <math:mi>R</math:mi>
        <math:mo math:stretchy="false">=</math:mo>
        <math:mfenced math:open="[" math:close="]">
          <math:mtable>
            <math:mtr>
              <math:mtd>
                <math:mn>1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10</math:mn>
              </math:mtd>
            </math:mtr>
          </math:mtable>
        </math:mfenced>
      </math:mrow>
      <math:mi>,</math:mi>
      <math:mi/>
      <math:mrow>
        <math:mi>Q</math:mi>
        <math:mo math:stretchy="false">=</math:mo>
        <math:msup>
          <math:mi>C</math:mi>
          <math:mi>T</math:mi>
        </math:msup>
      </math:mrow>
      <math:mrow>
        <math:mi>C</math:mi>
        <math:mo math:stretchy="false">=</math:mo>
        <math:mfenced math:open="[" math:close="]">
          <math:mtable>
            <math:mtr>
              <math:mtd>
                <math:mn>10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</math:mtable>
        </math:mfenced>
      </math:mrow>
    </math:mrow>
    <math:annotation math:encoding="StarMath 5.0">A = left [ matrix{ 1.2 # 1 # 0 ## 0 # 0 # 1 ## 0 # -2 # 0} right ] ,` B = left [ matrix{ 1 # 0 ## 0 # 0 ## 0 # 1} right ] ,` C = [ matrix{10 # 0 # 0}] ,` R = left [ matrix{ 10 # 0 ## 0 # 10} right ] ,` Q = C^T C = left [ matrix{ 100 # 0 # 0 ## 0 # 0 # 0 ## 0 # 0 # 0} right ]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text>Same characteristic equation and eigenvalues: </math:mtext>
      <math:mrow>
        <math:mo math:stretchy="false">(</math:mo>
        <math:mrow>
          <math:mi>s</math:mi>
          <math:mo math:stretchy="false">−</math:mo>
          <math:mn>1.2</math:mn>
        </math:mrow>
        <math:mo math:stretchy="false">)</math:mo>
      </math:mrow>
      <math:mrow>
        <math:mrow>
          <math:mo math:stretchy="false">(</math:mo>
          <math:mrow>
            <math:msup>
              <math:mi>s</math:mi>
              <math:mn>2</math:mn>
            </math:msup>
            <math:mo math:stretchy="false">+</math:mo>
            <math:mn>2</math:mn>
          </math:mrow>
          <math:mo math:stretchy="false">)</math:mo>
        </math:mrow>
        <math:mo math:stretchy="false">=</math:mo>
        <math:mn>0</math:mn>
      </math:mrow>
      <math:mi>,</math:mi>
      <math:mi/>
      <math:mrow>
        <math:mo math:stretchy="false">λ</math:mo>
        <math:mo math:stretchy="false">=</math:mo>
        <math:mn>1.2</math:mn>
      </math:mrow>
      <math:mrow>
        <math:mtext> and </math:mtext>
        <math:mo math:stretchy="false">±</math:mo>
        <math:mi>j</math:mi>
      </math:mrow>
      <math:msqrt>
        <math:mn>2</math:mn>
      </math:msqrt>
    </math:mrow>
    <math:annotation math:encoding="StarMath 5.0">"Same characteristic equation and eigenvalues: " (s - 1.2) (s^2 + 2) = 0 ,` %lambda = 1.2 " and " +- j sqrt{2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text>All three are outside the unit circle. For </math:mtext>
      <math:mrow>
        <math:mo math:stretchy="false">λ</math:mo>
        <math:mo math:stretchy="false">=</math:mo>
        <math:mn>1.2,</math:mn>
      </math:mrow>
    </math:mrow>
    <math:annotation math:encoding="StarMath 5.0">"All three are outside the unit circle. For " %lambda = 1.2,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[</math:mo>
        <math:mrow>
          <math:mi>A</math:mi>
          <math:mi>,</math:mi>
          <math:mi>C</math:mi>
        </math:mrow>
        <math:mo math:stretchy="false">]</math:mo>
      </math:mrow>
      <math:mtext> is detectable now so the Riccati difference equation converged to a unique solution.</math:mtext>
    </math:mrow>
    <math:annotation math:encoding="StarMath 5.0">[A, C] " is detectable now so the Riccati difference equation converged to a unique solution."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o math:stretchy="false">λ</math:mo>
        <math:mo math:stretchy="false">=</math:mo>
        <math:mn>1.2,</math:mn>
      </math:mrow>
      <math:mi/>
      <math:mi>rank</math:mi>
      <math:mrow>
        <math:mrow>
          <math:mo math:stretchy="false">[</math:mo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  <math:mtd>
                <math:mi>B</math:mi>
              </math:mtd>
            </math:mtr>
          </math:mtable>
          <math:mo math:stretchy="false">]</math:mo>
        </math:mrow>
        <math:mo math:stretchy="false">=</math:mo>
        <math:mi>rank</math:mi>
      </math:mrow>
      <math:mrow>
        <math:mfenced math:open="[" math:close="]">
          <math:mtable>
            <math:mtr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1.2</math:mn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2</math:mn>
              </math:mtd>
              <math:mtd>
                <math:mn>1.2</math:mn>
              </math:mtd>
              <math:mtd>
                <math:mn>0</math:mn>
              </math:mtd>
              <math:mtd>
                <math:mn>1</math:mn>
              </math:mtd>
            </math:mtr>
          </math:mtable>
        </math:mfenced>
        <math:mo math:stretchy="false">=</math:mo>
        <math:mn>3</math:mn>
      </math:mrow>
    </math:mrow>
    <math:annotation math:encoding="StarMath 5.0">"For " %lambda = 1.2,` func rank [matrix{%lambda I - A # B}] = func rank left [ matrix{ 0 # -1 # 0 # 1 # 0 ## 0 # 1.2 # -1 # 0 # 0 ## 0 # 2 # 1.2 # 0 # 1} right ] = 3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o math:stretchy="false">λ</math:mo>
        <math:mo math:stretchy="false">=</math:mo>
        <math:mi>j</math:mi>
      </math:mrow>
      <math:msqrt>
        <math:mn>2</math:mn>
      </math:msqrt>
      <math:mi>,</math:mi>
      <math:mi/>
      <math:mi>rank</math:mi>
      <math:mrow>
        <math:mrow>
          <math:mo math:stretchy="false">[</math:mo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  <math:mtd>
                <math:mi>B</math:mi>
              </math:mtd>
            </math:mtr>
          </math:mtable>
          <math:mo math:stretchy="false">]</math:mo>
        </math:mrow>
        <math:mo math:stretchy="false">=</math:mo>
        <math:mi>rank</math:mi>
      </math:mrow>
      <math:mrow>
        <math:mfenced math:open="[" math:close="]">
          <math:mtable>
            <math:mtr>
              <math:mtd>
                <math:mrow>
                  <math:mi>j</math:mi>
                  <math:mrow>
                    <math:msqrt>
                      <math:mn>2</math:mn>
                    </math:msqrt>
                    <math:mo math:stretchy="false">−</math:mo>
                    <math:mn>1.2</math:mn>
                  </math:mrow>
                </math:mrow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i>j</math:mi>
                  <math:msqrt>
                    <math:mn>2</math:mn>
                  </math:msqrt>
                </math:mrow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2</math:mn>
              </math:mtd>
              <math:mtd>
                <math:mrow>
                  <math:mi>j</math:mi>
                  <math:msqrt>
                    <math:mn>2</math:mn>
                  </math:msqrt>
                </math:mrow>
              </math:mtd>
              <math:mtd>
                <math:mn>0</math:mn>
              </math:mtd>
              <math:mtd>
                <math:mn>1</math:mn>
              </math:mtd>
            </math:mtr>
          </math:mtable>
        </math:mfenced>
        <math:mo math:stretchy="false">=</math:mo>
        <math:mn>3</math:mn>
      </math:mrow>
    </math:mrow>
    <math:annotation math:encoding="StarMath 5.0">"For " %lambda = j sqrt{2} ,` func rank [matrix{%lambda I - A # B}] = func rank left [ matrix{ j sqrt{2} - 1.2 # -1 # 0 # 1 # 0 ## 0 # j sqrt{2} # -1 # 0 # 0 ## 0 # 2 # j sqrt{2} # 0 # 1} right ] = 3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o math:stretchy="false">λ</math:mo>
        <math:mo math:stretchy="false">=</math:mo>
        <math:mrow>
          <math:mo math:stretchy="false">−</math:mo>
          <math:mi>j</math:mi>
        </math:mrow>
      </math:mrow>
      <math:msqrt>
        <math:mn>2</math:mn>
      </math:msqrt>
      <math:mi>,</math:mi>
      <math:mi/>
      <math:mi>rank</math:mi>
      <math:mrow>
        <math:mrow>
          <math:mo math:stretchy="false">[</math:mo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  <math:mtd>
                <math:mi>B</math:mi>
              </math:mtd>
            </math:mtr>
          </math:mtable>
          <math:mo math:stretchy="false">]</math:mo>
        </math:mrow>
        <math:mo math:stretchy="false">=</math:mo>
        <math:mi>rank</math:mi>
      </math:mrow>
      <math:mrow>
        <math:mfenced math:open="[" math:close="]">
          <math:mtable>
            <math:mtr>
              <math:mtd>
                <math:mrow>
                  <math:mrow>
                    <math:mo math:stretchy="false">−</math:mo>
                    <math:mi>j</math:mi>
                  </math:mrow>
                  <math:mrow>
                    <math:msqrt>
                      <math:mn>2</math:mn>
                    </math:msqrt>
                    <math:mo math:stretchy="false">−</math:mo>
                    <math:mn>1.2</math:mn>
                  </math:mrow>
                </math:mrow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row>
                    <math:mo math:stretchy="false">−</math:mo>
                    <math:mi>j</math:mi>
                  </math:mrow>
                  <math:msqrt>
                    <math:mn>2</math:mn>
                  </math:msqrt>
                </math:mrow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2</math:mn>
              </math:mtd>
              <math:mtd>
                <math:mrow>
                  <math:mrow>
                    <math:mo math:stretchy="false">−</math:mo>
                    <math:mi>j</math:mi>
                  </math:mrow>
                  <math:msqrt>
                    <math:mn>2</math:mn>
                  </math:msqrt>
                </math:mrow>
              </math:mtd>
              <math:mtd>
                <math:mn>0</math:mn>
              </math:mtd>
              <math:mtd>
                <math:mn>1</math:mn>
              </math:mtd>
            </math:mtr>
          </math:mtable>
        </math:mfenced>
        <math:mo math:stretchy="false">=</math:mo>
        <math:mn>3</math:mn>
      </math:mrow>
    </math:mrow>
    <math:annotation math:encoding="StarMath 5.0">"For " %lambda = -j sqrt{2} ,` func rank [matrix{%lambda I - A # B}] = func rank left [ matrix{ -j sqrt{2} - 1.2 # -1 # 0 # 1 # 0 ## 0 # -j sqrt{2} # -1 # 0 # 0 ## 0 # 2 # -j sqrt{2} # 0 # 1} right ] = 3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text>All (unstable) eigenvalues are controllable by the above PBH test, so </math:mtext>
      <math:mrow>
        <math:mo math:stretchy="false">[</math:mo>
        <math:mrow>
          <math:mi>A</math:mi>
          <math:mi>,</math:mi>
          <math:mi>B</math:mi>
        </math:mrow>
        <math:mo math:stretchy="false">]</math:mo>
      </math:mrow>
      <math:mtext> is again stabilizable.</math:mtext>
    </math:mrow>
    <math:annotation math:encoding="StarMath 5.0">"All (unstable) eigenvalues are controllable by the above PBH test, so " [A , B] " is again stabilizable."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o math:stretchy="false">λ</math:mo>
        <math:mo math:stretchy="false">=</math:mo>
        <math:mn>1.2</math:mn>
      </math:mrow>
      <math:mi>,</math:mi>
      <math:mi/>
      <math:mi>null</math:mi>
      <math:mrow>
        <math:mfenced math:open="[" math:close="]"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</math:mtr>
            <math:mtr>
              <math:mtd>
                <math:mi>C</math:mi>
              </math:mtd>
            </math:mtr>
          </math:mtable>
        </math:mfenced>
        <math:mo math:stretchy="false">=</math:mo>
        <math:mrow>
          <math:mn>3</math:mn>
          <math:mo math:stretchy="false">−</math:mo>
          <math:mi>rank</math:mi>
        </math:mrow>
      </math:mrow>
      <math:mrow>
        <math:mfenced math:open="[" math:close="]">
          <math:mtable>
            <math:mtr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1.2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n>2</math:mn>
              </math:mtd>
              <math:mtd>
                <math:mn>1.2</math:mn>
              </math:mtd>
            </math:mtr>
            <math:mtr>
              <math:mtd>
                <math:mn>10</math:mn>
              </math:mtd>
              <math:mtd>
                <math:mn>0</math:mn>
              </math:mtd>
              <math:mtd>
                <math:mn>0</math:mn>
              </math:mtd>
            </math:mtr>
          </math:mtable>
        </math:mfenced>
        <math:mo math:stretchy="false">=</math:mo>
        <math:mn>0</math:mn>
      </math:mrow>
    </math:mrow>
    <math:annotation math:encoding="StarMath 5.0">"For " %lambda = 1.2 ,` func null left [ matrix{%lambda I - A ## C} right ] = 3 - func rank left [ matrix{ 0 # -1 # 0 ## 0 # 1.2 # -1 ## 0 # 2 # 1.2 ## 10 # 0 # 0} right ] = 0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o math:stretchy="false">λ</math:mo>
        <math:mo math:stretchy="false">=</math:mo>
        <math:mi>j</math:mi>
      </math:mrow>
      <math:msqrt>
        <math:mn>2</math:mn>
      </math:msqrt>
      <math:mi>,</math:mi>
      <math:mi/>
      <math:mi>null</math:mi>
      <math:mrow>
        <math:mfenced math:open="[" math:close="]"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</math:mtr>
            <math:mtr>
              <math:mtd>
                <math:mi>C</math:mi>
              </math:mtd>
            </math:mtr>
          </math:mtable>
        </math:mfenced>
        <math:mo math:stretchy="false">=</math:mo>
        <math:mrow>
          <math:mn>3</math:mn>
          <math:mo math:stretchy="false">−</math:mo>
          <math:mi>rank</math:mi>
        </math:mrow>
      </math:mrow>
      <math:mrow>
        <math:mfenced math:open="[" math:close="]">
          <math:mtable>
            <math:mtr>
              <math:mtd>
                <math:mrow>
                  <math:mi>j</math:mi>
                  <math:mrow>
                    <math:msqrt>
                      <math:mn>2</math:mn>
                    </math:msqrt>
                    <math:mo math:stretchy="false">−</math:mo>
                    <math:mn>1.2</math:mn>
                  </math:mrow>
                </math:mrow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i>j</math:mi>
                  <math:msqrt>
                    <math:mn>2</math:mn>
                  </math:msqrt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n>2</math:mn>
              </math:mtd>
              <math:mtd>
                <math:mrow>
                  <math:mi>j</math:mi>
                  <math:msqrt>
                    <math:mn>2</math:mn>
                  </math:msqrt>
                </math:mrow>
              </math:mtd>
            </math:mtr>
            <math:mtr>
              <math:mtd>
                <math:mn>10</math:mn>
              </math:mtd>
              <math:mtd>
                <math:mn>0</math:mn>
              </math:mtd>
              <math:mtd>
                <math:mn>0</math:mn>
              </math:mtd>
            </math:mtr>
          </math:mtable>
        </math:mfenced>
        <math:mo math:stretchy="false">=</math:mo>
        <math:mn>0</math:mn>
      </math:mrow>
    </math:mrow>
    <math:annotation math:encoding="StarMath 5.0">"For " %lambda = j sqrt{2} ,` func null left [ matrix{%lambda I - A ## C} right ] = 3 - func rank left [ matrix{ j sqrt{2} - 1.2 # -1 # 0 ## 0 # j sqrt{2} # -1 ## 0 # 2 # j sqrt{2} ## 10 # 0 # 0} right ] = 0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o math:stretchy="false">λ</math:mo>
        <math:mo math:stretchy="false">=</math:mo>
        <math:mrow>
          <math:mo math:stretchy="false">−</math:mo>
          <math:mi>j</math:mi>
        </math:mrow>
      </math:mrow>
      <math:msqrt>
        <math:mn>2</math:mn>
      </math:msqrt>
      <math:mi>,</math:mi>
      <math:mi/>
      <math:mi>null</math:mi>
      <math:mrow>
        <math:mfenced math:open="[" math:close="]"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</math:mtr>
            <math:mtr>
              <math:mtd>
                <math:mi>C</math:mi>
              </math:mtd>
            </math:mtr>
          </math:mtable>
        </math:mfenced>
        <math:mo math:stretchy="false">=</math:mo>
        <math:mrow>
          <math:mn>3</math:mn>
          <math:mo math:stretchy="false">−</math:mo>
          <math:mi>rank</math:mi>
        </math:mrow>
      </math:mrow>
      <math:mrow>
        <math:mfenced math:open="[" math:close="]">
          <math:mtable>
            <math:mtr>
              <math:mtd>
                <math:mrow>
                  <math:mrow>
                    <math:mo math:stretchy="false">−</math:mo>
                    <math:mi>j</math:mi>
                  </math:mrow>
                  <math:mrow>
                    <math:msqrt>
                      <math:mn>2</math:mn>
                    </math:msqrt>
                    <math:mo math:stretchy="false">−</math:mo>
                    <math:mn>1.2</math:mn>
                  </math:mrow>
                </math:mrow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row>
                    <math:mo math:stretchy="false">−</math:mo>
                    <math:mi>j</math:mi>
                  </math:mrow>
                  <math:msqrt>
                    <math:mn>2</math:mn>
                  </math:msqrt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n>2</math:mn>
              </math:mtd>
              <math:mtd>
                <math:mrow>
                  <math:mrow>
                    <math:mo math:stretchy="false">−</math:mo>
                    <math:mi>j</math:mi>
                  </math:mrow>
                  <math:msqrt>
                    <math:mn>2</math:mn>
                  </math:msqrt>
                </math:mrow>
              </math:mtd>
            </math:mtr>
            <math:mtr>
              <math:mtd>
                <math:mn>10</math:mn>
              </math:mtd>
              <math:mtd>
                <math:mn>0</math:mn>
              </math:mtd>
              <math:mtd>
                <math:mn>0</math:mn>
              </math:mtd>
            </math:mtr>
          </math:mtable>
        </math:mfenced>
        <math:mo math:stretchy="false">=</math:mo>
        <math:mn>0</math:mn>
      </math:mrow>
    </math:mrow>
    <math:annotation math:encoding="StarMath 5.0">"For " %lambda = -j sqrt{2} ,` func null left [ matrix{%lambda I - A ## C} right ] = 3 - func rank left [ matrix{ -j sqrt{2} - 1.2 # -1 # 0 ## 0 # -j sqrt{2} # -1 ## 0 # 2 # -j sqrt{2} ## 10 # 0 # 0} right ] = 0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fenced math:open="[" math:close="]">
          <math:mtable>
            <math:mtr>
              <math:mtd>
                <math:mn>0.8</math:mn>
              </math:mtd>
              <math:mtd>
                <math:mn>1</math:mn>
              </math:mtd>
              <math:mtd>
                <math:mn>1</math:mn>
              </math:mtd>
            </math:mtr>
            <math:mtr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1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  <math:mi>,</math:mi>
      <math:mi/>
      <math:mrow>
        <math:mi>B</math:mi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n>0</math:mn>
              </math:mtd>
            </math:mtr>
            <math:mtr>
              <math:mtd>
                <math:mn>1</math:mn>
              </math:mtd>
            </math:mtr>
          </math:mtable>
        </math:mfenced>
      </math:mrow>
      <math:mi>,</math:mi>
      <math:mi/>
      <math:mrow>
        <math:mi>C</math:mi>
        <math:mo math:stretchy="false">=</math:mo>
        <math:mrow>
          <math:mo math:stretchy="false">[</math:mo>
          <math:mtable>
            <math:mtr>
              <math:mtd>
                <math:mn>0</math:mn>
              </math:mtd>
              <math:mtd>
                <math:mn>1</math:mn>
              </math:mtd>
              <math:mtd>
                <math:mn>0</math:mn>
              </math:mtd>
            </math:mtr>
          </math:mtable>
          <math:mo math:stretchy="false">]</math:mo>
        </math:mrow>
      </math:mrow>
      <math:mi>,</math:mi>
      <math:mi/>
      <math:mrow>
        <math:mi>R</math:mi>
        <math:mo math:stretchy="false">=</math:mo>
        <math:mn>0.1</math:mn>
      </math:mrow>
      <math:mi>,</math:mi>
      <math:mi/>
      <math:mrow>
        <math:mi>Q</math:mi>
        <math:mo math:stretchy="false">=</math:mo>
        <math:msup>
          <math:mi>C</math:mi>
          <math:mi>T</math:mi>
        </math:msup>
      </math:mrow>
      <math:mrow>
        <math:mi>C</math:mi>
        <math:mo math:stretchy="false">=</math:mo>
        <math:mfenced math:open="[" math:close="]">
          <math:mtable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</math:mtable>
        </math:mfenced>
      </math:mrow>
    </math:mrow>
    <math:annotation math:encoding="StarMath 5.0">A = left [ matrix{ 0.8 # 1 # 1 ## 0 # -1 # 1 ## 0 # 0 # -1} right ] ,` B = left [ matrix{ 0 ## 0 ## 1} right ] ,` C = [ matrix{0 # 1 # 0}] ,` R = 0.1 ,` Q = C^T C = left [ matrix{ 0 # 0 # 0 ## 0 # 1 # 0 ## 0 # 0 # 0} right ]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text>Triangular </math:mtext>
      <math:mi>A</math:mi>
      <math:mtext> matrix, so by inspection the eigenvalues are 0.8 and -1. The eigenvalue at -1 is on the</math:mtext>
    </math:mrow>
    <math:annotation math:encoding="StarMath 5.0">"Triangular " A " matrix, so by inspection the eigenvalues are 0.8 and -1. The eigenvalue at -1 is on the"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rank</math:mi>
      <math:mrow>
        <math:mrow>
          <math:mo math:stretchy="false">[</math:mo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  <math:mtd>
                <math:mi>B</math:mi>
              </math:mtd>
            </math:mtr>
          </math:mtable>
          <math:mo math:stretchy="false">]</math:mo>
        </math:mrow>
        <math:mo math:stretchy="false">=</math:mo>
        <math:mi>rank</math:mi>
      </math:mrow>
      <math:mrow>
        <math:mfenced math:open="[" math:close="]">
          <math:mtable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  <math:mtd>
                <math:mn>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1.2</math:mn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2</math:mn>
              </math:mtd>
              <math:mtd>
                <math:mn>1.2</math:mn>
              </math:mtd>
              <math:mtd>
                <math:mn>0</math:mn>
              </math:mtd>
              <math:mtd>
                <math:mn>1</math:mn>
              </math:mtd>
            </math:mtr>
          </math:mtable>
        </math:mfenced>
        <math:mo math:stretchy="false">=</math:mo>
        <math:mn>3</math:mn>
      </math:mrow>
    </math:mrow>
    <math:annotation math:encoding="StarMath 5.0">func rank [matrix{%lambda I - A # B}] = func rank left [ matrix{ 0 # 0 # 0 # 1 # 0 ## 0 # 1.2 # -1 # 0 # 0 ## 0 # 2 # 1.2 # 0 # 1} right ] = 3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o math:stretchy="false">λ</math:mo>
        <math:mo math:stretchy="false">=</math:mo>
        <math:mrow>
          <math:mo math:stretchy="false">−</math:mo>
          <math:mn>1,</math:mn>
        </math:mrow>
      </math:mrow>
      <math:mi/>
      <math:mi>rank</math:mi>
      <math:mrow>
        <math:mrow>
          <math:mo math:stretchy="false">[</math:mo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  <math:mtd>
                <math:mi>B</math:mi>
              </math:mtd>
            </math:mtr>
          </math:mtable>
          <math:mo math:stretchy="false">]</math:mo>
        </math:mrow>
        <math:mo math:stretchy="false">=</math:mo>
        <math:mi>rank</math:mi>
      </math:mrow>
      <math:mrow>
        <math:mfenced math:open="[" math:close="]">
          <math:mtable>
            <math:mtr>
              <math:mtd>
                <math:mrow>
                  <math:mo math:stretchy="false">−</math:mo>
                  <math:mn>1.8</math:mn>
                </math:mrow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  <math:mtd>
                <math:mn>1</math:mn>
              </math:mtd>
            </math:mtr>
          </math:mtable>
        </math:mfenced>
        <math:mo math:stretchy="false">=</math:mo>
        <math:mn>3</math:mn>
      </math:mrow>
    </math:mrow>
    <math:annotation math:encoding="StarMath 5.0">"For " %lambda = -1,` func rank [matrix{%lambda I - A # B}] = func rank left [ matrix{ -1.8 # -1 # -1 # 0 ## 0 # 0 # -1 # 0 ## 0 # 0 # 0 # 1} right ] = 3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text>The convergence dynamics are slightly smoother and faster for </math:mtext>
      <math:mrow>
        <math:mi>S</math:mi>
        <math:mo math:stretchy="false">=</math:mo>
        <math:mi>Diag</math:mi>
      </math:mrow>
      <math:mrow>
        <math:mo math:stretchy="false">(</math:mo>
        <math:mrow>
          <math:mn>0,</math:mn>
          <math:mn>0,</math:mn>
          <math:mn>1</math:mn>
        </math:mrow>
        <math:mo math:stretchy="false">)</math:mo>
      </math:mrow>
      <math:mtext> than for </math:mtext>
      <math:mrow>
        <math:mi>S</math:mi>
        <math:mo math:stretchy="false">=</math:mo>
        <math:mn>0.</math:mn>
      </math:mrow>
    </math:mrow>
    <math:annotation math:encoding="StarMath 5.0">"The convergence dynamics are slightly smoother and faster for " S = func Diag(0, 0, 1) " than for " S = 0.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text>Other than the initial condition, the convergence dynamics are very similar for these choices of </math:mtext>
      <math:mi math:fontstyle="italic">S.</math:mi>
    </math:mrow>
    <math:annotation math:encoding="StarMath 5.0">"Other than the initial condition, the convergence dynamics are very similar for these choices of " S.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text>All potentially unstable eigenvalues are controllable, so this </math:mtext>
      <math:mrow>
        <math:mo math:stretchy="false">[</math:mo>
        <math:mrow>
          <math:mi>A</math:mi>
          <math:mi>,</math:mi>
          <math:mi>B</math:mi>
        </math:mrow>
        <math:mo math:stretchy="false">]</math:mo>
      </math:mrow>
      <math:mtext> is stabilizable.</math:mtext>
    </math:mrow>
    <math:annotation math:encoding="StarMath 5.0">"All potentially unstable eigenvalues are controllable, so this " [A , B] " is stabilizable."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o math:stretchy="false">λ</math:mo>
        <math:mo math:stretchy="false">=</math:mo>
        <math:mrow>
          <math:mo math:stretchy="false">−</math:mo>
          <math:mn>1</math:mn>
        </math:mrow>
      </math:mrow>
      <math:mi>,</math:mi>
      <math:mi/>
      <math:mi>null</math:mi>
      <math:mrow>
        <math:mfenced math:open="[" math:close="]"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</math:mtr>
            <math:mtr>
              <math:mtd>
                <math:mi>C</math:mi>
              </math:mtd>
            </math:mtr>
          </math:mtable>
        </math:mfenced>
        <math:mo math:stretchy="false">=</math:mo>
        <math:mrow>
          <math:mn>3</math:mn>
          <math:mo math:stretchy="false">−</math:mo>
          <math:mi>rank</math:mi>
        </math:mrow>
      </math:mrow>
      <math:mrow>
        <math:mfenced math:open="[" math:close="]">
          <math:mtable>
            <math:mtr>
              <math:mtd>
                <math:mrow>
                  <math:mo math:stretchy="false">−</math:mo>
                  <math:mn>1.8</math:mn>
                </math:mrow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1</math:mn>
              </math:mtd>
              <math:mtd>
                <math:mn>0</math:mn>
              </math:mtd>
            </math:mtr>
          </math:mtable>
        </math:mfenced>
        <math:mo math:stretchy="false">=</math:mo>
        <math:mn>0</math:mn>
      </math:mrow>
    </math:mrow>
    <math:annotation math:encoding="StarMath 5.0">"For " %lambda = -1 ,` func null left [ matrix{%lambda I - A ## C} right ] = 3 - func rank left [ matrix{ -1.8 # -1 # -1 ## 0 # 0 # -1 ## 0 # 0 # 0 ## 0 # 1 # 0} right ] = 0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=</math:mo>
        <math:mi>A</math:mi>
      </math:mrow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i>B</math:mi>
      </math:mrow>
      <math:mi>u</math:mi>
      <math:mrow>
        <math:mo math:stretchy="false">(</math:mo>
        <math:mi>k</math:mi>
        <math:mo math:stretchy="false">)</math:mo>
      </math:mrow>
      <math:mi>,</math:mi>
      <math:mi/>
      <math:mi>x</math:mi>
      <math:mrow>
        <math:mrow>
          <math:mo math:stretchy="false">(</math:mo>
          <math:mn>0</math:mn>
          <math:mo math:stretchy="false">)</math:mo>
        </math:mrow>
        <math:mo math:stretchy="false">≠</math:mo>
        <math:mn>0</math:mn>
      </math:mrow>
    </math:mrow>
    <math:annotation math:encoding="StarMath 5.0">x(k+1) = A x(k) + B u(k) ,` x(0) &lt;&gt; 0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frac>
          <math:mn>1</math:mn>
          <math:mn>2</math:mn>
        </math:mfrac>
      </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o math:stretchy="false">∞</math:mo>
        </math:munderover>
        <math:mrow>
          <math:mo math:stretchy="false">{</math:mo>
          <math:mrow>
            <math:msup>
              <math:mi>x</math:mi>
              <math:mi>T</math:mi>
            </math:msup>
            <math:mrow>
              <math:mo math:stretchy="false">(</math:mo>
              <math:mi>k</math:mi>
              <math:mo math:stretchy="false">)</math:mo>
            </math:mrow>
            <math:mi>Q</math:mi>
            <math:mi>x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n>2</math:mn>
            </math:mrow>
            <math:msup>
              <math:mi>x</math:mi>
              <math:mi>T</math:mi>
            </math:msup>
            <math:mrow>
              <math:mo math:stretchy="false">(</math:mo>
              <math:mi>k</math:mi>
              <math:mo math:stretchy="false">)</math:mo>
            </math:mrow>
            <math:mi>S</math:mi>
            <math:mi>u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sup>
                <math:mi>u</math:mi>
                <math:mi>T</math:mi>
              </math:msup>
            </math:mrow>
            <math:mrow>
              <math:mo math:stretchy="false">(</math:mo>
              <math:mi>k</math:mi>
              <math:mo math:stretchy="false">)</math:mo>
            </math:mrow>
            <math:mi>R</math:mi>
            <math:mi>u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</math:mrow>
    </math:mrow>
    <math:annotation math:encoding="StarMath 5.0">J = 1 over 2 sum from k=0 to infinity lbrace x^T(k) Q x(k) + 2 x^T(k) S u(k) + u^T(k) R u(k) rbrace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text>All potentially unstable eigenvalues are observable, so this </math:mtext>
      <math:mrow>
        <math:mo math:stretchy="false">[</math:mo>
        <math:mrow>
          <math:mi>A</math:mi>
          <math:mi>,</math:mi>
          <math:mi>C</math:mi>
        </math:mrow>
        <math:mo math:stretchy="false">]</math:mo>
      </math:mrow>
      <math:mtext> is detectable.</math:mtext>
    </math:mrow>
    <math:annotation math:encoding="StarMath 5.0">"All potentially unstable eigenvalues are observable, so this " [A , C] " is detectable."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o math:stretchy="false">∞</math:mo>
      </math:msub>
      <math:mo math:stretchy="false">=</math:mo>
      <math:mfenced math:open="[" math:close="]">
        <math:mtable>
          <math:mtr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2.1429</math:mn>
            </math:mtd>
            <math:mtd>
              <math:mrow>
                <math:mo math:stretchy="false">−</math:mo>
                <math:mn>1.2246</math:mn>
              </math:mrow>
            </math:mtd>
          </math:mtr>
          <math:mtr>
            <math:mtd>
              <math:mn>0</math:mn>
            </math:mtd>
            <math:mtd>
              <math:mrow>
                <math:mo math:stretchy="false">−</math:mo>
                <math:mn>1.2246</math:mn>
              </math:mrow>
            </math:mtd>
            <math:mtd>
              <math:mn>1.3996</math:mn>
            </math:mtd>
          </math:mtr>
        </math:mtable>
      </math:mfenced>
    </math:mrow>
    <math:annotation math:encoding="StarMath 5.0">P_infinity = left [ matrix{ 0 # 0 # 0 ## 0 # 2.1429 # -1.2246 ## 0 # -1.2246 # 1.3996} right ]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i>S</math:mi>
        <math:mo math:stretchy="false">=</math:mo>
        <math:mn>0,</math:mn>
      </math:mrow>
      <math:mi/>
      <math:mi>P</math:mi>
      <math:mrow>
        <math:mrow>
          <math:mo math:stretchy="false">(</math:mo>
          <math:mn>0</math:mn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n>1</math:mn>
          <math:mo math:stretchy="false">)</math:mo>
        </math:mrow>
        <math:mo math:stretchy="false">=</math:mo>
        <math:mfenced math:open="[" math:close="]">
          <math:mtable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2.1429</math:mn>
              </math:mtd>
              <math:mtd>
                <math:mrow>
                  <math:mo math:stretchy="false">−</math:mo>
                  <math:mn>1.2246</math:mn>
                </math:mrow>
              </math:mtd>
            </math:mtr>
            <math:mtr>
              <math:mtd>
                <math:mn>0</math:mn>
              </math:mtd>
              <math:mtd>
                <math:mrow>
                  <math:mo math:stretchy="false">−</math:mo>
                  <math:mn>1.2246</math:mn>
                </math:mrow>
              </math:mtd>
              <math:mtd>
                <math:mn>1.3996</math:mn>
              </math:mtd>
            </math:mtr>
          </math:mtable>
        </math:mfenced>
      </math:mrow>
      <math:mtext>, (converged to round-off precision)</math:mtext>
    </math:mrow>
    <math:annotation math:encoding="StarMath 5.0">"For " S = 0,` P(0) = P(1) = left [ matrix{ 0 # 0 # 0 ## 0 # 2.1429 # -1.2246 ## 0 # -1.2246 # 1.3996} right ] ", (converged to round-off precision)"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o math:stretchy="false">λ</math:mo>
        <math:mo math:stretchy="false">=</math:mo>
        <math:mi>j</math:mi>
      </math:mrow>
      <math:msqrt>
        <math:mn>2</math:mn>
      </math:msqrt>
      <math:mi>,</math:mi>
      <math:mi/>
      <math:mi>rank</math:mi>
      <math:mrow>
        <math:mrow>
          <math:mo math:stretchy="false">[</math:mo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  <math:mtd>
                <math:mi>B</math:mi>
              </math:mtd>
            </math:mtr>
          </math:mtable>
          <math:mo math:stretchy="false">]</math:mo>
        </math:mrow>
        <math:mo math:stretchy="false">=</math:mo>
        <math:mi>rank</math:mi>
      </math:mrow>
      <math:mrow>
        <math:mfenced math:open="[" math:close="]">
          <math:mtable>
            <math:mtr>
              <math:mtd>
                <math:mrow>
                  <math:mi>j</math:mi>
                  <math:mrow>
                    <math:msqrt>
                      <math:mn>2</math:mn>
                    </math:msqrt>
                    <math:mo math:stretchy="false">−</math:mo>
                    <math:mn>1.2</math:mn>
                  </math:mrow>
                </math:mrow>
              </math:mtd>
              <math:mtd>
                <math:mn>0</math:mn>
              </math:mtd>
              <math:mtd>
                <math:mn>0</math:mn>
              </math:mtd>
              <math:mtd>
                <math:mn>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i>j</math:mi>
                  <math:msqrt>
                    <math:mn>2</math:mn>
                  </math:msqrt>
                </math:mrow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2</math:mn>
              </math:mtd>
              <math:mtd>
                <math:mrow>
                  <math:mi>j</math:mi>
                  <math:msqrt>
                    <math:mn>2</math:mn>
                  </math:msqrt>
                </math:mrow>
              </math:mtd>
              <math:mtd>
                <math:mn>0</math:mn>
              </math:mtd>
              <math:mtd>
                <math:mn>1</math:mn>
              </math:mtd>
            </math:mtr>
          </math:mtable>
        </math:mfenced>
        <math:mo math:stretchy="false">=</math:mo>
        <math:mn>3</math:mn>
      </math:mrow>
    </math:mrow>
    <math:annotation math:encoding="StarMath 5.0">"For " %lambda = j sqrt{2} ,` func rank [matrix{%lambda I - A # B}] = func rank left [ matrix{ j sqrt{2} - 1.2 # 0 # 0 # 1 # 0 ## 0 # j sqrt{2} # -1 # 0 # 0 ## 0 # 2 # j sqrt{2} # 0 # 1} right ] = 3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i>S</math:mi>
        <math:mo math:stretchy="false">=</math:mo>
        <math:mi>Diag</math:mi>
      </math:mrow>
      <math:mrow>
        <math:mo math:stretchy="false">(</math:mo>
        <math:mrow>
          <math:mn>0,</math:mn>
          <math:mn>0,</math:mn>
          <math:mn>1</math:mn>
        </math:mrow>
        <math:mo math:stretchy="false">)</math:mo>
      </math:mrow>
      <math:mi>,</math:mi>
      <math:mi/>
      <math:mi>P</math:mi>
      <math:mrow>
        <math:mrow>
          <math:mo math:stretchy="false">(</math:mo>
          <math:mn>0</math:mn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n>1</math:mn>
          <math:mo math:stretchy="false">)</math:mo>
        </math:mrow>
        <math:mo math:stretchy="false">=</math:mo>
        <math:mfenced math:open="[" math:close="]">
          <math:mtable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2.1429</math:mn>
              </math:mtd>
              <math:mtd>
                <math:mrow>
                  <math:mo math:stretchy="false">−</math:mo>
                  <math:mn>1.2246</math:mn>
                </math:mrow>
              </math:mtd>
            </math:mtr>
            <math:mtr>
              <math:mtd>
                <math:mn>0</math:mn>
              </math:mtd>
              <math:mtd>
                <math:mrow>
                  <math:mo math:stretchy="false">−</math:mo>
                  <math:mn>1.2246</math:mn>
                </math:mrow>
              </math:mtd>
              <math:mtd>
                <math:mn>1.3996</math:mn>
              </math:mtd>
            </math:mtr>
          </math:mtable>
        </math:mfenced>
      </math:mrow>
      <math:mtext>, (converged to round-off precision)</math:mtext>
    </math:mrow>
    <math:annotation math:encoding="StarMath 5.0">"For " S = func Diag(0, 0, 1),` P(0) = P(1) = left [ matrix{ 0 # 0 # 0 ## 0 # 2.1429 # -1.2246 ## 0 # -1.2246 # 1.3996} right ] ", (converged to round-off precision)"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text>The RDE converged to a unique solution as expected with a stabilizable and detectable system.</math:mtext>
    <math:annotation math:encoding="StarMath 5.0">"The RDE converged to a unique solution as expected with a stabilizable and detectable system."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text>unit circle, but since it has multiplicity 2 its Jordan block may not be size 1. It could potentially</math:mtext>
    <math:annotation math:encoding="StarMath 5.0">"unit circle, but since it has multiplicity 2 its Jordan block may not be size 1. It could potentially"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text>be unstable (depending on the rank of </math:mtext>
      <math:mo math:stretchy="false">λ</math:mo>
      <math:mrow>
        <math:mi>I</math:mi>
        <math:mo math:stretchy="false">−</math:mo>
        <math:mi>A</math:mi>
      </math:mrow>
      <math:mtext>) so we need to check it.</math:mtext>
    </math:mrow>
    <math:annotation math:encoding="StarMath 5.0">"be unstable (depending on the rank of " %lambda I - A ") so we need to check it."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Q</math:mi>
          <math:mo math:stretchy="false">=</math:mo>
          <math:msup>
            <math:mi>Q</math:mi>
            <math:mi>T</math:mi>
          </math:msup>
        </math:mrow>
        <math:mo math:stretchy="false">≥</math:mo>
        <math:mn>0</math:mn>
      </math:mrow>
      <math:mi>,</math:mi>
      <math:mi/>
      <math:mrow>
        <math:mrow>
          <math:mi>R</math:mi>
          <math:mo math:stretchy="false">=</math:mo>
          <math:msup>
            <math:mi>R</math:mi>
            <math:mi>T</math:mi>
          </math:msup>
        </math:mrow>
        <math:mo math:stretchy="false">&gt;</math:mo>
        <math:mn>0</math:mn>
      </math:mrow>
      <math:mi>,</math:mi>
      <math:mi/>
      <math:mrow>
        <math:mfenced math:open="[" math:close="]">
          <math:mtable>
            <math:mtr>
              <math:mtd>
                <math:mi>Q</math:mi>
              </math:mtd>
              <math:mtd>
                <math:mi>S</math:mi>
              </math:mtd>
            </math:mtr>
            <math:mtr>
              <math:mtd>
                <math:msup>
                  <math:mi>S</math:mi>
                  <math:mi>T</math:mi>
                </math:msup>
              </math:mtd>
              <math:mtd>
                <math:mi>R</math:mi>
              </math:mtd>
            </math:mtr>
          </math:mtable>
        </math:mfenced>
        <math:mo math:stretchy="false">≥</math:mo>
        <math:mn>0</math:mn>
      </math:mrow>
      <math:mo math:stretchy="false">⇔</math:mo>
      <math:mrow>
        <math:mi>Q</math:mi>
        <math:mo math:stretchy="false">−</math:mo>
        <math:mi>S</math:mi>
      </math:mrow>
      <math:msup>
        <math:mi>R</math:mi>
        <math:mrow>
          <math:mo math:stretchy="false">−</math:mo>
          <math:mn>1</math:mn>
        </math:mrow>
      </math:msup>
      <math:mrow>
        <math:msup>
          <math:mi>S</math:mi>
          <math:mi>T</math:mi>
        </math:msup>
        <math:mo math:stretchy="false">≥</math:mo>
        <math:mn>0</math:mn>
      </math:mrow>
    </math:mrow>
    <math:annotation math:encoding="StarMath 5.0">Q = Q^T &gt;= 0 ,` R = R^T &gt; 0 ,` left [ matrix{Q # S ## S^T # R} right ] &gt;= 0 dlrarrow Q - S R^-1 S^T &gt;= 0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>u</math:mi>
      <math:mrow>
        <math:mrow>
          <math:mo math:stretchy="false">(</math:mo>
          <math:mi>k</math:mi>
          <math:mo math:stretchy="false">)</math:mo>
        </math:mrow>
        <math:mo math:stretchy="false">=</math:mo>
        <math:mrow>
          <math:mo math:stretchy="false">−</math:mo>
          <math:msub>
            <math:mi>K</math:mi>
            <math:mn>1</math:mn>
          </math:msub>
        </math:mrow>
      </math:mrow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sub>
          <math:mi>u</math:mi>
          <math:mn>1</math:mn>
        </math:msub>
      </math:mrow>
      <math:mrow>
        <math:mo math:stretchy="false">(</math:mo>
        <math:mi>k</math:mi>
        <math:mo math:stretchy="false">)</math:mo>
      </math:mrow>
    </math:mrow>
    <math:annotation math:encoding="StarMath 5.0">u(k) = - K_1 x(k) + u_1(k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frac>
          <math:mn>1</math:mn>
          <math:mn>2</math:mn>
        </math:mfrac>
      </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o math:stretchy="false">∞</math:mo>
        </math:munderover>
        <math:mrow>
          <math:mo math:stretchy="false">{</math:mo>
          <math:mrow>
            <math:msup>
              <math:mi>x</math:mi>
              <math:mi>T</math:mi>
            </math:msup>
            <math:mrow>
              <math:mo math:stretchy="false">(</math:mo>
              <math:mi>k</math:mi>
              <math:mo math:stretchy="false">)</math:mo>
            </math:mrow>
            <math:mi>Q</math:mi>
            <math:mi>x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n>2</math:mn>
            </math:mrow>
            <math:msup>
              <math:mi>x</math:mi>
              <math:mi>T</math:mi>
            </math:msup>
            <math:mrow>
              <math:mo math:stretchy="false">(</math:mo>
              <math:mi>k</math:mi>
              <math:mo math:stretchy="false">)</math:mo>
            </math:mrow>
            <math:mi>S</math:mi>
            <math:mrow>
              <math:mrow>
                <math:mo math:stretchy="false">(</math:mo>
                <math:mrow>
                  <math:mrow>
                    <math:mo math:stretchy="false">−</math:mo>
                    <math:msub>
                      <math:mi>K</math:mi>
                      <math:mn>1</math:mn>
                    </math:msub>
                  </math:mrow>
                  <math:mi>x</math:mi>
                  <math:mrow>
                    <math:mrow>
                      <math:mo math:stretchy="false">(</math:mo>
                      <math:mi>k</math:mi>
                      <math:mo math:stretchy="false">)</math:mo>
                    </math:mrow>
                    <math:mo math:stretchy="false">+</math:mo>
                    <math:msub>
                      <math:mi>u</math:mi>
                      <math:mn>1</math:mn>
                    </math:msub>
                  </math:mrow>
                  <math:mrow>
                    <math:mo math:stretchy="false">(</math:mo>
                    <math:mi>k</math:mi>
                    <math:mo math:stretchy="false">)</math:mo>
                  </math:mrow>
                </math:mrow>
                <math:mo math:stretchy="false">)</math:mo>
              </math:mrow>
              <math:mo math:stretchy="false">+</math:mo>
              <math:mrow>
                <math:mo math:stretchy="false">(</math:mo>
                <math:mrow>
                  <math:mrow>
                    <math:mo math:stretchy="false">−</math:mo>
                    <math:msup>
                      <math:mi>x</math:mi>
                      <math:mi>T</math:mi>
                    </math:msup>
                  </math:mrow>
                  <math:mrow>
                    <math:mo math:stretchy="false">(</math:mo>
                    <math:mi>k</math:mi>
                    <math:mo math:stretchy="false">)</math:mo>
                  </math:mrow>
                  <math:mrow>
                    <math:msubsup>
                      <math:mi>K</math:mi>
                      <math:mn>1</math:mn>
                      <math:mi>T</math:mi>
                    </math:msubsup>
                    <math:mo math:stretchy="false">+</math:mo>
                    <math:msubsup>
                      <math:mi>u</math:mi>
                      <math:mn>1</math:mn>
                      <math:mi>T</math:mi>
                    </math:msubsup>
                  </math:mrow>
                  <math:mrow>
                    <math:mo math:stretchy="false">(</math:mo>
                    <math:mi>k</math:mi>
                    <math:mo math:stretchy="false">)</math:mo>
                  </math:mrow>
                </math:mrow>
                <math:mo math:stretchy="false">)</math:mo>
              </math:mrow>
            </math:mrow>
            <math:mi>R</math:mi>
            <math:mrow>
              <math:mo math:stretchy="false">(</math:mo>
              <math:mrow>
                <math:mrow>
                  <math:mo math:stretchy="false">−</math:mo>
                  <math:msub>
                    <math:mi>K</math:mi>
                    <math:mn>1</math:mn>
                  </math:msub>
                </math:mrow>
                <math:mi>x</math:mi>
                <math:mrow>
                  <math:mrow>
                    <math:mo math:stretchy="false">(</math:mo>
                    <math:mi>k</math:mi>
                    <math:mo math:stretchy="false">)</math:mo>
                  </math:mrow>
                  <math:mo math:stretchy="false">+</math:mo>
                  <math:msub>
                    <math:mi>u</math:mi>
                    <math:mn>1</math:mn>
                  </math:msub>
                </math:mrow>
                <math:mrow>
                  <math:mo math:stretchy="false">(</math:mo>
                  <math:mi>k</math:mi>
                  <math:mo math:stretchy="false">)</math:mo>
                </math:mrow>
              </math:mrow>
              <math:mo math:stretchy="false">)</math:mo>
            </math:mrow>
          </math:mrow>
          <math:mo math:stretchy="false">}</math:mo>
        </math:mrow>
      </math:mrow>
    </math:mrow>
    <math:annotation math:encoding="StarMath 5.0">J = 1 over 2 sum from k=0 to infinity lbrace x^T(k) Q x(k) + 2 x^T(k) S (-K_1 x(k) + u_1(k)) + (-x^T(k) K_1^T + u_1^T(k)) R (-K_1 x(k) +  u_1(k))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frac>
          <math:mn>1</math:mn>
          <math:mn>2</math:mn>
        </math:mfrac>
      </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o math:stretchy="false">∞</math:mo>
        </math:munderover>
        <math:mtext>{</math:mtext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i>Q</math:mi>
      <math:mi>x</math:mi>
      <math:mrow>
        <math:mrow>
          <math:mo math:stretchy="false">(</math:mo>
          <math:mi>k</math:mi>
          <math:mo math:stretchy="false">)</math:mo>
        </math:mrow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i>S</math:mi>
      <math:msub>
        <math:mi>K</math:mi>
        <math:mn>1</math:mn>
      </math:msub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i>S</math:mi>
      <math:msub>
        <math:mi>u</math:mi>
        <math:mn>1</math:mn>
      </math:msub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subsup>
        <math:mi>K</math:mi>
        <math:mn>1</math:mn>
        <math:mi>T</math:mi>
      </math:msubsup>
      <math:mi>R</math:mi>
      <math:msub>
        <math:mi>K</math:mi>
        <math:mn>1</math:mn>
      </math:msub>
      <math:mi>x</math:mi>
      <math:mrow>
        <math:mrow>
          <math:mo math:stretchy="false">(</math:mo>
          <math:mi>k</math:mi>
          <math:mo math:stretchy="false">)</math:mo>
        </math:mrow>
        <math:mo math:stretchy="false">−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subsup>
        <math:mi>K</math:mi>
        <math:mn>1</math:mn>
        <math:mi>T</math:mi>
      </math:msubsup>
      <math:mi>R</math:mi>
      <math:msub>
        <math:mi>u</math:mi>
        <math:mn>1</math:mn>
      </math:msub>
      <math:mrow>
        <math:mo math:stretchy="false">(</math:mo>
        <math:mi>k</math:mi>
        <math:mo math:stretchy="false">)</math:mo>
      </math:mrow>
    </math:mrow>
    <math:annotation math:encoding="StarMath 5.0">J = 1 over 2 sum from k=0 to infinity "{" x^T(k) Q x(k) - 2 x^T(k) S K_1 x(k) + 2 x^T(k) S u_1(k) + x^T(k) K_1^T R K_1 x(k) - x^T(k) K_1^T R u_1(k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−</math:mo>
        <math:msubsup>
          <math:mi>u</math:mi>
          <math:mn>1</math:mn>
          <math:mi>T</math:mi>
        </math:msubsup>
      </math:mrow>
      <math:mrow>
        <math:mo math:stretchy="false">(</math:mo>
        <math:mi>k</math:mi>
        <math:mo math:stretchy="false">)</math:mo>
      </math:mrow>
      <math:mi>R</math:mi>
      <math:msub>
        <math:mi>K</math:mi>
        <math:mn>1</math:mn>
      </math:msub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subsup>
          <math:mi>u</math:mi>
          <math:mn>1</math:mn>
          <math:mi>T</math:mi>
        </math:msubsup>
      </math:mrow>
      <math:mrow>
        <math:mo math:stretchy="false">(</math:mo>
        <math:mi>k</math:mi>
        <math:mo math:stretchy="false">)</math:mo>
      </math:mrow>
      <math:mi>R</math:mi>
      <math:msub>
        <math:mi>u</math:mi>
        <math:mn>1</math:mn>
      </math:msub>
      <math:mrow>
        <math:mo math:stretchy="false">(</math:mo>
        <math:mi>k</math:mi>
        <math:mo math:stretchy="false">)</math:mo>
      </math:mrow>
      <math:mtext>}</math:mtext>
    </math:mrow>
    <math:annotation math:encoding="StarMath 5.0">~~~~ - u_1^T(k) R K_1 x(k) + u_1^T(k) R u_1(k) "}"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bsup>
        <math:mi>K</math:mi>
        <math:mn>1</math:mn>
        <math:mi>T</math:mi>
      </math:msubsup>
      <math:mi>R</math:mi>
      <math:msub>
        <math:mi>u</math:mi>
        <math:mn>1</math:mn>
      </math:msub>
      <math:mrow>
        <math:mo math:stretchy="false">(</math:mo>
        <math:mi>k</math:mi>
        <math:mo math:stretchy="false">)</math:mo>
      </math:mrow>
      <math:mtext> is a scalar so </math:mtext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bsup>
        <math:mi>K</math:mi>
        <math:mn>1</math:mn>
        <math:mi>T</math:mi>
      </math:msubsup>
      <math:mi>R</math:mi>
      <math:msub>
        <math:mi>u</math:mi>
        <math:mn>1</math:mn>
      </math:msub>
      <math:mrow>
        <math:mrow>
          <math:mrow>
            <math:mo math:stretchy="false">(</math:mo>
            <math:mi>k</math:mi>
            <math:mo math:stretchy="false">)</math:mo>
          </math:mrow>
          <math:mo math:stretchy="false">=</math:mo>
          <math:msup>
            <math:mrow>
              <math:mo math:stretchy="false">(</math:mo>
              <math:mrow>
                <math:msup>
                  <math:mi>x</math:mi>
                  <math:mi>T</math:mi>
                </math:msup>
                <math:mrow>
                  <math:mo math:stretchy="false">(</math:mo>
                  <math:mi>k</math:mi>
                  <math:mo math:stretchy="false">)</math:mo>
                </math:mrow>
                <math:msubsup>
                  <math:mi>K</math:mi>
                  <math:mn>1</math:mn>
                  <math:mi>T</math:mi>
                </math:msubsup>
                <math:mi>R</math:mi>
                <math:msub>
                  <math:mi>u</math:mi>
                  <math:mn>1</math:mn>
                </math:msub>
                <math:mrow>
                  <math:mo math:stretchy="false">(</math:mo>
                  <math:mi>k</math:mi>
                  <math:mo math:stretchy="false">)</math:mo>
                </math:mrow>
              </math:mrow>
              <math:mo math:stretchy="false">)</math:mo>
            </math:mrow>
            <math:mi>T</math:mi>
          </math:msup>
        </math:mrow>
        <math:mo math:stretchy="false">=</math:mo>
        <math:msubsup>
          <math:mi>u</math:mi>
          <math:mn>1</math:mn>
          <math:mi>T</math:mi>
        </math:msubsup>
      </math:mrow>
      <math:mrow>
        <math:mo math:stretchy="false">(</math:mo>
        <math:mi>k</math:mi>
        <math:mo math:stretchy="false">)</math:mo>
      </math:mrow>
      <math:mi>R</math:mi>
      <math:msub>
        <math:mi>K</math:mi>
        <math:mn>1</math:mn>
      </math:msub>
      <math:mi>x</math:mi>
      <math:mrow>
        <math:mo math:stretchy="false">(</math:mo>
        <math:mi>k</math:mi>
        <math:mo math:stretchy="false">)</math:mo>
      </math:mrow>
    </math:mrow>
    <math:annotation math:encoding="StarMath 5.0">x^T(k) K_1^T R u_1(k) " is a scalar so " x^T(k) K_1^T R u_1(k) = (x^T(k) K_1^T R u_1(k))^T = u_1^T(k) R K_1 x(k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o math:stretchy="false">λ</math:mo>
        <math:mo math:stretchy="false">=</math:mo>
        <math:mrow>
          <math:mo math:stretchy="false">−</math:mo>
          <math:mi>j</math:mi>
        </math:mrow>
      </math:mrow>
      <math:msqrt>
        <math:mn>2</math:mn>
      </math:msqrt>
      <math:mi>,</math:mi>
      <math:mi/>
      <math:mi>rank</math:mi>
      <math:mrow>
        <math:mrow>
          <math:mo math:stretchy="false">[</math:mo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  <math:mtd>
                <math:mi>B</math:mi>
              </math:mtd>
            </math:mtr>
          </math:mtable>
          <math:mo math:stretchy="false">]</math:mo>
        </math:mrow>
        <math:mo math:stretchy="false">=</math:mo>
        <math:mi>rank</math:mi>
      </math:mrow>
      <math:mrow>
        <math:mfenced math:open="[" math:close="]">
          <math:mtable>
            <math:mtr>
              <math:mtd>
                <math:mrow>
                  <math:mrow>
                    <math:mo math:stretchy="false">−</math:mo>
                    <math:mi>j</math:mi>
                  </math:mrow>
                  <math:mrow>
                    <math:msqrt>
                      <math:mn>2</math:mn>
                    </math:msqrt>
                    <math:mo math:stretchy="false">−</math:mo>
                    <math:mn>1.2</math:mn>
                  </math:mrow>
                </math:mrow>
              </math:mtd>
              <math:mtd>
                <math:mn>0</math:mn>
              </math:mtd>
              <math:mtd>
                <math:mn>0</math:mn>
              </math:mtd>
              <math:mtd>
                <math:mn>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row>
                    <math:mo math:stretchy="false">−</math:mo>
                    <math:mi>j</math:mi>
                  </math:mrow>
                  <math:msqrt>
                    <math:mn>2</math:mn>
                  </math:msqrt>
                </math:mrow>
              </math:mtd>
              <math:mtd>
                <math:mrow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2</math:mn>
              </math:mtd>
              <math:mtd>
                <math:mrow>
                  <math:mrow>
                    <math:mo math:stretchy="false">−</math:mo>
                    <math:mi>j</math:mi>
                  </math:mrow>
                  <math:msqrt>
                    <math:mn>2</math:mn>
                  </math:msqrt>
                </math:mrow>
              </math:mtd>
              <math:mtd>
                <math:mn>0</math:mn>
              </math:mtd>
              <math:mtd>
                <math:mn>1</math:mn>
              </math:mtd>
            </math:mtr>
          </math:mtable>
        </math:mfenced>
        <math:mo math:stretchy="false">=</math:mo>
        <math:mn>3</math:mn>
      </math:mrow>
    </math:mrow>
    <math:annotation math:encoding="StarMath 5.0">"For " %lambda = -j sqrt{2} ,` func rank [matrix{%lambda I - A # B}] = func rank left [ matrix{ -j sqrt{2} - 1.2 # 0 # 0 # 1 # 0 ## 0 # -j sqrt{2} # -1 # 0 # 0 ## 0 # 2 # -j sqrt{2} # 0 # 1} right ] = 3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frac>
          <math:mn>1</math:mn>
          <math:mn>2</math:mn>
        </math:mfrac>
      </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o math:stretchy="false">∞</math:mo>
        </math:munderover>
        <math:mrow>
          <math:mo math:stretchy="false">{</math:mo>
          <math:mrow>
            <math:msup>
              <math:mi>x</math:mi>
              <math:mi>T</math:mi>
            </math:msup>
            <math:mrow>
              <math:mo math:stretchy="false">(</math:mo>
              <math:mi>k</math:mi>
              <math:mo math:stretchy="false">)</math:mo>
            </math:mrow>
            <math:mrow>
              <math:mo math:stretchy="false">(</math:mo>
              <math:mrow>
                <math:mrow>
                  <math:mi>Q</math:mi>
                  <math:mo math:stretchy="false">−</math:mo>
                  <math:mn>2</math:mn>
                </math:mrow>
                <math:mi>S</math:mi>
                <math:mrow>
                  <math:msub>
                    <math:mi>K</math:mi>
                    <math:mn>1</math:mn>
                  </math:msub>
                  <math:mo math:stretchy="false">+</math:mo>
                  <math:msubsup>
                    <math:mi>K</math:mi>
                    <math:mn>1</math:mn>
                    <math:mi>T</math:mi>
                  </math:msubsup>
                </math:mrow>
                <math:mi>R</math:mi>
                <math:msub>
                  <math:mi>K</math:mi>
                  <math:mn>1</math:mn>
                </math:msub>
              </math:mrow>
              <math:mo math:stretchy="false">)</math:mo>
            </math:mrow>
            <math:mi>x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sup>
                <math:mi>x</math:mi>
                <math:mi>T</math:mi>
              </math:msup>
            </math:mrow>
            <math:mrow>
              <math:mo math:stretchy="false">(</math:mo>
              <math:mi>k</math:mi>
              <math:mo math:stretchy="false">)</math:mo>
            </math:mrow>
            <math:mrow>
              <math:mo math:stretchy="false">(</math:mo>
              <math:mrow>
                <math:mn>2</math:mn>
                <math:mrow>
                  <math:mi>S</math:mi>
                  <math:mo math:stretchy="false">−</math:mo>
                  <math:mn>2</math:mn>
                </math:mrow>
                <math:msubsup>
                  <math:mi>K</math:mi>
                  <math:mn>1</math:mn>
                  <math:mi>T</math:mi>
                </math:msubsup>
                <math:mi>R</math:mi>
              </math:mrow>
              <math:mo math:stretchy="false">)</math:mo>
            </math:mrow>
            <math:msub>
              <math:mi>u</math:mi>
              <math:mn>1</math:mn>
            </math:msub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subsup>
                <math:mi>u</math:mi>
                <math:mn>1</math:mn>
                <math:mi>T</math:mi>
              </math:msubsup>
            </math:mrow>
            <math:mrow>
              <math:mo math:stretchy="false">(</math:mo>
              <math:mi>k</math:mi>
              <math:mo math:stretchy="false">)</math:mo>
            </math:mrow>
            <math:mi>R</math:mi>
            <math:msub>
              <math:mi>u</math:mi>
              <math:mn>1</math:mn>
            </math:msub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</math:mrow>
    </math:mrow>
    <math:annotation math:encoding="StarMath 5.0">J = 1 over 2 sum from k=0 to infinity lbrace x^T(k) (Q - 2 S K_1 + K_1^T R K_1) x(k) + x^T(k) (2 S - 2 K_1^T R) u_1(k) +u_1^T(k) R u_1(k)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text>There are no cross terms between </math:mtext>
      <math:mi>x</math:mi>
      <math:mrow>
        <math:mo math:stretchy="false">(</math:mo>
        <math:mi>k</math:mi>
        <math:mo math:stretchy="false">)</math:mo>
      </math:mrow>
      <math:mtext> and </math:mtext>
      <math:msub>
        <math:mi>u</math:mi>
        <math:mn>1</math:mn>
      </math:msub>
      <math:mrow>
        <math:mo math:stretchy="false">(</math:mo>
        <math:mi>k</math:mi>
        <math:mo math:stretchy="false">)</math:mo>
      </math:mrow>
      <math:mtext> if </math:mtext>
      <math:mn>2</math:mn>
      <math:mrow>
        <math:mi>S</math:mi>
        <math:mo math:stretchy="false">−</math:mo>
        <math:mn>2</math:mn>
      </math:mrow>
      <math:msubsup>
        <math:mi>K</math:mi>
        <math:mn>1</math:mn>
        <math:mi>T</math:mi>
      </math:msubsup>
      <math:mrow>
        <math:mi>R</math:mi>
        <math:mo math:stretchy="false">=</math:mo>
        <math:mn>0</math:mn>
      </math:mrow>
    </math:mrow>
    <math:annotation math:encoding="StarMath 5.0">"There are no cross terms between " x(k) " and " u_1(k) " if " 2 S - 2 K_1^T R = 0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text>So </math:mtext>
      <math:mrow>
        <math:msubsup>
          <math:mi>K</math:mi>
          <math:mn>1</math:mn>
          <math:mi>T</math:mi>
        </math:msubsup>
        <math:mo math:stretchy="false">=</math:mo>
        <math:mi>S</math:mi>
      </math:mrow>
      <math:msup>
        <math:mi>R</math:mi>
        <math:mrow>
          <math:mo math:stretchy="false">−</math:mo>
          <math:mn>1</math:mn>
        </math:mrow>
      </math:msup>
      <math:mtext> or </math:mtext>
      <math:mrow>
        <math:msub>
          <math:mi>K</math:mi>
          <math:mn>1</math:mn>
        </math:msub>
        <math:mo math:stretchy="false">=</math:mo>
        <math:msup>
          <math:mrow>
            <math:mo math:stretchy="false">(</math:mo>
            <math:msup>
              <math:mi>R</math:mi>
              <math:mrow>
                <math:mo math:stretchy="false">−</math:mo>
                <math:mn>1</math:mn>
              </math:mrow>
            </math:msup>
            <math:mo math:stretchy="false">)</math:mo>
          </math:mrow>
          <math:mi>T</math:mi>
        </math:msup>
      </math:mrow>
      <math:mrow>
        <math:msup>
          <math:mi>S</math:mi>
          <math:mi>T</math:mi>
        </math:msup>
        <math:mo math:stretchy="false">=</math:mo>
        <math:msup>
          <math:mrow>
            <math:mo math:stretchy="false">(</math:mo>
            <math:msup>
              <math:mi>R</math:mi>
              <math:mi>T</math:mi>
            </math:msup>
            <math:mo math:stretchy="false">)</math:mo>
          </math:mrow>
          <math:mrow>
            <math:mo math:stretchy="false">−</math:mo>
            <math:mn>1</math:mn>
          </math:mrow>
        </math:msup>
      </math:mrow>
      <math:mrow>
        <math:msup>
          <math:mi>S</math:mi>
          <math:mi>T</math:mi>
        </math:msup>
        <math:mo math:stretchy="false">=</math:mo>
        <math:msup>
          <math:mi>R</math:mi>
          <math:mrow>
            <math:mo math:stretchy="false">−</math:mo>
            <math:mn>1</math:mn>
          </math:mrow>
        </math:msup>
      </math:mrow>
      <math:msup>
        <math:mi>S</math:mi>
        <math:mi>T</math:mi>
      </math:msup>
    </math:mrow>
    <math:annotation math:encoding="StarMath 5.0">"So " K_1^T = S R^-1 " or " K_1 = (R^-1)^T S^T = (R^T)^-1 S^T = R^-1 S^T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text>So this is equivalent to a standard LQR problem with </math:mtext>
      <math:mrow>
        <math:mi>Q</math:mi>
        <math:mo math:stretchy="false">−</math:mo>
        <math:mn>2</math:mn>
      </math:mrow>
      <math:mi>S</math:mi>
      <math:mrow>
        <math:msub>
          <math:mi>K</math:mi>
          <math:mn>1</math:mn>
        </math:msub>
        <math:mo math:stretchy="false">+</math:mo>
        <math:msubsup>
          <math:mi>K</math:mi>
          <math:mn>1</math:mn>
          <math:mi>T</math:mi>
        </math:msubsup>
      </math:mrow>
      <math:mi>R</math:mi>
      <math:msub>
        <math:mi>K</math:mi>
        <math:mn>1</math:mn>
      </math:msub>
      <math:mtext> in place of </math:mtext>
      <math:mi>Q</math:mi>
    </math:mrow>
    <math:annotation math:encoding="StarMath 5.0">"So this is equivalent to a standard LQR problem with " Q - 2 S K_1 + K_1^T R K_1 " in place of " Q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row>
        <math:mi>Q</math:mi>
        <math:mo math:stretchy="false">−</math:mo>
        <math:mn>2</math:mn>
      </math:mrow>
      <math:mi>S</math:mi>
      <math:mrow>
        <math:msub>
          <math:mi>K</math:mi>
          <math:mn>1</math:mn>
        </math:msub>
        <math:mo math:stretchy="false">+</math:mo>
        <math:msubsup>
          <math:mi>K</math:mi>
          <math:mn>1</math:mn>
          <math:mi>T</math:mi>
        </math:msubsup>
      </math:mrow>
      <math:mi>R</math:mi>
      <math:mrow>
        <math:msub>
          <math:mi>K</math:mi>
          <math:mn>1</math:mn>
        </math:msub>
        <math:mo math:stretchy="false">=</math:mo>
        <math:mrow>
          <math:mi>Q</math:mi>
          <math:mo math:stretchy="false">−</math:mo>
          <math:mn>2</math:mn>
        </math:mrow>
      </math:mrow>
      <math:mi>S</math:mi>
      <math:msup>
        <math:mi>R</math:mi>
        <math:mrow>
          <math:mo math:stretchy="false">−</math:mo>
          <math:mn>1</math:mn>
        </math:mrow>
      </math:msup>
      <math:mrow>
        <math:msup>
          <math:mi>S</math:mi>
          <math:mi>T</math:mi>
        </math:msup>
        <math:mo math:stretchy="false">+</math:mo>
        <math:mi>S</math:mi>
      </math:mrow>
      <math:msup>
        <math:mi>R</math:mi>
        <math:mrow>
          <math:mo math:stretchy="false">−</math:mo>
          <math:mn>1</math:mn>
        </math:mrow>
      </math:msup>
      <math:mi>R</math:mi>
      <math:msup>
        <math:mi>R</math:mi>
        <math:mrow>
          <math:mo math:stretchy="false">−</math:mo>
          <math:mn>1</math:mn>
        </math:mrow>
      </math:msup>
      <math:mrow>
        <math:msup>
          <math:mi>S</math:mi>
          <math:mi>T</math:mi>
        </math:msup>
        <math:mo math:stretchy="false">=</math:mo>
        <math:mrow>
          <math:mi>Q</math:mi>
          <math:mo math:stretchy="false">−</math:mo>
          <math:mi>S</math:mi>
        </math:mrow>
      </math:mrow>
      <math:msup>
        <math:mi>R</math:mi>
        <math:mrow>
          <math:mo math:stretchy="false">−</math:mo>
          <math:mn>1</math:mn>
        </math:mrow>
      </math:msup>
      <math:msup>
        <math:mi>S</math:mi>
        <math:mi>T</math:mi>
      </math:msup>
    </math:mrow>
    <math:annotation math:encoding="StarMath 5.0">Q - 2 S K_1 + K_1^T R K_1 = Q - 2 S R^-1 S^T + S R^-1 R R^-1 S^T = Q - S R^-1 S^T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J</math:mi>
      <math:mo math:stretchy="false">=</math:mo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o math:stretchy="false">∞</math:mo>
        </math:munderover>
        <math:mrow>
          <math:mo math:stretchy="false">{</math:mo>
          <math:mrow>
            <math:msup>
              <math:mi>y</math:mi>
              <math:mn>2</math:mn>
            </math:msup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i>R</math:mi>
            </math:mrow>
            <math:msup>
              <math:mi>u</math:mi>
              <math:mn>2</math:mn>
            </math:msup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</math:mrow>
    </math:mrow>
    <math:annotation math:encoding="StarMath 5.0">J = sum from k=0 to infinity lbrace y^2(k) + R u^2(k) rbrac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z</math:mi>
          <math:mo math:stretchy="false">)</math:mo>
        </math:mrow>
        <math:mo math:stretchy="false">=</math:mo>
        <math:mi>C</math:mi>
      </math:mrow>
      <math:msup>
        <math:mrow>
          <math:mo math:stretchy="false">(</math:mo>
          <math:mrow>
            <math:mi>z</math:mi>
            <math:mrow>
              <math:mi>I</math:mi>
              <math:mo math:stretchy="false">−</math:mo>
              <math:mi>A</math:mi>
            </math:mrow>
          </math:mrow>
          <math:mo math:stretchy="false">)</math:mo>
        </math:mrow>
        <math:mrow>
          <math:mo math:stretchy="false">−</math:mo>
          <math:mn>1</math:mn>
        </math:mrow>
      </math:msup>
      <math:mrow>
        <math:mi>B</math:mi>
        <math:mo math:stretchy="false">=</math:mo>
        <math:mfrac>
          <math:mrow>
            <math:mi>z</math:mi>
            <math:mrow>
              <math:mo math:stretchy="false">(</math:mo>
              <math:mrow>
                <math:mi>z</math:mi>
                <math:mo math:stretchy="false">+</math:mo>
                <math:mn>2</math:mn>
              </math:mrow>
              <math:mo math:stretchy="false">)</math:mo>
            </math:mrow>
          </math:mrow>
          <math:mrow>
            <math:mrow>
              <math:mo math:stretchy="false">(</math:mo>
              <math:mrow>
                <math:mi>z</math:mi>
                <math:mo math:stretchy="false">−</math:mo>
                <math:mn>1</math:mn>
              </math:mrow>
              <math:mo math:stretchy="false">)</math:mo>
            </math:mrow>
            <math:mrow>
              <math:mo math:stretchy="false">(</math:mo>
              <math:mrow>
                <math:mi>z</math:mi>
                <math:mo math:stretchy="false">+</math:mo>
                <math:mn>0.5</math:mn>
              </math:mrow>
              <math:mo math:stretchy="false">)</math:mo>
            </math:mrow>
            <math:mrow>
              <math:mo math:stretchy="false">(</math:mo>
              <math:mrow>
                <math:mi>z</math:mi>
                <math:mo math:stretchy="false">−</math:mo>
                <math:mn>2</math:mn>
              </math:mrow>
              <math:mo math:stretchy="false">)</math:mo>
            </math:mrow>
          </math:mrow>
        </math:mfrac>
      </math:mrow>
    </math:mrow>
    <math:annotation math:encoding="StarMath 5.0">G(z) = C (z I - A)^-1 B = {z (z + 2)} over {(z - 1) (z + 0.5) (z - 2)}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row>
            <math:mo math:stretchy="false">(</math:mo>
            <math:msup>
              <math:mi>z</math:mi>
              <math:mrow>
                <math:mo math:stretchy="false">−</math:mo>
                <math:mn>1</math:mn>
              </math:mrow>
            </math:msup>
            <math:mo math:stretchy="false">)</math:mo>
          </math:mrow>
          <math:mo math:stretchy="false">=</math:mo>
          <math:mfrac>
            <math:mrow>
              <math:msup>
                <math:mi>z</math:mi>
                <math:mrow>
                  <math:mo math:stretchy="false">−</math:mo>
                  <math:mn>1</math:mn>
                </math:mrow>
              </math:msup>
              <math:mrow>
                <math:mo math:stretchy="false">(</math:mo>
                <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  <math:mo math:stretchy="false">+</math:mo>
                  <math:mn>2</math:mn>
                </math:mrow>
                <math:mo math:stretchy="false">)</math:mo>
              </math:mrow>
            </math:mrow>
            <math:mrow>
              <math:mrow>
                <math:mo math:stretchy="false">(</math:mo>
                <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  <math:mo math:stretchy="false">−</math:mo>
                  <math:mn>1</math:mn>
                </math:mrow>
                <math:mo math:stretchy="false">)</math:mo>
              </math:mrow>
              <math:mrow>
                <math:mo math:stretchy="false">(</math:mo>
                <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  <math:mo math:stretchy="false">+</math:mo>
                  <math:mn>0.5</math:mn>
                </math:mrow>
                <math:mo math:stretchy="false">)</math:mo>
              </math:mrow>
              <math:mrow>
                <math:mo math:stretchy="false">(</math:mo>
                <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  <math:mo math:stretchy="false">−</math:mo>
                  <math:mn>2</math:mn>
                </math:mrow>
                <math:mo math:stretchy="false">)</math:mo>
              </math:mrow>
            </math:mrow>
          </math:mfrac>
        </math:mrow>
        <math:mo math:stretchy="false">=</math:mo>
        <math:mfrac>
          <math:mrow>
            <math:mn>2</math:mn>
            <math:mi>z</math:mi>
            <math:mrow>
              <math:mo math:stretchy="false">(</math:mo>
              <math:mrow>
                <math:mi>z</math:mi>
                <math:mo math:stretchy="false">+</math:mo>
                <math:mn>0.5</math:mn>
              </math:mrow>
              <math:mo math:stretchy="false">)</math:mo>
            </math:mrow>
          </math:mrow>
          <math:mrow>
            <math:mrow>
              <math:mo math:stretchy="false">(</math:mo>
              <math:mrow>
                <math:mi>z</math:mi>
                <math:mo math:stretchy="false">−</math:mo>
                <math:mn>1</math:mn>
              </math:mrow>
              <math:mo math:stretchy="false">)</math:mo>
            </math:mrow>
            <math:mrow>
              <math:mo math:stretchy="false">(</math:mo>
              <math:mrow>
                <math:mi>z</math:mi>
                <math:mo math:stretchy="false">+</math:mo>
                <math:mn>2</math:mn>
              </math:mrow>
              <math:mo math:stretchy="false">)</math:mo>
            </math:mrow>
            <math:mrow>
              <math:mo math:stretchy="false">(</math:mo>
              <math:mrow>
                <math:mi>z</math:mi>
                <math:mo math:stretchy="false">−</math:mo>
                <math:mn>0.5</math:mn>
              </math:mrow>
              <math:mo math:stretchy="false">)</math:mo>
            </math:mrow>
          </math:mrow>
        </math:mfrac>
      </math:mrow>
    </math:mrow>
    <math:annotation math:encoding="StarMath 5.0">G(z^-1) = {z^-1 (z^-1 + 2)} over {(z^-1 - 1) (z^-1 + 0.5) (z^-1 - 2)} = {2 z (z + 0.5)} over {(z - 1) (z + 2) (z - 0.5)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i>G</math:mi>
      <math:msup>
        <math:mrow>
          <math:mo math:stretchy="false">(</math:mo>
          <math:msup>
            <math:mi>z</math:mi>
            <math:mrow>
              <math:mo math:stretchy="false">−</math:mo>
              <math:mn>1</math:mn>
            </math:mrow>
          </math:msup>
          <math:mo math:stretchy="false">)</math:mo>
        </math:mrow>
        <math:mi>T</math:mi>
      </math:msup>
      <math:mi>G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row>
            <math:mn>2</math:mn>
            <math:msup>
              <math:mi>z</math:mi>
              <math:mn>2</math:mn>
            </math:msup>
            <math:mrow>
              <math:mo math:stretchy="false">(</math:mo>
              <math:mrow>
                <math:mi>z</math:mi>
                <math:mo math:stretchy="false">+</math:mo>
                <math:mn>2</math:mn>
              </math:mrow>
              <math:mo math:stretchy="false">)</math:mo>
            </math:mrow>
            <math:mrow>
              <math:mo math:stretchy="false">(</math:mo>
              <math:mrow>
                <math:mi>z</math:mi>
                <math:mo math:stretchy="false">+</math:mo>
                <math:mn>0.5</math:mn>
              </math:mrow>
              <math:mo math:stretchy="false">)</math:mo>
            </math:mrow>
          </math:mrow>
          <math:mrow>
            <math:msup>
              <math:mrow>
                <math:mo math:stretchy="false">(</math:mo>
                <math:mrow>
                  <math:mi>z</math:mi>
                  <math:mo math:stretchy="false">−</math:mo>
                  <math:mn>1</math:mn>
                </math:mrow>
                <math:mo math:stretchy="false">)</math:mo>
              </math:mrow>
              <math:mn>2</math:mn>
            </math:msup>
            <math:mrow>
              <math:mo math:stretchy="false">(</math:mo>
              <math:mrow>
                <math:mi>z</math:mi>
                <math:mo math:stretchy="false">+</math:mo>
                <math:mn>0.5</math:mn>
              </math:mrow>
              <math:mo math:stretchy="false">)</math:mo>
            </math:mrow>
            <math:mrow>
              <math:mo math:stretchy="false">(</math:mo>
              <math:mrow>
                <math:mi>z</math:mi>
                <math:mo math:stretchy="false">−</math:mo>
                <math:mn>2</math:mn>
              </math:mrow>
              <math:mo math:stretchy="false">)</math:mo>
            </math:mrow>
            <math:mrow>
              <math:mo math:stretchy="false">(</math:mo>
              <math:mrow>
                <math:mi>z</math:mi>
                <math:mo math:stretchy="false">+</math:mo>
                <math:mn>2</math:mn>
              </math:mrow>
              <math:mo math:stretchy="false">)</math:mo>
            </math:mrow>
            <math:mrow>
              <math:mo math:stretchy="false">(</math:mo>
              <math:mrow>
                <math:mi>z</math:mi>
                <math:mo math:stretchy="false">−</math:mo>
                <math:mn>0.5</math:mn>
              </math:mrow>
              <math:mo math:stretchy="false">)</math:mo>
            </math:mrow>
          </math:mrow>
        </math:mfrac>
      </math:mrow>
    </math:mrow>
    <math:annotation math:encoding="StarMath 5.0">G(z^-1)^T G(z) = {2 z^2 (z + 2) (z + 0.5)} over {(z - 1)^2 (z + 0.5) (z - 2) (z + 2) (z - 0.5)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text>As </math:mtext>
      <math:mrow>
        <math:mi>R</math:mi>
        <math:mo math:stretchy="false">→</math:mo>
        <math:mn>0</math:mn>
      </math:mrow>
      <math:mtext>, the eigenvalues of </math:mtext>
      <math:mrow>
        <math:msub>
          <math:mi>A</math:mi>
          <math:mi>c</math:mi>
        </math:msub>
        <math:mo math:stretchy="false">=</math:mo>
        <math:mrow>
          <math:mi>A</math:mi>
          <math:mo math:stretchy="false">−</math:mo>
          <math:mi>B</math:mi>
        </math:mrow>
      </math:mrow>
      <math:mi>K</math:mi>
      <math:mtext> go to the stable zeros of </math:mtext>
      <math:mi>A</math:mi>
      <math:mtext> and the reciprocals of the</math:mtext>
    </math:mrow>
    <math:annotation math:encoding="StarMath 5.0">"As " R toward 0 ", the eigenvalues of " A_c = A - B K " go to the stable zeros of " A " and the reciprocals of the"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text>All (unstable) eigenvalues are controllable by the above PBH test, so </math:mtext>
      <math:mrow>
        <math:mo math:stretchy="false">[</math:mo>
        <math:mrow>
          <math:mi>A</math:mi>
          <math:mi>,</math:mi>
          <math:mi>B</math:mi>
        </math:mrow>
        <math:mo math:stretchy="false">]</math:mo>
      </math:mrow>
      <math:mtext> is stabilizable.</math:mtext>
    </math:mrow>
    <math:annotation math:encoding="StarMath 5.0">"All (unstable) eigenvalues are controllable by the above PBH test, so " [A , B] " is stabilizable."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text>unstable zeros: 0 and -0.5</math:mtext>
    <math:annotation math:encoding="StarMath 5.0">"unstable zeros: 0 and -0.5"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text>unstable poles: 1, -0.5, and 0.5</math:mtext>
    <math:annotation math:encoding="StarMath 5.0">"unstable poles: 1, -0.5, and 0.5"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text>As </math:mtext>
      <math:mrow>
        <math:mi>R</math:mi>
        <math:mo math:stretchy="false">→</math:mo>
        <math:mo math:stretchy="false">∞</math:mo>
      </math:mrow>
      <math:mtext>, the eigenvalues of </math:mtext>
      <math:mrow>
        <math:msub>
          <math:mi>A</math:mi>
          <math:mi>c</math:mi>
        </math:msub>
        <math:mo math:stretchy="false">=</math:mo>
        <math:mrow>
          <math:mi>A</math:mi>
          <math:mo math:stretchy="false">−</math:mo>
          <math:mi>B</math:mi>
        </math:mrow>
      </math:mrow>
      <math:mi>K</math:mi>
      <math:mtext> go to the stable poles of </math:mtext>
      <math:mi>A</math:mi>
      <math:mtext> and the reciprocals of the</math:mtext>
    </math:mrow>
    <math:annotation math:encoding="StarMath 5.0">"As " R toward infinity ", the eigenvalues of " A_c = A - B K " go to the stable poles of " A " and the reciprocals of the"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text>Root locus given by </math:mtext>
      <math:mrow>
        <math:mn>1</math:mn>
        <math:mo math:stretchy="false">+</math:mo>
        <math:mfrac>
          <math:mn>1</math:mn>
          <math:mi>R</math:mi>
        </math:mfrac>
      </math:mrow>
      <math:mi>G</math:mi>
      <math:msup>
        <math:mrow>
          <math:mo math:stretchy="false">(</math:mo>
          <math:msup>
            <math:mi>z</math:mi>
            <math:mrow>
              <math:mo math:stretchy="false">−</math:mo>
              <math:mn>1</math:mn>
            </math:mrow>
          </math:msup>
          <math:mo math:stretchy="false">)</math:mo>
        </math:mrow>
        <math:mi>T</math:mi>
      </math:msup>
      <math:mi>G</math:mi>
      <math:mrow>
        <math:mrow>
          <math:mo math:stretchy="false">(</math:mo>
          <math:mi>z</math:mi>
          <math:mo math:stretchy="false">)</math:mo>
        </math:mrow>
        <math:mo math:stretchy="false">=</math:mo>
        <math:mn>0</math:mn>
      </math:mrow>
    </math:mrow>
    <math:annotation math:encoding="StarMath 5.0">"Root locus given by " 1 + 1 over R G(z^-1)^T G(z) = 0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up>
              <math:mi>z</math:mi>
              <math:mn>2</math:mn>
            </math:msup>
            <math:mo math:stretchy="false">−</math:mo>
            <math:mn>2</math:mn>
          </math:mrow>
          <math:mrow>
            <math:mi>z</math:mi>
            <math:mo math:stretchy="false">+</math:mo>
            <math:mn>1</math:mn>
          </math:mrow>
        </math:mrow>
        <math:mo math:stretchy="false">)</math:mo>
      </math:mrow>
      <math:mrow>
        <math:mrow>
          <math:mo math:stretchy="false">(</math:mo>
          <math:mrow>
            <math:mrow>
              <math:msup>
                <math:mi>z</math:mi>
                <math:mn>2</math:mn>
              </math:msup>
              <math:mo math:stretchy="false">−</math:mo>
              <math:mn>2.5</math:mn>
            </math:mrow>
            <math:mrow>
              <math:mi>z</math:mi>
              <math:mo math:stretchy="false">+</math:mo>
              <math:mn>1</math:mn>
            </math:mrow>
          </math:mrow>
          <math:mo math:stretchy="false">)</math:mo>
        </math:mrow>
        <math:mo math:stretchy="false">=</math:mo>
        <math:mrow>
          <math:mo math:stretchy="false">−</math:mo>
          <math:mn>2</math:mn>
        </math:mrow>
      </math:mrow>
      <math:mrow>
        <math:msup>
          <math:mi>z</math:mi>
          <math:mn>2</math:mn>
        </math:msup>
        <math:mo math:stretchy="false">/</math:mo>
        <math:mi>R</math:mi>
      </math:mrow>
    </math:mrow>
    <math:annotation math:encoding="StarMath 5.0">(z^2 - 2 z + 1) (z^2 - 2.5 z + 1) = -2 z^2 / R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i>R</math:mi>
      <math:msup>
        <math:mrow>
          <math:mo math:stretchy="false">(</math:mo>
          <math:mrow>
            <math:mi>z</math:mi>
            <math:mo math:stretchy="false">−</math:mo>
            <math:mn>1</math:mn>
          </math:mrow>
          <math:mo math:stretchy="false">)</math:mo>
        </math:mrow>
        <math:mn>2</math:mn>
      </math:msup>
      <math:mrow>
        <math:mo math:stretchy="false">(</math:mo>
        <math:mrow>
          <math:mi>z</math:mi>
          <math:mo math:stretchy="false">+</math:mo>
          <math:mn>0.5</math:mn>
        </math:mrow>
        <math:mo math:stretchy="false">)</math:mo>
      </math:mrow>
      <math:mrow>
        <math:mo math:stretchy="false">(</math:mo>
        <math:mrow>
          <math:mi>z</math:mi>
          <math:mo math:stretchy="false">−</math:mo>
          <math:mn>2</math:mn>
        </math:mrow>
        <math:mo math:stretchy="false">)</math:mo>
      </math:mrow>
      <math:mrow>
        <math:mo math:stretchy="false">(</math:mo>
        <math:mrow>
          <math:mi>z</math:mi>
          <math:mo math:stretchy="false">+</math:mo>
          <math:mn>2</math:mn>
        </math:mrow>
        <math:mo math:stretchy="false">)</math:mo>
      </math:mrow>
      <math:mrow>
        <math:mrow>
          <math:mo math:stretchy="false">(</math:mo>
          <math:mrow>
            <math:mi>z</math:mi>
            <math:mo math:stretchy="false">−</math:mo>
            <math:mn>0.5</math:mn>
          </math:mrow>
          <math:mo math:stretchy="false">)</math:mo>
        </math:mrow>
        <math:mo math:stretchy="false">=</math:mo>
        <math:mrow>
          <math:mo math:stretchy="false">−</math:mo>
          <math:mn>2</math:mn>
        </math:mrow>
      </math:mrow>
      <math:msup>
        <math:mi>z</math:mi>
        <math:mn>2</math:mn>
      </math:msup>
      <math:mrow>
        <math:mo math:stretchy="false">(</math:mo>
        <math:mrow>
          <math:mi>z</math:mi>
          <math:mo math:stretchy="false">+</math:mo>
          <math:mn>2</math:mn>
        </math:mrow>
        <math:mo math:stretchy="false">)</math:mo>
      </math:mrow>
      <math:mrow>
        <math:mo math:stretchy="false">(</math:mo>
        <math:mrow>
          <math:mi>z</math:mi>
          <math:mo math:stretchy="false">+</math:mo>
          <math:mn>0.5</math:mn>
        </math:mrow>
        <math:mo math:stretchy="false">)</math:mo>
      </math:mrow>
    </math:mrow>
    <math:annotation math:encoding="StarMath 5.0">R (z - 1)^2 (z + 0.5) (z - 2) (z + 2) (z - 0.5) = -2 z^2 (z + 2) (z + 0.5)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text>Cancellations at </math:mtext>
      <math:mrow>
        <math:mi>z</math:mi>
        <math:mo math:stretchy="false">=</math:mo>
        <math:mrow>
          <math:mo math:stretchy="false">−</math:mo>
          <math:mn>0.5</math:mn>
        </math:mrow>
      </math:mrow>
      <math:mtext> and </math:mtext>
      <math:mrow>
        <math:mi>z</math:mi>
        <math:mo math:stretchy="false">=</math:mo>
        <math:mrow>
          <math:mo math:stretchy="false">−</math:mo>
          <math:mn>2</math:mn>
        </math:mrow>
      </math:mrow>
      <math:mtext> (poles there no matter the value of </math:mtext>
      <math:mi>R</math:mi>
      <math:mtext>)</math:mtext>
    </math:mrow>
    <math:annotation math:encoding="StarMath 5.0">"Cancellations at " z = -0.5 " and " z = -2 " (poles there no matter the value of " R ")"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i>R</math:mi>
      <math:msup>
        <math:mrow>
          <math:mo math:stretchy="false">(</math:mo>
          <math:mrow>
            <math:mi>z</math:mi>
            <math:mo math:stretchy="false">−</math:mo>
            <math:mn>1</math:mn>
          </math:mrow>
          <math:mo math:stretchy="false">)</math:mo>
        </math:mrow>
        <math:mn>2</math:mn>
      </math:msup>
      <math:mrow>
        <math:mo math:stretchy="false">(</math:mo>
        <math:mrow>
          <math:mi>z</math:mi>
          <math:mo math:stretchy="false">−</math:mo>
          <math:mn>2</math:mn>
        </math:mrow>
        <math:mo math:stretchy="false">)</math:mo>
      </math:mrow>
      <math:mrow>
        <math:mrow>
          <math:mo math:stretchy="false">(</math:mo>
          <math:mrow>
            <math:mi>z</math:mi>
            <math:mo math:stretchy="false">−</math:mo>
            <math:mn>0.5</math:mn>
          </math:mrow>
          <math:mo math:stretchy="false">)</math:mo>
        </math:mrow>
        <math:mo math:stretchy="false">=</math:mo>
        <math:mrow>
          <math:mo math:stretchy="false">−</math:mo>
          <math:mn>2</math:mn>
        </math:mrow>
      </math:mrow>
      <math:msup>
        <math:mi>z</math:mi>
        <math:mn>2</math:mn>
      </math:msup>
    </math:mrow>
    <math:annotation math:encoding="StarMath 5.0">R (z - 1)^2 (z - 2) (z - 0.5) = -2 z^2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frac>
            <math:mrow>
              <math:mi>z</math:mi>
              <math:mrow>
                <math:mo math:stretchy="false">(</math:mo>
                <math:mrow>
                  <math:mi>z</math:mi>
                  <math:mo math:stretchy="false">+</math:mo>
                  <math:mn>2</math:mn>
                </math:mrow>
                <math:mo math:stretchy="false">)</math:mo>
              </math:mrow>
            </math:mrow>
            <math:mrow>
              <math:mrow>
                <math:mo math:stretchy="false">(</math:mo>
                <math:mrow>
                  <math:mi>z</math:mi>
                  <math:mo math:stretchy="false">−</math:mo>
                  <math:mn>1</math:mn>
                </math:mrow>
                <math:mo math:stretchy="false">)</math:mo>
              </math:mrow>
              <math:mrow>
                <math:mo math:stretchy="false">(</math:mo>
                <math:mrow>
                  <math:mi>z</math:mi>
                  <math:mo math:stretchy="false">+</math:mo>
                  <math:mn>0.5</math:mn>
                </math:mrow>
                <math:mo math:stretchy="false">)</math:mo>
              </math:mrow>
              <math:mrow>
                <math:mo math:stretchy="false">(</math:mo>
                <math:mrow>
                  <math:mi>z</math:mi>
                  <math:mo math:stretchy="false">−</math:mo>
                  <math:mn>2</math:mn>
                </math:mrow>
                <math:mo math:stretchy="false">)</math:mo>
              </math:mrow>
            </math:mrow>
          </math:mfrac>
        </math:mrow>
        <math:mo math:stretchy="false">=</math:mo>
        <math:mfrac>
          <math:mrow>
            <math:mrow>
              <math:msup>
                <math:mi>z</math:mi>
                <math:mn>2</math:mn>
              </math:msup>
              <math:mo math:stretchy="false">+</math:mo>
              <math:mn>2</math:mn>
            </math:mrow>
            <math:mi>z</math:mi>
          </math:mrow>
          <math:mrow>
            <math:mrow>
              <math:msup>
                <math:mi>z</math:mi>
                <math:mn>3</math:mn>
              </math:msup>
              <math:mo math:stretchy="false">−</math:mo>
              <math:mn>2.5</math:mn>
            </math:mrow>
            <math:mrow>
              <math:msup>
                <math:mi>z</math:mi>
                <math:mn>2</math:mn>
              </math:msup>
              <math:mo math:stretchy="false">+</math:mo>
              <math:mn>0.5</math:mn>
            </math:mrow>
            <math:mrow>
              <math:mi>z</math:mi>
              <math:mo math:stretchy="false">+</math:mo>
              <math:mn>1</math:mn>
            </math:mrow>
          </math:mrow>
        </math:mfrac>
      </math:mrow>
    </math:mrow>
    <math:annotation math:encoding="StarMath 5.0">G(z) = {z (z + 2)} over {(z - 1) (z + 0.5) (z - 2)} = {z^2 + 2 z} over {z^3 - 2.5 z^2 + 0.5 z + 1}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z</math:mi>
          <math:mn>4</math:mn>
        </math:msup>
        <math:mo math:stretchy="false">−</math:mo>
        <math:mn>4.5</math:mn>
      </math:mrow>
      <math:mrow>
        <math:msup>
          <math:mi>z</math:mi>
          <math:mn>3</math:mn>
        </math:msup>
        <math:mo math:stretchy="false">+</math:mo>
        <math:mn>7</math:mn>
      </math:mrow>
      <math:mrow>
        <math:msup>
          <math:mi>z</math:mi>
          <math:mn>2</math:mn>
        </math:msup>
        <math:mo math:stretchy="false">−</math:mo>
        <math:mn>4.5</math:mn>
      </math:mrow>
      <math:mrow>
        <math:mrow>
          <math:mi>z</math:mi>
          <math:mo math:stretchy="false">+</math:mo>
          <math:mn>1</math:mn>
        </math:mrow>
        <math:mo math:stretchy="false">=</math:mo>
        <math:mrow>
          <math:mo math:stretchy="false">−</math:mo>
          <math:mn>2</math:mn>
        </math:mrow>
      </math:mrow>
      <math:mrow>
        <math:msup>
          <math:mi>z</math:mi>
          <math:mn>2</math:mn>
        </math:msup>
        <math:mo math:stretchy="false">/</math:mo>
        <math:mi>R</math:mi>
      </math:mrow>
    </math:mrow>
    <math:annotation math:encoding="StarMath 5.0">z^4 - 4.5 z^3 + 7 z^2 - 4.5 z + 1 = -2 z^2 / R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o math:stretchy="false">λ</math:mo>
        <math:mo math:stretchy="false">=</math:mo>
        <math:mi>j</math:mi>
      </math:mrow>
      <math:msqrt>
        <math:mn>2</math:mn>
      </math:msqrt>
      <math:mi>,</math:mi>
      <math:mi/>
      <math:mi>null</math:mi>
      <math:mrow>
        <math:mfenced math:open="[" math:close="]"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</math:mtr>
            <math:mtr>
              <math:mtd>
                <math:mi>C</math:mi>
              </math:mtd>
            </math:mtr>
          </math:mtable>
        </math:mfenced>
        <math:mo math:stretchy="false">=</math:mo>
        <math:mrow>
          <math:mn>3</math:mn>
          <math:mo math:stretchy="false">−</math:mo>
          <math:mi>rank</math:mi>
        </math:mrow>
      </math:mrow>
      <math:mrow>
        <math:mfenced math:open="[" math:close="]">
          <math:mtable>
            <math:mtr>
              <math:mtd>
                <math:mrow>
                  <math:mi>j</math:mi>
                  <math:mrow>
                    <math:msqrt>
                      <math:mn>2</math:mn>
                    </math:msqrt>
                    <math:mo math:stretchy="false">−</math:mo>
                    <math:mn>1.2</math:mn>
                  </math:mrow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i>j</math:mi>
                  <math:msqrt>
                    <math:mn>2</math:mn>
                  </math:msqrt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n>2</math:mn>
              </math:mtd>
              <math:mtd>
                <math:mrow>
                  <math:mi>j</math:mi>
                  <math:msqrt>
                    <math:mn>2</math:mn>
                  </math:msqrt>
                </math:mrow>
              </math:mtd>
            </math:mtr>
            <math:mtr>
              <math:mtd>
                <math:mn>10</math:mn>
              </math:mtd>
              <math:mtd>
                <math:mn>0</math:mn>
              </math:mtd>
              <math:mtd>
                <math:mn>0</math:mn>
              </math:mtd>
            </math:mtr>
          </math:mtable>
        </math:mfenced>
        <math:mo math:stretchy="false">=</math:mo>
        <math:mn>1</math:mn>
      </math:mrow>
    </math:mrow>
    <math:annotation math:encoding="StarMath 5.0">"For " %lambda = j sqrt{2} ,` func null left [ matrix{%lambda I - A ## C} right ] = 3 - func rank left [ matrix{ j sqrt{2} - 1.2 # 0 # 0 ## 0 # j sqrt{2} # -1 ## 0 # 2 # j sqrt{2} ## 10 # 0 # 0} right ] = 1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text>For two equal, real, nonzero closed-loop eigenvalues </math:mtext>
      <math:msub>
        <math:mo math:stretchy="false">λ</math:mo>
        <math:mn>0</math:mn>
      </math:msub>
      <math:mi>,</math:mi>
      <math:mi/>
      <math:msup>
        <math:mrow>
          <math:mo math:stretchy="false">(</math:mo>
          <math:mrow>
            <math:mi>z</math:mi>
            <math:mo math:stretchy="false">−</math:mo>
            <math:msub>
              <math:mo math:stretchy="false">λ</math:mo>
              <math:mn>0</math:mn>
            </math:msub>
          </math:mrow>
          <math:mo math:stretchy="false">)</math:mo>
        </math:mrow>
        <math:mn>2</math:mn>
      </math:msup>
      <math:mrow>
        <math:msup>
          <math:mrow>
            <math:mo math:stretchy="false">(</math:mo>
            <math:mrow>
              <math:mi>z</math:mi>
              <math:mo math:stretchy="false">−</math:mo>
              <math:mrow>
                <math:mn>1</math:mn>
                <math:mo math:stretchy="false">/</math:mo>
                <math:msub>
                  <math:mo math:stretchy="false">λ</math:mo>
                  <math:mn>0</math:mn>
                </math:msub>
              </math:mrow>
            </math:mrow>
            <math:mo math:stretchy="false">)</math:mo>
          </math:mrow>
          <math:mn>2</math:mn>
        </math:msup>
        <math:mo math:stretchy="false">=</math:mo>
        <math:mn>0</math:mn>
      </math:mrow>
    </math:mrow>
    <math:annotation math:encoding="StarMath 5.0">"For two equal, real, nonzero closed-loop eigenvalues " %lambda_0 ,` (z - %lambda_0)^2 (z - 1/%lambda_0)^2 = 0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up>
              <math:mi>z</math:mi>
              <math:mn>2</math:mn>
            </math:msup>
            <math:mo math:stretchy="false">−</math:mo>
            <math:mn>2</math:mn>
          </math:mrow>
          <math:msub>
            <math:mo math:stretchy="false">λ</math:mo>
            <math:mn>0</math:mn>
          </math:msub>
          <math:mrow>
            <math:mi>z</math:mi>
            <math:mo math:stretchy="false">+</math:mo>
            <math:msubsup>
              <math:mo math:stretchy="false">λ</math:mo>
              <math:mn>0</math:mn>
              <math:mn>2</math:mn>
            </math:msubsup>
          </math:mrow>
        </math:mrow>
        <math:mo math:stretchy="false">)</math:mo>
      </math:mrow>
      <math:mrow>
        <math:mrow>
          <math:mo math:stretchy="false">(</math:mo>
          <math:mrow>
            <math:mrow>
              <math:msup>
                <math:mi>z</math:mi>
                <math:mn>2</math:mn>
              </math:msup>
              <math:mo math:stretchy="false">−</math:mo>
              <math:mn>2</math:mn>
            </math:mrow>
            <math:mrow>
              <math:mrow>
                <math:mi>z</math:mi>
                <math:mo math:stretchy="false">/</math:mo>
                <math:msub>
                  <math:mo math:stretchy="false">λ</math:mo>
                  <math:mn>0</math:mn>
                </math:msub>
              </math:mrow>
              <math:mo math:stretchy="false">+</math:mo>
              <math:mrow>
                <math:mn>1</math:mn>
                <math:mo math:stretchy="false">/</math:mo>
                <math:msubsup>
                  <math:mo math:stretchy="false">λ</math:mo>
                  <math:mn>0</math:mn>
                  <math:mn>2</math:mn>
                </math:msubsup>
              </math:mrow>
            </math:mrow>
          </math:mrow>
          <math:mo math:stretchy="false">)</math:mo>
        </math:mrow>
        <math:mo math:stretchy="false">=</math:mo>
        <math:mn>0</math:mn>
      </math:mrow>
    </math:mrow>
    <math:annotation math:encoding="StarMath 5.0">(z^2 - 2 %lambda_0 z + %lambda_0^2) (z^2 - 2 z / %lambda_0 + 1 / %lambda_0^2) = 0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z</math:mi>
          <math:mn>4</math:mn>
        </math:msup>
        <math:mo math:stretchy="false">−</math:mo>
        <math:mn>2</math:mn>
      </math:mrow>
      <math:mrow>
        <math:mo math:stretchy="false">(</math:mo>
        <math:mrow>
          <math:msub>
            <math:mo math:stretchy="false">λ</math:mo>
            <math:mn>0</math:mn>
          </math:msub>
          <math:mo math:stretchy="false">+</math:mo>
          <math:mrow>
            <math:mn>1</math:mn>
            <math:mo math:stretchy="false">/</math:mo>
            <math:msub>
              <math:mo math:stretchy="false">λ</math:mo>
              <math:mn>0</math:mn>
            </math:msub>
          </math:mrow>
        </math:mrow>
        <math:mo math:stretchy="false">)</math:mo>
      </math:mrow>
      <math:mrow>
        <math:msup>
          <math:mi>z</math:mi>
          <math:mn>3</math:mn>
        </math:msup>
        <math:mo math:stretchy="false">+</math:mo>
        <math:mrow>
          <math:mo math:stretchy="false">(</math:mo>
          <math:mrow>
            <math:mrow>
              <math:mn>4</math:mn>
              <math:mo math:stretchy="false">+</math:mo>
              <math:msubsup>
                <math:mo math:stretchy="false">λ</math:mo>
                <math:mn>0</math:mn>
                <math:mn>2</math:mn>
              </math:msubsup>
            </math:mrow>
            <math:mo math:stretchy="false">+</math:mo>
            <math:mrow>
              <math:mn>1</math:mn>
              <math:mo math:stretchy="false">/</math:mo>
              <math:msubsup>
                <math:mo math:stretchy="false">λ</math:mo>
                <math:mn>0</math:mn>
                <math:mn>2</math:mn>
              </math:msubsup>
            </math:mrow>
          </math:mrow>
          <math:mo math:stretchy="false">)</math:mo>
        </math:mrow>
      </math:mrow>
      <math:mrow>
        <math:msup>
          <math:mi>z</math:mi>
          <math:mn>2</math:mn>
        </math:msup>
        <math:mo math:stretchy="false">−</math:mo>
        <math:mn>2</math:mn>
      </math:mrow>
      <math:mrow>
        <math:mo math:stretchy="false">(</math:mo>
        <math:mrow>
          <math:msub>
            <math:mo math:stretchy="false">λ</math:mo>
            <math:mn>0</math:mn>
          </math:msub>
          <math:mo math:stretchy="false">+</math:mo>
          <math:mrow>
            <math:mn>1</math:mn>
            <math:mo math:stretchy="false">/</math:mo>
            <math:msub>
              <math:mo math:stretchy="false">λ</math:mo>
              <math:mn>0</math:mn>
            </math:msub>
          </math:mrow>
        </math:mrow>
        <math:mo math:stretchy="false">)</math:mo>
      </math:mrow>
      <math:mrow>
        <math:mrow>
          <math:mi>z</math:mi>
          <math:mo math:stretchy="false">+</math:mo>
          <math:mn>1</math:mn>
        </math:mrow>
        <math:mo math:stretchy="false">=</math:mo>
        <math:mn>0</math:mn>
      </math:mrow>
    </math:mrow>
    <math:annotation math:encoding="StarMath 5.0">z^4 - 2 (%lambda_0 + 1 / %lambda_0) z^3 + (4 + %lambda_0^2 + 1 / %lambda_0^2) z^2 - 2 (%lambda_0 + 1 / %lambda_0) z + 1 = 0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n>2</math:mn>
      </math:mrow>
      <math:mrow>
        <math:mrow>
          <math:mo math:stretchy="false">(</math:mo>
          <math:mrow>
            <math:msub>
              <math:mo math:stretchy="false">λ</math:mo>
              <math:mn>0</math:mn>
            </math:msub>
            <math:mo math:stretchy="false">+</math:mo>
            <math:mrow>
              <math:mn>1</math:mn>
              <math:mo math:stretchy="false">/</math:mo>
              <math:msub>
                <math:mo math:stretchy="false">λ</math:mo>
                <math:mn>0</math:mn>
              </math:msub>
            </math:mrow>
          </math:mrow>
          <math:mo math:stretchy="false">)</math:mo>
        </math:mrow>
        <math:mo math:stretchy="false">=</math:mo>
        <math:mrow>
          <math:mo math:stretchy="false">−</math:mo>
          <math:mn>4.5</math:mn>
        </math:mrow>
      </math:mrow>
    </math:mrow>
    <math:annotation math:encoding="StarMath 5.0">- 2 (%lambda_0 + 1 / %lambda_0) = - 4.5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λ</math:mo>
          <math:mn>0</math:mn>
          <math:mn>2</math:mn>
        </math:msubsup>
        <math:mo math:stretchy="false">−</math:mo>
        <math:mn>2.25</math:mn>
      </math:mrow>
      <math:mrow>
        <math:mrow>
          <math:msub>
            <math:mo math:stretchy="false">λ</math:mo>
            <math:mn>0</math:mn>
          </math:msub>
          <math:mo math:stretchy="false">+</math:mo>
          <math:mn>1</math:mn>
        </math:mrow>
        <math:mo math:stretchy="false">=</math:mo>
        <math:mn>0</math:mn>
      </math:mrow>
      <math:mtext>, so </math:mtext>
      <math:mrow>
        <math:mrow>
          <math:msub>
            <math:mo math:stretchy="false">λ</math:mo>
            <math:mn>0</math:mn>
          </math:msub>
          <math:mo math:stretchy="false">=</math:mo>
          <math:mfrac>
            <math:mrow>
              <math:mn>2.25</math:mn>
              <math:mo math:stretchy="false">±</math:mo>
              <math:msqrt>
                <math:mrow>
                  <math:mn>5.0625</math:mn>
                  <math:mo math:stretchy="false">−</math:mo>
                  <math:mn>4</math:mn>
                </math:mrow>
              </math:msqrt>
            </math:mrow>
            <math:mn>2</math:mn>
          </math:mfrac>
        </math:mrow>
        <math:mo math:stretchy="false">=</math:mo>
        <math:mn>0.6096</math:mn>
      </math:mrow>
      <math:mtext> or </math:mtext>
      <math:mn>1.64</math:mn>
    </math:mrow>
    <math:annotation math:encoding="StarMath 5.0">%lambda_0^2 - 2.25 %lambda_0 + 1 = 0 ", so " %lambda_0 = {2.25 +- sqrt{5.0625 - 4}} over 2 = 0.6096 " or " 1.64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text>Stable </math:mtext>
      <math:mrow>
        <math:msub>
          <math:mo math:stretchy="false">λ</math:mo>
          <math:mn>0</math:mn>
        </math:msub>
        <math:mo math:stretchy="false">=</math:mo>
        <math:mn>0.6096</math:mn>
      </math:mrow>
      <math:mtext>, and </math:mtext>
      <math:mrow>
        <math:mrow>
          <math:mrow>
            <math:mn>4</math:mn>
            <math:mo math:stretchy="false">+</math:mo>
            <math:msubsup>
              <math:mo math:stretchy="false">λ</math:mo>
              <math:mn>0</math:mn>
              <math:mn>2</math:mn>
            </math:msubsup>
          </math:mrow>
          <math:mo math:stretchy="false">+</math:mo>
          <math:mrow>
            <math:mn>1</math:mn>
            <math:mo math:stretchy="false">/</math:mo>
            <math:msubsup>
              <math:mo math:stretchy="false">λ</math:mo>
              <math:mn>0</math:mn>
              <math:mn>2</math:mn>
            </math:msubsup>
          </math:mrow>
        </math:mrow>
        <math:mo math:stretchy="false">=</math:mo>
        <math:mrow>
          <math:mn>7</math:mn>
          <math:mo math:stretchy="false">+</math:mo>
          <math:mrow>
            <math:mn>2</math:mn>
            <math:mo math:stretchy="false">/</math:mo>
            <math:msub>
              <math:mi>R</math:mi>
              <math:mn>0</math:mn>
            </math:msub>
          </math:mrow>
        </math:mrow>
      </math:mrow>
    </math:mrow>
    <math:annotation math:encoding="StarMath 5.0">"Stable " %lambda_0 = 0.6096 ", and " 4 + %lambda_0^2 + 1/%lambda_0^2 = 7 + 2/R_0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n>0</math:mn>
        </math:msub>
        <math:mo math:stretchy="false">=</math:mo>
        <math:mrow>
          <math:mn>2</math:mn>
          <math:mo math:stretchy="false">/</math:mo>
          <math:mrow>
            <math:mo math:stretchy="false">(</math:mo>
            <math:mrow>
              <math:mrow>
                <math:msubsup>
                  <math:mo math:stretchy="false">λ</math:mo>
                  <math:mn>0</math:mn>
                  <math:mn>2</math:mn>
                </math:msubsup>
                <math:mo math:stretchy="false">+</math:mo>
                <math:mrow>
                  <math:mn>1</math:mn>
                  <math:mo math:stretchy="false">/</math:mo>
                  <math:msubsup>
                    <math:mo math:stretchy="false">λ</math:mo>
                    <math:mn>0</math:mn>
                    <math:mn>2</math:mn>
                  </math:msubsup>
                </math:mrow>
              </math:mrow>
              <math:mo math:stretchy="false">−</math:mo>
              <math:mn>3</math:mn>
            </math:mrow>
            <math:mo math:stretchy="false">)</math:mo>
          </math:mrow>
        </math:mrow>
      </math:mrow>
      <math:mo math:stretchy="false">=</math:mo>
      <math:mn>32</math:mn>
    </math:mrow>
    <math:annotation math:encoding="StarMath 5.0">R_0 = 2 / (%lambda_0^2 + 1/%lambda_0^2 - 3) = 32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i>R</math:mi>
      <math:msup>
        <math:mrow>
          <math:mo math:stretchy="false">(</math:mo>
          <math:mrow>
            <math:mi>z</math:mi>
            <math:mo math:stretchy="false">−</math:mo>
            <math:mn>1</math:mn>
          </math:mrow>
          <math:mo math:stretchy="false">)</math:mo>
        </math:mrow>
        <math:mn>2</math:mn>
      </math:msup>
      <math:mrow>
        <math:mo math:stretchy="false">(</math:mo>
        <math:mrow>
          <math:mi>z</math:mi>
          <math:mo math:stretchy="false">−</math:mo>
          <math:mn>2</math:mn>
        </math:mrow>
        <math:mo math:stretchy="false">)</math:mo>
      </math:mrow>
      <math:mrow>
        <math:mrow>
          <math:mo math:stretchy="false">(</math:mo>
          <math:mrow>
            <math:mi>z</math:mi>
            <math:mo math:stretchy="false">−</math:mo>
            <math:mn>0.5</math:mn>
          </math:mrow>
          <math:mo math:stretchy="false">)</math:mo>
        </math:mrow>
        <math:mo math:stretchy="false">=</math:mo>
        <math:mrow>
          <math:mo math:stretchy="false">−</math:mo>
          <math:mn>2</math:mn>
        </math:mrow>
      </math:mrow>
      <math:msup>
        <math:mi>z</math:mi>
        <math:mn>2</math:mn>
      </math:msup>
    </math:mrow>
    <math:annotation math:encoding="StarMath 5.0">R (z - 1)^2 (z - 2) (z - 0.5) = -2 z^2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text>Controllable canonical form:</math:mtext>
    <math:annotation math:encoding="StarMath 5.0">"Controllable canonical form:"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=</math:mo>
        <math:mfenced math:open="[" math:close="]">
          <math:mtable>
            <math:mtr>
              <math:mtd>
                <math:mn>2.5</math:mn>
              </math:mtd>
              <math:mtd>
                <math:mrow>
                  <math:mo math:stretchy="false">−</math:mo>
                  <math:mn>0.5</math:mn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1</math:mn>
              </math:mtd>
              <math:mtd>
                <math:mn>0</math:mn>
              </math:mtd>
            </math:mtr>
          </math:mtable>
        </math:mfenced>
      </math:mrow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fenced math:open="[" math:close="]">
          <math:mtable>
            <math:mtr>
              <math:mtd>
                <math:mn>1</math:mn>
              </math:mtd>
            </math:mtr>
            <math:mtr>
              <math:mtd>
                <math:mn>0</math:mn>
              </math:mtd>
            </math:mtr>
            <math:mtr>
              <math:mtd>
                <math:mn>0</math:mn>
              </math:mtd>
            </math:mtr>
          </math:mtable>
        </math:mfenced>
      </math:mrow>
      <math:mi>u</math:mi>
      <math:mrow>
        <math:mo math:stretchy="false">(</math:mo>
        <math:mi>k</math:mi>
        <math:mo math:stretchy="false">)</math:mo>
      </math:mrow>
      <math:mi>,</math:mi>
      <math:mi/>
      <math:mi>y</math:mi>
      <math:mrow>
        <math:mrow>
          <math:mo math:stretchy="false">(</math:mo>
          <math:mi>k</math:mi>
          <math:mo math:stretchy="false">)</math:mo>
        </math:mrow>
        <math:mo math:stretchy="false">=</math:mo>
        <math:mrow>
          <math:mo math:stretchy="false">[</math:mo>
          <math:mtable>
            <math:mtr>
              <math:mtd>
                <math:mn>1</math:mn>
              </math:mtd>
              <math:mtd>
                <math:mn>2</math:mn>
              </math:mtd>
              <math:mtd>
                <math:mn>0</math:mn>
              </math:mtd>
            </math:mtr>
          </math:mtable>
          <math:mo math:stretchy="false">]</math:mo>
        </math:mrow>
      </math:mrow>
      <math:mi>x</math:mi>
      <math:mrow>
        <math:mo math:stretchy="false">(</math:mo>
        <math:mi>k</math:mi>
        <math:mo math:stretchy="false">)</math:mo>
      </math:mrow>
    </math:mrow>
    <math:annotation math:encoding="StarMath 5.0">x(k+1) = left [ matrix{2.5 # -0.5 # -1 ## 1 # 0 # 0 ## 0 # 1 # 0} right ] x(k) + left [ matrix{1 ## 0 ## 0} right ] u(k) ,` y(k) = [matrix{1 # 2 # 0}] x(k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o math:stretchy="false">λ</math:mo>
        <math:mo math:stretchy="false">=</math:mo>
        <math:mn>1.2</math:mn>
      </math:mrow>
      <math:mi>,</math:mi>
      <math:mi/>
      <math:mi>null</math:mi>
      <math:mrow>
        <math:mfenced math:open="[" math:close="]">
          <math:mtable>
            <math:mtr>
              <math:mtd>
                <math:mrow>
                  <math:mo math:stretchy="false">λ</math:mo>
                  <math:mrow>
                    <math:mi>I</math:mi>
                    <math:mo math:stretchy="false">−</math:mo>
                    <math:mi>A</math:mi>
                  </math:mrow>
                </math:mrow>
              </math:mtd>
            </math:mtr>
            <math:mtr>
              <math:mtd>
                <math:mi>C</math:mi>
              </math:mtd>
            </math:mtr>
          </math:mtable>
        </math:mfenced>
        <math:mo math:stretchy="false">=</math:mo>
        <math:mrow>
          <math:mn>3</math:mn>
          <math:mo math:stretchy="false">−</math:mo>
          <math:mi>rank</math:mi>
        </math:mrow>
      </math:mrow>
      <math:mrow>
        <math:mfenced math:open="[" math:close="]">
          <math:mtable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1.2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n>2</math:mn>
              </math:mtd>
              <math:mtd>
                <math:mn>1.2</math:mn>
              </math:mtd>
            </math:mtr>
            <math:mtr>
              <math:mtd>
                <math:mn>10</math:mn>
              </math:mtd>
              <math:mtd>
                <math:mn>0</math:mn>
              </math:mtd>
              <math:mtd>
                <math:mn>0</math:mn>
              </math:mtd>
            </math:mtr>
          </math:mtable>
        </math:mfenced>
        <math:mo math:stretchy="false">=</math:mo>
        <math:mn>0</math:mn>
      </math:mrow>
    </math:mrow>
    <math:annotation math:encoding="StarMath 5.0">"For " %lambda = 1.2 ,` func null left [ matrix{%lambda I - A ## C} right ] = 3 - func rank left [ matrix{ 0 # 0 # 0 ## 0 # 1.2 # -1 ## 0 # 2 # 1.2 ## 10 # 0 # 0} right ] = 0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0</math:mn>
      </math:msub>
      <math:mo math:stretchy="false">=</math:mo>
      <math:mfenced math:open="[" math:close="]">
        <math:mtable>
          <math:mtr>
            <math:mtd>
              <math:mn>140.2159</math:mn>
            </math:mtd>
            <math:mtd>
              <math:mrow>
                <math:mo math:stretchy="false">−</math:mo>
                <math:mn>43.8617</math:mn>
              </math:mrow>
            </math:mtd>
            <math:mtd>
              <math:mrow>
                <math:mo math:stretchy="false">−</math:mo>
                <math:mn>56.9848</math:mn>
              </math:mrow>
            </math:mtd>
          </math:mtr>
          <math:mtr>
            <math:mtd>
              <math:mrow>
                <math:mo math:stretchy="false">−</math:mo>
                <math:mn>43.8617</math:mn>
              </math:mrow>
            </math:mtd>
            <math:mtd>
              <math:mn>28.3002</math:mn>
            </math:mtd>
            <math:mtd>
              <math:mn>23.6155</math:mn>
            </math:mtd>
          </math:mtr>
          <math:mtr>
            <math:mtd>
              <math:mrow>
                <math:mo math:stretchy="false">−</math:mo>
                <math:mn>56.9848</math:mn>
              </math:mrow>
            </math:mtd>
            <math:mtd>
              <math:mn>23.6155</math:mn>
            </math:mtd>
            <math:mtd>
              <math:mn>26.054</math:mn>
            </math:mtd>
          </math:mtr>
        </math:mtable>
      </math:mfenced>
    </math:mrow>
    <math:annotation math:encoding="StarMath 5.0">P_0 = left [ matrix{140.2159 # -43.8617 # -56.9848 ## -43.8617 # 28.3002 # 23.6155 ## -56.9848 # 23.6155 # 26.054} right ]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n>0</math:mn>
      </math:msub>
      <math:mo math:stretchy="false">=</math:mo>
      <math:mrow>
        <math:mo math:stretchy="false">[</math:mo>
        <math:mtable>
          <math:mtr>
            <math:mtd>
              <math:mn>1.7808</math:mn>
            </math:mtd>
            <math:mtd>
              <math:mrow>
                <math:mo math:stretchy="false">−</math:mo>
                <math:mn>0.738</math:mn>
              </math:mrow>
            </math:mtd>
            <math:mtd>
              <math:mrow>
                <math:mo math:stretchy="false">−</math:mo>
                <math:mn>0.8142</math:mn>
              </math:mrow>
            </math:mtd>
          </math:mtr>
        </math:mtable>
        <math:mo math:stretchy="false">]</math:mo>
      </math:mrow>
    </math:mrow>
    <math:annotation math:encoding="StarMath 5.0">K_0 = [ matrix{1.7808 # -0.738 # -0.8142} ]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λ</math:mo>
        <math:mo math:stretchy="false">=</math:mo>
        <math:mn>0.6096</math:mn>
      </math:mrow>
      <math:mi>,</math:mi>
      <math:mi/>
      <math:mn>0.6096</math:mn>
      <math:mrow>
        <math:mtext>, and </math:mtext>
        <math:mo math:stretchy="false">−</math:mo>
        <math:mn>0.5</math:mn>
      </math:mrow>
    </math:mrow>
    <math:annotation math:encoding="StarMath 5.0">%lambda = 0.6096 ,` 0.6096 ", and " -0.5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n>0</math:mn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sub>
          <math:mi>K</math:mi>
          <math:mn>0</math:mn>
        </math:msub>
      </math:mrow>
      <math:msup>
        <math:mrow>
          <math:mo math:stretchy="false">(</math:mo>
          <math:mrow>
            <math:mi>z</math:mi>
            <math:mrow>
              <math:mi>I</math:mi>
              <math:mo math:stretchy="false">−</math:mo>
              <math:mi>A</math:mi>
            </math:mrow>
          </math:mrow>
          <math:mo math:stretchy="false">)</math:mo>
        </math:mrow>
        <math:mrow>
          <math:mo math:stretchy="false">−</math:mo>
          <math:mn>1</math:mn>
        </math:mrow>
      </math:msup>
      <math:mrow>
        <math:mi>B</math:mi>
        <math:mo math:stretchy="false">=</math:mo>
        <math:mfrac>
          <math:mrow>
            <math:mn>1.781</math:mn>
            <math:mrow>
              <math:msup>
                <math:mi>z</math:mi>
                <math:mn>2</math:mn>
              </math:msup>
              <math:mo math:stretchy="false">−</math:mo>
              <math:mn>0.738</math:mn>
            </math:mrow>
            <math:mrow>
              <math:mi>z</math:mi>
              <math:mo math:stretchy="false">−</math:mo>
              <math:mn>0.8142</math:mn>
            </math:mrow>
          </math:mrow>
          <math:mrow>
            <math:mrow>
              <math:msup>
                <math:mi>z</math:mi>
                <math:mn>3</math:mn>
              </math:msup>
              <math:mo math:stretchy="false">−</math:mo>
              <math:mn>2.5</math:mn>
            </math:mrow>
            <math:mrow>
              <math:msup>
                <math:mi>z</math:mi>
                <math:mn>2</math:mn>
              </math:msup>
              <math:mo math:stretchy="false">+</math:mo>
              <math:mn>0.5</math:mn>
            </math:mrow>
            <math:mrow>
              <math:mi>z</math:mi>
              <math:mo math:stretchy="false">+</math:mo>
              <math:mn>1</math:mn>
            </math:mrow>
          </math:mrow>
        </math:mfrac>
      </math:mrow>
    </math:mrow>
    <math:annotation math:encoding="StarMath 5.0">G_0(z) = K_0 (z I - A)^-1 B = {1.781 z^2 - 0.738 z - 0.8142} over {z^3 - 2.5 z^2 + 0.5 z + 1}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sqrt>
          <math:mfrac>
            <math:msub>
              <math:mi>R</math:mi>
              <math:mn>0</math:mn>
            </math:msub>
            <math:mrow>
              <math:mrow>
                <math:msub>
                  <math:mi>R</math:mi>
                  <math:mn>0</math:mn>
                </math:msub>
                <math:mo math:stretchy="false">+</math:mo>
                <math:msup>
                  <math:mi>B</math:mi>
                  <math:mi>T</math:mi>
                </math:msup>
              </math:mrow>
              <math:msub>
                <math:mi>P</math:mi>
                <math:mn>0</math:mn>
              </math:msub>
              <math:mi>B</math:mi>
            </math:mrow>
          </math:mfrac>
        </math:msqrt>
      </math:mrow>
      <math:mo math:stretchy="false">=</math:mo>
      <math:mn>0.4311</math:mn>
    </math:mrow>
    <math:annotation math:encoding="StarMath 5.0">r = sqrt{R_0 over {R_0 + B^T P_0 B}} = 0.4311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M</math:mi>
        <math:mo math:stretchy="false">&gt;</math:mo>
        <math:mn>2</math:mn>
      </math:mrow>
      <math:msup>
        <math:mi>sin</math:mi>
        <math:mrow>
          <math:mo math:stretchy="false">−</math:mo>
          <math:mn>1</math:mn>
        </math:mrow>
      </math:msup>
      <math:mrow>
        <math:mrow>
          <math:mo math:stretchy="false">(</math:mo>
          <math:mrow>
            <math:mn>0.5</math:mn>
            <math:mi>r</math:mi>
          </math:mrow>
          <math:mo math:stretchy="false">)</math:mo>
        </math:mrow>
        <math:mo math:stretchy="false">=</math:mo>
        <math:mn>0.4345</math:mn>
      </math:mrow>
      <math:mrow>
        <math:mtext>rad</math:mtext>
        <math:mo math:stretchy="false">=</math:mo>
        <math:msup>
          <math:mn>24.9</math:mn>
          <math:mtext>o</math:mtext>
        </math:msup>
      </math:mrow>
    </math:mrow>
    <math:annotation math:encoding="StarMath 5.0">PM &gt; 2 sin^-1 (0.5 r) = 0.4345 "rad" = 24.9^"o"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text>Stable for </math:mtext>
      <math:mrow>
        <math:mrow>
          <math:mfrac>
            <math:mn>1</math:mn>
            <math:mrow>
              <math:mn>1</math:mn>
              <math:mo math:stretchy="false">+</math:mo>
              <math:mi>r</math:mi>
            </math:mrow>
          </math:mfrac>
          <math:mo math:stretchy="false">&lt;</math:mo>
          <math:mo math:stretchy="false">γ</math:mo>
        </math:mrow>
        <math:mo math:stretchy="false">&lt;</math:mo>
        <math:mfrac>
          <math:mn>1</math:mn>
          <math:mrow>
            <math:mn>1</math:mn>
            <math:mo math:stretchy="false">−</math:mo>
            <math:mi>r</math:mi>
          </math:mrow>
        </math:mfrac>
      </math:mrow>
    </math:mrow>
    <math:annotation math:encoding="StarMath 5.0">"Stable for " 1 over {1+r} &lt; %gamma &lt; 1 over {1-r}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text>Stable for </math:mtext>
      <math:mrow>
        <math:mrow>
          <math:mn>0.6988</math:mn>
          <math:mo math:stretchy="false">&lt;</math:mo>
          <math:mo math:stretchy="false">γ</math:mo>
        </math:mrow>
        <math:mo math:stretchy="false">&lt;</math:mo>
        <math:mn>1.7577</math:mn>
      </math:mrow>
    </math:mrow>
    <math:annotation math:encoding="StarMath 5.0">"Stable for " 0.6988 &lt; %gamma &lt; 1.7577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n>20</math:mn>
      <math:msub>
        <math:mi>log</math:mi>
        <math:mn>10</math:mn>
      </math:msub>
      <math:mrow>
        <math:mfenced math:open="" math:close="">
          <math:mfrac>
            <math:mn>1</math:mn>
            <math:mrow>
              <math:mn>1</math:mn>
              <math:mo math:stretchy="false">+</math:mo>
              <math:mi>r</math:mi>
            </math:mrow>
          </math:mfrac>
        </math:mfenced>
        <math:mo math:stretchy="false">=</math:mo>
        <math:mrow>
          <math:mo math:stretchy="false">−</math:mo>
          <math:mn>3.1132</math:mn>
        </math:mrow>
      </math:mrow>
      <math:mtext>dB, </math:mtext>
      <math:mn>20</math:mn>
      <math:msub>
        <math:mi>log</math:mi>
        <math:mn>10</math:mn>
      </math:msub>
      <math:mrow>
        <math:mfenced math:open="" math:close="">
          <math:mfrac>
            <math:mn>1</math:mn>
            <math:mrow>
              <math:mn>1</math:mn>
              <math:mo math:stretchy="false">−</math:mo>
              <math:mi>r</math:mi>
            </math:mrow>
          </math:mfrac>
        </math:mfenced>
        <math:mo math:stretchy="false">=</math:mo>
        <math:mn>4.8987</math:mn>
      </math:mrow>
      <math:mtext>dB</math:mtext>
    </math:mrow>
    <math:annotation math:encoding="StarMath 5.0">20 log_10 left ( 1 over {1+r} right ) = -3.1132 "dB, " 20 log_10 left ( 1 over {1-r} right ) = 4.8987 "dB"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text>Riccati equation: </math:mtext>
      <math:mrow>
        <math:mi>P</math:mi>
        <math:mo math:stretchy="false">=</math:mo>
        <math:msup>
          <math:mi>C</math:mi>
          <math:mi>T</math:mi>
        </math:msup>
      </math:mrow>
      <math:mrow>
        <math:mi>C</math:mi>
        <math:mo math:stretchy="false">+</math:mo>
        <math:msup>
          <math:mi>A</math:mi>
          <math:mi>T</math:mi>
        </math:msup>
      </math:mrow>
      <math:mi>P</math:mi>
      <math:mrow>
        <math:mi>A</math:mi>
        <math:mo math:stretchy="false">−</math:mo>
        <math:msup>
          <math:mi>A</math:mi>
          <math:mi>T</math:mi>
        </math:msup>
      </math:mrow>
      <math:mi>P</math:mi>
      <math:mi>B</math:mi>
      <math:msup>
        <math:mrow>
          <math:mo math:stretchy="false">(</math:mo>
          <math:mrow>
            <math:mrow>
              <math:mi>R</math:mi>
              <math:mo math:stretchy="false">+</math:mo>
              <math:msup>
                <math:mi>B</math:mi>
                <math:mi>T</math:mi>
              </math:msup>
            </math:mrow>
            <math:mi>P</math:mi>
            <math:mi>B</math:mi>
          </math:mrow>
          <math:mo math:stretchy="false">)</math:mo>
        </math:mrow>
        <math:mrow>
          <math:mo math:stretchy="false">−</math:mo>
          <math:mn>1</math:mn>
        </math:mrow>
      </math:msup>
      <math:msup>
        <math:mi>B</math:mi>
        <math:mi>T</math:mi>
      </math:msup>
      <math:mi>P</math:mi>
      <math:mi>A</math:mi>
    </math:mrow>
    <math:annotation math:encoding="StarMath 5.0">"Riccati equation: " P = C^T C + A^T P A - A^T P B (R + B^T P B)^-1 B^T P A</math:annotation>
  </math:semantics>
</math:math>
</file>